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標楷體1" fo:font-size="17pt" fo:font-weight="bold" officeooo:rsid="0a7edee9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標楷體1" fo:font-size="17pt" fo:font-weight="bold" officeooo:rsid="0a7edee9" officeooo:paragraph-rsid="290d1fab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標楷體1" fo:font-size="17pt" fo:font-weight="bold" officeooo:rsid="0a7edee9" officeooo:paragraph-rsid="24e48b3a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標楷體1" fo:font-size="17pt" fo:font-weight="bold" officeooo:rsid="0a7edee9" officeooo:paragraph-rsid="29412c97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1" fo:font-size="17pt" fo:font-weight="bold" officeooo:rsid="0a7edee9" officeooo:paragraph-rsid="2944850f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1" fo:font-size="17pt" fo:font-weight="bold" officeooo:rsid="0a7edee9" officeooo:paragraph-rsid="29341fd6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1" fo:font-size="17pt" fo:font-weight="bold" officeooo:rsid="0a7edee9" officeooo:paragraph-rsid="2937afbf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1" fo:font-size="17pt" fo:font-weight="bold" officeooo:rsid="0a7edee9" officeooo:paragraph-rsid="294fe624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1" fo:font-size="17pt" fo:font-weight="bold" officeooo:rsid="0a7edee9" officeooo:paragraph-rsid="294da2b7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1" fo:font-size="17pt" fo:font-weight="bold" officeooo:rsid="0a7edee9" officeooo:paragraph-rsid="28ef065c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1" fo:font-size="17pt" fo:font-weight="bold" officeooo:rsid="0a7edee9" officeooo:paragraph-rsid="28efbb53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1" fo:font-size="17pt" fo:font-weight="bold" officeooo:rsid="0a7edee9" officeooo:paragraph-rsid="242448a7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1" fo:font-size="17pt" fo:font-weight="bold" officeooo:rsid="0a7edee9" officeooo:paragraph-rsid="29598f42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1" fo:font-size="17pt" fo:font-weight="bold" officeooo:rsid="0a7edee9" officeooo:paragraph-rsid="24234edb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1" fo:font-size="17pt" fo:font-weight="bold" officeooo:rsid="0a7edee9" officeooo:paragraph-rsid="24289ace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1" fo:font-size="17pt" fo:font-weight="bold" officeooo:rsid="0a7edee9" officeooo:paragraph-rsid="24a66b04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1" fo:font-size="17pt" fo:font-weight="bold" officeooo:rsid="0a7edee9" officeooo:paragraph-rsid="2bed7d46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1" fo:font-size="17pt" fo:font-weight="bold" officeooo:rsid="0a7edee9" officeooo:paragraph-rsid="288119eb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1" fo:font-size="17pt" fo:font-weight="bold" officeooo:rsid="0a7edee9" officeooo:paragraph-rsid="2bf69e5e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1" fo:font-size="17pt" fo:font-weight="bold" officeooo:rsid="24e48b3a" officeooo:paragraph-rsid="290d1fab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1" fo:font-size="17pt" fo:font-weight="bold" officeooo:rsid="24e48b3a" officeooo:paragraph-rsid="24e48b3a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1" fo:font-size="17pt" fo:font-weight="bold" officeooo:rsid="2408fe2b" officeooo:paragraph-rsid="2408fe2b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1" fo:font-size="17pt" fo:font-weight="bold" officeooo:rsid="28f8260a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1" fo:font-size="17pt" fo:font-weight="bold" officeooo:rsid="24dd36f8" officeooo:paragraph-rsid="24dd36f8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1" fo:font-size="17pt" fo:font-weight="bold" officeooo:rsid="25244a4d" officeooo:paragraph-rsid="25244a4d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1" fo:font-size="17pt" fo:font-weight="bold" officeooo:rsid="25244a4d" officeooo:paragraph-rsid="276de519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1" fo:font-size="17pt" fo:font-weight="bold" officeooo:rsid="25244a4d" officeooo:paragraph-rsid="277261f3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1" fo:font-size="17pt" fo:font-weight="bold" officeooo:rsid="279b776c" officeooo:paragraph-rsid="27e63c09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1" fo:font-size="17pt" fo:font-weight="bold" officeooo:rsid="2bf865fb" officeooo:paragraph-rsid="2bf69e5e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1" fo:font-size="17pt" fo:font-weight="bold" officeooo:rsid="2bf74d12" officeooo:paragraph-rsid="2bf69e5e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1" fo:font-size="17pt" fo:font-weight="bold" officeooo:rsid="2ba0237c" officeooo:paragraph-rsid="2ba0237c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1" fo:font-size="17pt" fo:font-weight="bold" officeooo:rsid="2ba0237c" officeooo:paragraph-rsid="2ba56d0a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1" fo:font-size="17pt" fo:font-weight="bold" officeooo:rsid="2ba0237c" officeooo:paragraph-rsid="2ba65cf6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cd0914a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cdaec55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fo:font-weight="bold" officeooo:rsid="0a7edee9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fo:font-weight="bold" officeooo:rsid="0a7edee9" officeooo:paragraph-rsid="246cc157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fo:font-weight="bold" officeooo:rsid="0a7edee9" officeooo:paragraph-rsid="246d9f8c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fo:font-weight="bold" officeooo:rsid="0a7edee9" officeooo:paragraph-rsid="248e62c0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fo:font-weight="bold" officeooo:rsid="0a7edee9" officeooo:paragraph-rsid="2494d379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fo:font-weight="bold" officeooo:rsid="0a7edee9" officeooo:paragraph-rsid="2496e189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fo:font-weight="bold" officeooo:rsid="0a7edee9" officeooo:paragraph-rsid="24a91f91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fo:font-weight="bold" officeooo:rsid="0a7edee9" officeooo:paragraph-rsid="24ae2726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fo:font-weight="bold" officeooo:rsid="0a7edee9" officeooo:paragraph-rsid="24c3e78e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fo:font-weight="bold" officeooo:rsid="0a7edee9" officeooo:paragraph-rsid="24c67426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fo:font-weight="bold" officeooo:rsid="0a7edee9" officeooo:paragraph-rsid="24af022d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fo:font-weight="bold" officeooo:rsid="0a7edee9" officeooo:paragraph-rsid="24aee29c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fo:font-weight="bold" officeooo:rsid="0a7edee9" officeooo:paragraph-rsid="24db75ed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fo:font-weight="bold" officeooo:rsid="24420369" officeooo:paragraph-rsid="24420369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fo:font-weight="bold" officeooo:rsid="24dd36f8" officeooo:paragraph-rsid="24dd36f8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fo:font-weight="bold" officeooo:rsid="24dd36f8" officeooo:paragraph-rsid="27e74ece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fo:font-weight="bold" officeooo:rsid="24dd36f8" officeooo:paragraph-rsid="2508e6ab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fo:font-weight="bold" officeooo:rsid="24dd36f8" officeooo:paragraph-rsid="253e9355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fo:font-weight="bold" officeooo:rsid="24dd36f8" officeooo:paragraph-rsid="25320c27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fo:font-weight="bold" officeooo:rsid="24dd36f8" officeooo:paragraph-rsid="2543b54c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fo:font-weight="bold" officeooo:rsid="24dd36f8" officeooo:paragraph-rsid="25484ccc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fo:font-weight="bold" officeooo:rsid="24dd36f8" officeooo:paragraph-rsid="253d794b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fo:font-weight="bold" officeooo:rsid="24dd36f8" officeooo:paragraph-rsid="277b8bff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fo:font-weight="bold" officeooo:rsid="24dd36f8" officeooo:paragraph-rsid="276de519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fo:font-weight="bold" officeooo:rsid="24dd36f8" officeooo:paragraph-rsid="2777734c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fo:font-weight="bold" officeooo:rsid="24ffe503" officeooo:paragraph-rsid="24dd36f8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fo:font-weight="bold" officeooo:rsid="24ffe503" officeooo:paragraph-rsid="276de519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fo:font-weight="bold" officeooo:rsid="24ffe503" officeooo:paragraph-rsid="262ddbc6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fo:font-weight="bold" officeooo:rsid="24ffe503" officeooo:paragraph-rsid="263e4a0b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fo:font-weight="bold" officeooo:rsid="24ffe503" officeooo:paragraph-rsid="263048e0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fo:font-weight="bold" officeooo:rsid="24ffe503" officeooo:paragraph-rsid="2653f0be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fo:font-weight="bold" officeooo:rsid="24ffe503" officeooo:paragraph-rsid="26555d7e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fo:font-weight="bold" officeooo:rsid="24ffe503" officeooo:paragraph-rsid="265c65c7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fo:font-weight="bold" officeooo:rsid="24ffe503" officeooo:paragraph-rsid="265d285a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fo:font-weight="bold" officeooo:rsid="24ffe503" officeooo:paragraph-rsid="263a0e11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fo:font-weight="bold" officeooo:rsid="24ffe503" officeooo:paragraph-rsid="2ce4a70a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fo:font-weight="bold" officeooo:rsid="24ffe503" officeooo:paragraph-rsid="2ce6df04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fo:font-weight="bold" officeooo:rsid="24ffe503" officeooo:paragraph-rsid="2cecbba1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fo:font-weight="bold" officeooo:rsid="24ffe503" officeooo:paragraph-rsid="25f1c36f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fo:font-weight="bold" officeooo:rsid="24ffe503" officeooo:paragraph-rsid="260a2087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fo:font-weight="bold" officeooo:rsid="24ffe503" officeooo:paragraph-rsid="25f7caa7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fo:font-weight="bold" officeooo:rsid="24ffe503" officeooo:paragraph-rsid="262009c8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fo:font-weight="bold" officeooo:rsid="24ffe503" officeooo:paragraph-rsid="26099ee6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fo:font-weight="bold" officeooo:rsid="24ffe503" officeooo:paragraph-rsid="262d326b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fo:font-weight="bold" officeooo:rsid="24ffe503" officeooo:paragraph-rsid="2603b636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fo:font-weight="bold" officeooo:rsid="24ffe503" officeooo:paragraph-rsid="2603f62e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fo:font-weight="bold" officeooo:rsid="24ffe503" officeooo:paragraph-rsid="264b0464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fo:font-weight="bold" officeooo:rsid="24ffe503" officeooo:paragraph-rsid="26490b6f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fo:font-weight="bold" officeooo:rsid="24ffe503" officeooo:paragraph-rsid="26643b43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fo:font-weight="bold" officeooo:rsid="24ffe503" officeooo:paragraph-rsid="276b1005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fo:font-weight="bold" officeooo:rsid="24ffe503" officeooo:paragraph-rsid="274c44b4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fo:font-weight="bold" officeooo:rsid="24ffe503" officeooo:paragraph-rsid="27599021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fo:font-weight="bold" officeooo:rsid="24ffe503" officeooo:paragraph-rsid="275ad9e9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fo:font-weight="bold" officeooo:rsid="24ffe503" officeooo:paragraph-rsid="274aed28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fo:font-weight="bold" officeooo:rsid="24ffe503" officeooo:paragraph-rsid="2672c084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fo:font-weight="bold" officeooo:rsid="24ffe503" officeooo:paragraph-rsid="2767502d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fo:font-weight="bold" officeooo:rsid="24ffe503" officeooo:paragraph-rsid="2cf339c8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fo:font-weight="bold" officeooo:rsid="24ffe503" officeooo:paragraph-rsid="274ad8b9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fo:font-weight="bold" officeooo:rsid="24ffe503" officeooo:paragraph-rsid="27e0f0af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fo:font-weight="bold" officeooo:rsid="24ffe503" officeooo:paragraph-rsid="27d38344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fo:font-weight="bold" officeooo:rsid="24ffe503" officeooo:paragraph-rsid="27691e74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fo:font-weight="bold" officeooo:rsid="24ffe503" officeooo:paragraph-rsid="2758839e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fo:font-weight="bold" officeooo:rsid="24ffe503" officeooo:paragraph-rsid="2758c379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fo:font-weight="bold" officeooo:rsid="24ffe503" officeooo:paragraph-rsid="27631577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fo:font-weight="bold" officeooo:rsid="24ffe503" officeooo:paragraph-rsid="269393e4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fo:font-weight="bold" officeooo:rsid="24ffe503" officeooo:paragraph-rsid="26b4393f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fo:font-weight="bold" officeooo:rsid="24ffe503" officeooo:paragraph-rsid="269955ce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fo:font-weight="bold" officeooo:rsid="24ffe503" officeooo:paragraph-rsid="269c13df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fo:font-weight="bold" officeooo:rsid="24ffe503" officeooo:paragraph-rsid="269ad0e1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fo:font-weight="bold" officeooo:rsid="24ffe503" officeooo:paragraph-rsid="269d6b34" style:font-name-asian="標楷體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fo:font-weight="bold" officeooo:rsid="24ffe503" officeooo:paragraph-rsid="26a24511" style:font-name-asian="標楷體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fo:font-weight="bold" officeooo:rsid="24ffe503" officeooo:paragraph-rsid="26a3e318" style:font-name-asian="標楷體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fo:font-weight="bold" officeooo:rsid="24ffe503" officeooo:paragraph-rsid="26ad922b" style:font-name-asian="標楷體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fo:font-weight="bold" officeooo:rsid="24ffe503" officeooo:paragraph-rsid="26b76383" style:font-name-asian="標楷體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fo:font-weight="bold" officeooo:rsid="24ffe503" officeooo:paragraph-rsid="2718e355" style:font-name-asian="標楷體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fo:font-weight="bold" officeooo:rsid="24ffe503" officeooo:paragraph-rsid="27193641" style:font-name-asian="標楷體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fo:font-weight="bold" officeooo:rsid="24ffe503" officeooo:paragraph-rsid="27155e47" style:font-name-asian="標楷體1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fo:font-weight="bold" officeooo:rsid="24ffe503" officeooo:paragraph-rsid="2717a05a" style:font-name-asian="標楷體1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fo:font-weight="bold" officeooo:rsid="24ffe503" officeooo:paragraph-rsid="272d5fb4" style:font-name-asian="標楷體1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fo:font-weight="bold" officeooo:rsid="24ffe503" officeooo:paragraph-rsid="273f4270" style:font-name-asian="標楷體1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fo:font-weight="bold" officeooo:rsid="24ffe503" officeooo:paragraph-rsid="2741c4eb" style:font-name-asian="標楷體1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fo:font-weight="bold" officeooo:rsid="24ffe503" officeooo:paragraph-rsid="273dbc3c" style:font-name-asian="標楷體1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fo:font-weight="bold" officeooo:rsid="24ffe503" officeooo:paragraph-rsid="27427ef1" style:font-name-asian="標楷體1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fo:font-weight="bold" officeooo:rsid="24ffe503" officeooo:paragraph-rsid="27438d2c" style:font-name-asian="標楷體1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fo:font-weight="bold" officeooo:rsid="24ffe503" officeooo:paragraph-rsid="27457380" style:font-name-asian="標楷體1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fo:font-weight="bold" officeooo:rsid="24ffe503" officeooo:paragraph-rsid="274733cc" style:font-name-asian="標楷體1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fo:font-weight="bold" officeooo:rsid="24ffe503" officeooo:paragraph-rsid="27027297" style:font-name-asian="標楷體1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fo:font-weight="bold" officeooo:rsid="24ffe503" officeooo:paragraph-rsid="2702da2b" style:font-name-asian="標楷體1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fo:font-weight="bold" officeooo:rsid="24ffe503" officeooo:paragraph-rsid="270324c2" style:font-name-asian="標楷體1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fo:font-weight="bold" officeooo:rsid="24ffe503" officeooo:paragraph-rsid="270609b0" style:font-name-asian="標楷體1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fo:font-weight="bold" officeooo:rsid="24ffe503" officeooo:paragraph-rsid="270a1e5e" style:font-name-asian="標楷體1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fo:font-weight="bold" officeooo:rsid="24ffe503" officeooo:paragraph-rsid="2707e285" style:font-name-asian="標楷體1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fo:font-weight="bold" officeooo:rsid="24ffe503" officeooo:paragraph-rsid="26bcd849" style:font-name-asian="標楷體1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fo:font-weight="bold" officeooo:rsid="24ffe503" officeooo:paragraph-rsid="26d5587a" style:font-name-asian="標楷體1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fo:font-weight="bold" officeooo:rsid="24ffe503" officeooo:paragraph-rsid="26eeca0c" style:font-name-asian="標楷體1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fo:font-weight="bold" officeooo:rsid="24ffe503" officeooo:paragraph-rsid="26df69b5" style:font-name-asian="標楷體1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fo:font-weight="bold" officeooo:rsid="24ffe503" officeooo:paragraph-rsid="26e1f0b8" style:font-name-asian="標楷體1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fo:font-weight="bold" officeooo:rsid="24ffe503" officeooo:paragraph-rsid="26e4906a" style:font-name-asian="標楷體1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fo:font-weight="bold" officeooo:rsid="24ffe503" officeooo:paragraph-rsid="27b4309b" style:font-name-asian="標楷體1" style:font-size-asian="17pt" style:language-asian="zh" style:country-asian="TW" style:font-weight-asian="bold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fo:font-weight="bold" officeooo:rsid="24ffe503" officeooo:paragraph-rsid="27b958e3" style:font-name-asian="標楷體1" style:font-size-asian="17pt" style:language-asian="zh" style:country-asian="TW" style:font-weight-asian="bold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fo:font-weight="bold" officeooo:rsid="24ffe503" officeooo:paragraph-rsid="27bc7854" style:font-name-asian="標楷體1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fo:font-weight="bold" officeooo:rsid="24ffe503" officeooo:paragraph-rsid="27cc2772" style:font-name-asian="標楷體1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fo:font-weight="bold" officeooo:rsid="24ffe503" officeooo:paragraph-rsid="26c4ab2f" style:font-name-asian="標楷體1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fo:font-weight="bold" officeooo:rsid="24ffe503" officeooo:paragraph-rsid="27e11a74" style:font-name-asian="標楷體1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fo:font-weight="bold" officeooo:rsid="24ffe503" officeooo:paragraph-rsid="27ed6c16" style:font-name-asian="標楷體1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fo:font-weight="bold" officeooo:rsid="24ffe503" officeooo:paragraph-rsid="2832dc8d" style:font-name-asian="標楷體1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fo:font-weight="bold" officeooo:rsid="24ffe503" officeooo:paragraph-rsid="27e63c09" style:font-name-asian="標楷體1" style:font-size-asian="17pt" style:language-asian="zh" style:country-asian="TW" style:font-weight-asian="bold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fo:font-weight="bold" officeooo:rsid="24ffe503" officeooo:paragraph-rsid="27f48e85" style:font-name-asian="標楷體1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fo:font-weight="bold" officeooo:rsid="24ffe503" officeooo:paragraph-rsid="27f96255" style:font-name-asian="標楷體1" style:font-size-asian="17pt" style:language-asian="zh" style:country-asian="TW" style:font-weight-asian="bold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fo:font-weight="bold" officeooo:rsid="24ffe503" officeooo:paragraph-rsid="28613b67" style:font-name-asian="標楷體1" style:font-size-asian="17pt" style:language-asian="zh" style:country-asian="TW" style:font-weight-asian="bold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fo:font-weight="bold" officeooo:rsid="24ffe503" officeooo:paragraph-rsid="27f8a474" style:font-name-asian="標楷體1" style:font-size-asian="17pt" style:language-asian="zh" style:country-asian="TW" style:font-weight-asian="bold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fo:font-weight="bold" officeooo:rsid="24ffe503" officeooo:paragraph-rsid="27fac71c" style:font-name-asian="標楷體1" style:font-size-asian="17pt" style:language-asian="zh" style:country-asian="TW" style:font-weight-asian="bold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fo:font-weight="bold" officeooo:rsid="24ffe503" officeooo:paragraph-rsid="283411b4" style:font-name-asian="標楷體1" style:font-size-asian="17pt" style:language-asian="zh" style:country-asian="TW" style:font-weight-asian="bold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fo:font-weight="bold" officeooo:rsid="24ffe503" officeooo:paragraph-rsid="2820f8ec" style:font-name-asian="標楷體1" style:font-size-asian="17pt" style:language-asian="zh" style:country-asian="TW" style:font-weight-asian="bold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fo:font-weight="bold" officeooo:rsid="24ffe503" officeooo:paragraph-rsid="283160fd" style:font-name-asian="標楷體1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fo:font-weight="bold" officeooo:rsid="24ffe503" officeooo:paragraph-rsid="286789c7" style:font-name-asian="標楷體1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fo:font-weight="bold" officeooo:rsid="24ffe503" officeooo:paragraph-rsid="2867d447" style:font-name-asian="標楷體1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fo:font-weight="bold" officeooo:rsid="24ffe503" officeooo:paragraph-rsid="27fbde81" style:font-name-asian="標楷體1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fo:font-weight="bold" officeooo:rsid="24ffe503" officeooo:paragraph-rsid="281fb4b7" style:font-name-asian="標楷體1" style:font-size-asian="17pt" style:language-asian="zh" style:country-asian="TW" style:font-weight-asian="bold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fo:font-weight="bold" officeooo:rsid="24ffe503" officeooo:paragraph-rsid="27fcd91b" style:font-name-asian="標楷體1" style:font-size-asian="17pt" style:language-asian="zh" style:country-asian="TW" style:font-weight-asian="bold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fo:font-weight="bold" officeooo:rsid="24ffe503" officeooo:paragraph-rsid="28413584" style:font-name-asian="標楷體1" style:font-size-asian="17pt" style:language-asian="zh" style:country-asian="TW" style:font-weight-asian="bold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fo:font-weight="bold" officeooo:rsid="24ffe503" officeooo:paragraph-rsid="283b62ba" style:font-name-asian="標楷體1" style:font-size-asian="17pt" style:language-asian="zh" style:country-asian="TW" style:font-weight-asian="bold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fo:font-weight="bold" officeooo:rsid="24ffe503" officeooo:paragraph-rsid="28d126bd" style:font-name-asian="標楷體1" style:font-size-asian="17pt" style:language-asian="zh" style:country-asian="TW" style:font-weight-asian="bold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fo:font-weight="bold" officeooo:rsid="24ffe503" officeooo:paragraph-rsid="287e5894" style:font-name-asian="標楷體1" style:font-size-asian="17pt" style:language-asian="zh" style:country-asian="TW" style:font-weight-asian="bold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fo:font-weight="bold" officeooo:rsid="24ffe503" officeooo:paragraph-rsid="28c31643" style:font-name-asian="標楷體1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fo:font-weight="bold" officeooo:rsid="24ffe503" officeooo:paragraph-rsid="288119eb" style:font-name-asian="標楷體1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fo:font-weight="bold" officeooo:rsid="24ffe503" officeooo:paragraph-rsid="295df956" style:font-name-asian="標楷體1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fo:font-weight="bold" officeooo:rsid="24ffe503" officeooo:paragraph-rsid="29645cb3" style:font-name-asian="標楷體1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fo:font-weight="bold" officeooo:rsid="24ffe503" officeooo:paragraph-rsid="295efcda" style:font-name-asian="標楷體1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fo:font-weight="bold" officeooo:rsid="24ffe503" officeooo:paragraph-rsid="2960a802" style:font-name-asian="標楷體1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fo:font-weight="bold" officeooo:rsid="24ffe503" officeooo:paragraph-rsid="29172da2" style:font-name-asian="標楷體1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fo:font-weight="bold" officeooo:rsid="24ffe503" officeooo:paragraph-rsid="299864b4" style:font-name-asian="標楷體1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fo:font-weight="bold" officeooo:rsid="24ffe503" officeooo:paragraph-rsid="298f51e3" style:font-name-asian="標楷體1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fo:font-weight="bold" officeooo:rsid="24ffe503" officeooo:paragraph-rsid="2992425c" style:font-name-asian="標楷體1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fo:font-weight="bold" officeooo:rsid="24ffe503" officeooo:paragraph-rsid="2994dde0" style:font-name-asian="標楷體1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fo:font-weight="bold" officeooo:rsid="24ffe503" officeooo:paragraph-rsid="29fcfc4a" style:font-name-asian="標楷體1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fo:font-weight="bold" officeooo:rsid="24ffe503" officeooo:paragraph-rsid="29fda3d9" style:font-name-asian="標楷體1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fo:font-weight="bold" officeooo:rsid="24ffe503" officeooo:paragraph-rsid="2a077788" style:font-name-asian="標楷體1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fo:font-weight="bold" officeooo:rsid="24ffe503" officeooo:paragraph-rsid="2a039941" style:font-name-asian="標楷體1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fo:font-weight="bold" officeooo:rsid="24ffe503" officeooo:paragraph-rsid="29fe5114" style:font-name-asian="標楷體1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fo:font-weight="bold" officeooo:rsid="24ffe503" officeooo:paragraph-rsid="2a1e93c0" style:font-name-asian="標楷體1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fo:font-weight="bold" officeooo:rsid="24ffe503" officeooo:paragraph-rsid="2a188fcb" style:font-name-asian="標楷體1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fo:font-weight="bold" officeooo:rsid="24ffe503" officeooo:paragraph-rsid="2a2725fb" style:font-name-asian="標楷體1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fo:font-weight="bold" officeooo:rsid="24ffe503" officeooo:paragraph-rsid="2a25e270" style:font-name-asian="標楷體1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fo:font-weight="bold" officeooo:rsid="24ffe503" officeooo:paragraph-rsid="2a3773ea" style:font-name-asian="標楷體1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fo:font-weight="bold" officeooo:rsid="24ffe503" officeooo:paragraph-rsid="2a4645c9" style:font-name-asian="標楷體1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fo:font-weight="bold" officeooo:rsid="24ffe503" officeooo:paragraph-rsid="299a2d7d" style:font-name-asian="標楷體1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fo:font-weight="bold" officeooo:rsid="24ffe503" officeooo:paragraph-rsid="299cc13e" style:font-name-asian="標楷體1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fo:font-weight="bold" officeooo:rsid="24ffe503" officeooo:paragraph-rsid="299eaf4d" style:font-name-asian="標楷體1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fo:font-weight="bold" officeooo:rsid="24ffe503" officeooo:paragraph-rsid="299148ac" style:font-name-asian="標楷體1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fo:font-weight="bold" officeooo:rsid="24ffe503" officeooo:paragraph-rsid="29aa9257" style:font-name-asian="標楷體1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fo:font-weight="bold" officeooo:rsid="24ffe503" officeooo:paragraph-rsid="29d25ec7" style:font-name-asian="標楷體1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fo:font-weight="bold" officeooo:rsid="24ffe503" officeooo:paragraph-rsid="29d429b4" style:font-name-asian="標楷體1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fo:font-weight="bold" officeooo:rsid="24ffe503" officeooo:paragraph-rsid="29d77cc2" style:font-name-asian="標楷體1" style:font-size-asian="17pt" style:language-asian="zh" style:country-asian="TW" style:font-weight-asian="bold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fo:font-weight="bold" officeooo:rsid="24ffe503" officeooo:paragraph-rsid="29dca2db" style:font-name-asian="標楷體1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fo:font-weight="bold" officeooo:rsid="24ffe503" officeooo:paragraph-rsid="29ea1b20" style:font-name-asian="標楷體1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fo:font-weight="bold" officeooo:rsid="24ffe503" officeooo:paragraph-rsid="29f066d2" style:font-name-asian="標楷體1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fo:font-weight="bold" officeooo:rsid="24ffe503" officeooo:paragraph-rsid="29e1e406" style:font-name-asian="標楷體1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fo:font-weight="bold" officeooo:rsid="24ffe503" officeooo:paragraph-rsid="29dac5bd" style:font-name-asian="標楷體1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fo:font-weight="bold" officeooo:rsid="24ffe503" officeooo:paragraph-rsid="29d5c3db" style:font-name-asian="標楷體1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fo:font-weight="bold" officeooo:rsid="24ffe503" officeooo:paragraph-rsid="29b54ebf" style:font-name-asian="標楷體1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fo:font-weight="bold" officeooo:rsid="24ffe503" officeooo:paragraph-rsid="29b1e6ab" style:font-name-asian="標楷體1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fo:font-weight="bold" officeooo:rsid="24ffe503" officeooo:paragraph-rsid="2a83bf42" style:font-name-asian="標楷體1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fo:font-weight="bold" officeooo:rsid="24ffe503" officeooo:paragraph-rsid="2a86445a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fo:font-weight="bold" officeooo:rsid="24ffe503" officeooo:paragraph-rsid="2a8a9c2e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fo:font-weight="bold" officeooo:rsid="24ffe503" officeooo:paragraph-rsid="2a969a76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fo:font-weight="bold" officeooo:rsid="24ffe503" officeooo:paragraph-rsid="2a623fb3" style:font-name-asian="標楷體1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fo:font-weight="bold" officeooo:rsid="24ffe503" officeooo:paragraph-rsid="2cd20ca6" style:font-name-asian="標楷體1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fo:font-weight="bold" officeooo:rsid="24ffe503" officeooo:paragraph-rsid="2cdaec55" style:font-name-asian="標楷體1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fo:font-weight="bold" officeooo:rsid="24ffe503" officeooo:paragraph-rsid="2bc12e40" style:font-name-asian="標楷體1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fo:font-weight="bold" officeooo:rsid="24ffe503" officeooo:paragraph-rsid="2bcc4657" style:font-name-asian="標楷體1" style:font-size-asian="17pt" style:language-asian="zh" style:country-asian="TW" style:font-weight-asian="bold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fo:font-weight="bold" officeooo:rsid="24ffe503" officeooo:paragraph-rsid="2bc9a965" style:font-name-asian="標楷體1" style:font-size-asian="17pt" style:language-asian="zh" style:country-asian="TW" style:font-weight-asian="bold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fo:font-weight="bold" officeooo:rsid="24ffe503" officeooo:paragraph-rsid="2bbe0d02" style:font-name-asian="標楷體1" style:font-size-asian="17pt" style:language-asian="zh" style:country-asian="TW" style:font-weight-asian="bold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fo:font-weight="bold" officeooo:rsid="24ffe503" officeooo:paragraph-rsid="2a8caaba" style:font-name-asian="標楷體1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fo:font-weight="bold" officeooo:rsid="24ffe503" officeooo:paragraph-rsid="2a663a7b" style:font-name-asian="標楷體1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fo:font-weight="bold" officeooo:rsid="24ffe503" officeooo:paragraph-rsid="2a6beaf9" style:font-name-asian="標楷體1" style:font-size-asian="17pt" style:language-asian="zh" style:country-asian="TW" style:font-weight-asian="bold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fo:font-weight="bold" officeooo:rsid="24ffe503" officeooo:paragraph-rsid="2a6e1db1" style:font-name-asian="標楷體1" style:font-size-asian="17pt" style:language-asian="zh" style:country-asian="TW" style:font-weight-asian="bold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fo:font-weight="bold" officeooo:rsid="24ffe503" officeooo:paragraph-rsid="2a6fb666" style:font-name-asian="標楷體1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fo:font-weight="bold" officeooo:rsid="24ffe503" officeooo:paragraph-rsid="2a97066c" style:font-name-asian="標楷體1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fo:font-weight="bold" officeooo:rsid="24ffe503" officeooo:paragraph-rsid="2ad4dbd4" style:font-name-asian="標楷體1" style:font-size-asian="17pt" style:language-asian="zh" style:country-asian="TW" style:font-weight-asian="bold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fo:font-weight="bold" officeooo:rsid="24ffe503" officeooo:paragraph-rsid="2adf2998" style:font-name-asian="標楷體1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fo:font-weight="bold" officeooo:rsid="24ffe503" officeooo:paragraph-rsid="2ae573fb" style:font-name-asian="標楷體1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fo:font-weight="bold" officeooo:rsid="24ffe503" officeooo:paragraph-rsid="2cd72581" style:font-name-asian="標楷體1" style:font-size-asian="17pt" style:language-asian="zh" style:country-asian="TW" style:font-weight-asian="bold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fo:font-weight="bold" officeooo:rsid="24ffe503" officeooo:paragraph-rsid="2ad5c1e1" style:font-name-asian="標楷體1" style:font-size-asian="17pt" style:language-asian="zh" style:country-asian="TW" style:font-weight-asian="bold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fo:font-weight="bold" officeooo:rsid="24ffe503" officeooo:paragraph-rsid="2ad84727" style:font-name-asian="標楷體1" style:font-size-asian="17pt" style:language-asian="zh" style:country-asian="TW" style:font-weight-asian="bold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fo:font-weight="bold" officeooo:rsid="24ffe503" officeooo:paragraph-rsid="2ac38f59" style:font-name-asian="標楷體1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fo:font-weight="bold" officeooo:rsid="24ffe503" officeooo:paragraph-rsid="2ac8a7ad" style:font-name-asian="標楷體1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fo:font-weight="bold" officeooo:rsid="24ffe503" officeooo:paragraph-rsid="2ac4b97b" style:font-name-asian="標楷體1" style:font-size-asian="17pt" style:language-asian="zh" style:country-asian="TW" style:font-weight-asian="bold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fo:font-weight="bold" officeooo:rsid="24ffe503" officeooo:paragraph-rsid="2ac0a03e" style:font-name-asian="標楷體1" style:font-size-asian="17pt" style:language-asian="zh" style:country-asian="TW" style:font-weight-asian="bold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fo:font-weight="bold" officeooo:rsid="24ffe503" officeooo:paragraph-rsid="2ac71ea5" style:font-name-asian="標楷體1" style:font-size-asian="17pt" style:language-asian="zh" style:country-asian="TW" style:font-weight-asian="bold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fo:font-weight="bold" officeooo:rsid="24ffe503" officeooo:paragraph-rsid="2acfe87f" style:font-name-asian="標楷體1" style:font-size-asian="17pt" style:language-asian="zh" style:country-asian="TW" style:font-weight-asian="bold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fo:font-weight="bold" officeooo:rsid="24ffe503" officeooo:paragraph-rsid="2ad161ea" style:font-name-asian="標楷體1" style:font-size-asian="17pt" style:language-asian="zh" style:country-asian="TW" style:font-weight-asian="bold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fo:font-weight="bold" officeooo:rsid="24ffe503" officeooo:paragraph-rsid="2ae747f1" style:font-name-asian="標楷體1" style:font-size-asian="17pt" style:language-asian="zh" style:country-asian="TW" style:font-weight-asian="bold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fo:font-weight="bold" officeooo:rsid="24ffe503" officeooo:paragraph-rsid="2af69065" style:font-name-asian="標楷體1" style:font-size-asian="17pt" style:language-asian="zh" style:country-asian="TW" style:font-weight-asian="bold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fo:font-weight="bold" officeooo:rsid="24ffe503" officeooo:paragraph-rsid="2af99690" style:font-name-asian="標楷體1" style:font-size-asian="17pt" style:language-asian="zh" style:country-asian="TW" style:font-weight-asian="bold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fo:font-weight="bold" officeooo:rsid="24ffe503" officeooo:paragraph-rsid="2afa049b" style:font-name-asian="標楷體1" style:font-size-asian="17pt" style:language-asian="zh" style:country-asian="TW" style:font-weight-asian="bold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fo:font-weight="bold" officeooo:rsid="24ffe503" officeooo:paragraph-rsid="2aeba4fd" style:font-name-asian="標楷體1" style:font-size-asian="17pt" style:language-asian="zh" style:country-asian="TW" style:font-weight-asian="bold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fo:font-weight="bold" officeooo:rsid="24ffe503" officeooo:paragraph-rsid="2aed7b53" style:font-name-asian="標楷體1" style:font-size-asian="17pt" style:language-asian="zh" style:country-asian="TW" style:font-weight-asian="bold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fo:font-weight="bold" officeooo:rsid="24ffe503" officeooo:paragraph-rsid="2b54f155" style:font-name-asian="標楷體1" style:font-size-asian="17pt" style:language-asian="zh" style:country-asian="TW" style:font-weight-asian="bold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fo:font-weight="bold" officeooo:rsid="24ffe503" officeooo:paragraph-rsid="2b5600f4" style:font-name-asian="標楷體1" style:font-size-asian="17pt" style:language-asian="zh" style:country-asian="TW" style:font-weight-asian="bold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fo:font-weight="bold" officeooo:rsid="24ffe503" officeooo:paragraph-rsid="2b6f914b" style:font-name-asian="標楷體1" style:font-size-asian="17pt" style:language-asian="zh" style:country-asian="TW" style:font-weight-asian="bold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fo:font-weight="bold" officeooo:rsid="24ffe503" officeooo:paragraph-rsid="2b714618" style:font-name-asian="標楷體1" style:font-size-asian="17pt" style:language-asian="zh" style:country-asian="TW" style:font-weight-asian="bold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fo:font-weight="bold" officeooo:rsid="24ffe503" officeooo:paragraph-rsid="2b784dc4" style:font-name-asian="標楷體1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fo:font-weight="bold" officeooo:rsid="24ffe503" officeooo:paragraph-rsid="2b7c7b4f" style:font-name-asian="標楷體1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fo:font-weight="bold" officeooo:rsid="24ffe503" officeooo:paragraph-rsid="2b80bfc2" style:font-name-asian="標楷體1" style:font-size-asian="17pt" style:language-asian="zh" style:country-asian="TW" style:font-weight-asian="bold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fo:font-weight="bold" officeooo:rsid="24ffe503" officeooo:paragraph-rsid="2b1dee43" style:font-name-asian="標楷體1" style:font-size-asian="17pt" style:language-asian="zh" style:country-asian="TW" style:font-weight-asian="bold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fo:font-weight="bold" officeooo:rsid="24ffe503" officeooo:paragraph-rsid="2bbab03b" style:font-name-asian="標楷體1" style:font-size-asian="17pt" style:language-asian="zh" style:country-asian="TW" style:font-weight-asian="bold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fo:font-weight="bold" officeooo:rsid="24ffe503" officeooo:paragraph-rsid="2b01c5c5" style:font-name-asian="標楷體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fo:font-weight="bold" officeooo:rsid="24ffe503" officeooo:paragraph-rsid="2b14419d" style:font-name-asian="標楷體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fo:font-weight="bold" officeooo:rsid="24ffe503" officeooo:paragraph-rsid="2bb90564" style:font-name-asian="標楷體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fo:font-weight="bold" officeooo:rsid="24ffe503" officeooo:paragraph-rsid="2b020feb" style:font-name-asian="標楷體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fo:font-weight="bold" officeooo:rsid="24ffe503" officeooo:paragraph-rsid="2c82559b" style:font-name-asian="標楷體1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fo:font-weight="bold" officeooo:rsid="24ffe503" officeooo:paragraph-rsid="2c890204" style:font-name-asian="標楷體1" style:font-size-asian="17pt" style:language-asian="zh" style:country-asian="TW" style:font-weight-asian="bold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fo:font-weight="bold" officeooo:rsid="24ffe503" officeooo:paragraph-rsid="2bf69e5e" style:font-name-asian="標楷體1" style:font-size-asian="17pt" style:language-asian="zh" style:country-asian="TW" style:font-weight-asian="bold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fo:font-weight="bold" officeooo:rsid="24ffe503" officeooo:paragraph-rsid="2ba65cf6" style:font-name-asian="標楷體1" style:font-size-asian="17pt" style:language-asian="zh" style:country-asian="TW" style:font-weight-asian="bold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fo:font-weight="bold" officeooo:rsid="2634e31d" officeooo:paragraph-rsid="262ddbc6" style:font-name-asian="標楷體1" style:font-size-asian="17pt" style:language-asian="zh" style:country-asian="TW" style:font-weight-asian="bold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fo:font-weight="bold" officeooo:rsid="275378db" officeooo:paragraph-rsid="275378db" style:font-name-asian="標楷體1" style:font-size-asian="17pt" style:language-asian="zh" style:country-asian="TW" style:font-weight-asian="bold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fo:font-weight="bold" officeooo:rsid="2a188fcb" officeooo:paragraph-rsid="2a188fcb" style:font-name-asian="標楷體1" style:font-size-asian="17pt" style:language-asian="zh" style:country-asian="TW" style:font-weight-asian="bold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fo:font-weight="bold" officeooo:rsid="2aa5b5b7" officeooo:paragraph-rsid="2aa5b5b7" style:font-name-asian="標楷體1" style:font-size-asian="17pt" style:language-asian="zh" style:country-asian="TW" style:font-weight-asian="bold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fo:font-weight="bold" officeooo:rsid="2aa5b5b7" officeooo:paragraph-rsid="2aaf51f9" style:font-name-asian="標楷體1" style:font-size-asian="17pt" style:language-asian="zh" style:country-asian="TW" style:font-weight-asian="bold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fo:font-weight="bold" officeooo:rsid="2c0ecc81" officeooo:paragraph-rsid="2c0ecc81" style:font-name-asian="標楷體1" style:font-size-asian="17pt" style:language-asian="zh" style:country-asian="TW" style:font-weight-asian="bold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fo:font-weight="bold" officeooo:rsid="2c0ecc81" officeooo:paragraph-rsid="2c1a089b" style:font-name-asian="標楷體1" style:font-size-asian="17pt" style:language-asian="zh" style:country-asian="TW" style:font-weight-asian="bold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fo:font-weight="bold" officeooo:rsid="2c0ecc81" officeooo:paragraph-rsid="2c27b205" style:font-name-asian="標楷體1" style:font-size-asian="17pt" style:language-asian="zh" style:country-asian="TW" style:font-weight-asian="bold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fo:font-weight="bold" officeooo:rsid="2c0ecc81" officeooo:paragraph-rsid="2c57453b" style:font-name-asian="標楷體1" style:font-size-asian="17pt" style:language-asian="zh" style:country-asian="TW" style:font-weight-asian="bold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fo:font-weight="bold" officeooo:rsid="2ac8a7ad" officeooo:paragraph-rsid="2ac8a7ad" style:font-name-asian="標楷體1" style:font-size-asian="17pt" style:language-asian="zh" style:country-asian="TW" style:font-weight-asian="bold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fo:font-weight="bold" officeooo:rsid="2ba0237c" officeooo:paragraph-rsid="2ba65cf6" style:font-name-asian="標楷體1" style:font-size-asian="17pt" style:language-asian="zh" style:country-asian="TW" style:font-weight-asian="bold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fo:font-weight="bold" officeooo:rsid="2ba0237c" officeooo:paragraph-rsid="2cf4e1d0" style:font-name-asian="標楷體1" style:font-size-asian="17pt" style:language-asian="zh" style:country-asian="TW" style:font-weight-asian="bold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fo:font-weight="bold" officeooo:rsid="2ba0237c" officeooo:paragraph-rsid="2cadf4df" style:font-name-asian="標楷體1" style:font-size-asian="17pt" style:language-asian="zh" style:country-asian="TW" style:font-weight-asian="bold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fo:font-weight="bold" officeooo:rsid="2ba0237c" officeooo:paragraph-rsid="2c77c839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fo:font-weight="bold" officeooo:rsid="2ba0237c" officeooo:paragraph-rsid="2c809408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fo:font-size="17pt" fo:font-weight="bold" officeooo:rsid="2ba0237c" officeooo:paragraph-rsid="2cfb4272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" fo:font-size="17pt" fo:font-weight="bold" officeooo:rsid="2ba0237c" officeooo:paragraph-rsid="2cfbbb7b" style:font-name-asian="標楷體1" style:font-size-asian="17pt" style:language-asian="zh" style:country-asian="TW" style:font-weight-asian="bold" style:font-size-complex="17pt" style:font-weight-complex="bold"/>
    </style:style>
    <style:style style:name="P268" style:family="paragraph" style:parent-style-name="Standard" style:list-style-name="L1">
      <style:text-properties fo:color="#333333" style:font-name="Liberation Serif" fo:font-size="17pt" fo:font-weight="bold" officeooo:rsid="2ba0237c" officeooo:paragraph-rsid="2ca57d58" style:font-name-asian="標楷體1" style:font-size-asian="17pt" style:language-asian="zh" style:country-asian="TW" style:font-weight-asian="bold" style:font-size-complex="17pt" style:font-weight-complex="bold"/>
    </style:style>
    <style:style style:name="P269" style:family="paragraph" style:parent-style-name="Standard" style:list-style-name="L1">
      <style:text-properties fo:color="#333333" style:font-name="Liberation Serif" fo:font-size="17pt" fo:font-weight="bold" officeooo:rsid="0a7edee9" officeooo:paragraph-rsid="246d9f8c" style:font-name-asian="Liberation Serif" style:font-size-asian="17pt" style:language-asian="zh" style:country-asian="TW" style:font-weight-asian="bold" style:font-size-complex="17pt" style:font-weight-complex="bold"/>
    </style:style>
    <style:style style:name="P270" style:family="paragraph" style:parent-style-name="Standard" style:list-style-name="L1">
      <style:text-properties fo:color="#333333" style:font-name="Liberation Serif" fo:font-size="17pt" fo:font-weight="bold" officeooo:rsid="24dd36f8" officeooo:paragraph-rsid="27e74ece" style:font-name-asian="Liberation Serif" style:font-size-asian="17pt" style:language-asian="zh" style:country-asian="TW" style:font-weight-asian="bold" style:font-size-complex="17pt" style:font-weight-complex="bold"/>
    </style:style>
    <style:style style:name="P271" style:family="paragraph" style:parent-style-name="Standard" style:list-style-name="L1">
      <style:text-properties fo:color="#333333" style:font-name="Liberation Serif" fo:font-size="17pt" fo:font-weight="bold" officeooo:rsid="24dd36f8" officeooo:paragraph-rsid="24dd36f8" style:font-name-asian="Liberation Serif" style:font-size-asian="17pt" style:language-asian="zh" style:country-asian="TW" style:font-weight-asian="bold" style:font-size-complex="17pt" style:font-weight-complex="bold"/>
    </style:style>
    <style:style style:name="P272" style:family="paragraph" style:parent-style-name="Standard" style:list-style-name="L1">
      <style:text-properties fo:color="#333333" style:font-name="Liberation Serif" fo:font-size="17pt" fo:font-weight="bold" officeooo:rsid="24dd36f8" officeooo:paragraph-rsid="25244a4d" style:font-name-asian="Liberation Serif" style:font-size-asian="17pt" style:language-asian="zh" style:country-asian="TW" style:font-weight-asian="bold" style:font-size-complex="17pt" style:font-weight-complex="bold"/>
    </style:style>
    <style:style style:name="P273" style:family="paragraph" style:parent-style-name="Standard" style:list-style-name="L1">
      <style:text-properties fo:color="#333333" style:font-name="Liberation Serif" fo:font-size="17pt" fo:font-weight="bold" officeooo:rsid="24dd36f8" officeooo:paragraph-rsid="2524f3cc" style:font-name-asian="Liberation Serif" style:font-size-asian="17pt" style:language-asian="zh" style:country-asian="TW" style:font-weight-asian="bold" style:font-size-complex="17pt" style:font-weight-complex="bold"/>
    </style:style>
    <style:style style:name="P274" style:family="paragraph" style:parent-style-name="Standard" style:list-style-name="L1">
      <style:text-properties fo:color="#333333" style:font-name="Liberation Serif" fo:font-size="17pt" fo:font-weight="bold" officeooo:rsid="24dd36f8" officeooo:paragraph-rsid="276de519" style:font-name-asian="Liberation Serif" style:font-size-asian="17pt" style:language-asian="zh" style:country-asian="TW" style:font-weight-asian="bold" style:font-size-complex="17pt" style:font-weight-complex="bold"/>
    </style:style>
    <style:style style:name="P275" style:family="paragraph" style:parent-style-name="Standard" style:list-style-name="L1">
      <style:text-properties fo:color="#333333" style:font-name="Liberation Serif" fo:font-size="17pt" fo:font-weight="bold" officeooo:rsid="24dd36f8" officeooo:paragraph-rsid="2777734c" style:font-name-asian="Liberation Serif" style:font-size-asian="17pt" style:language-asian="zh" style:country-asian="TW" style:font-weight-asian="bold" style:font-size-complex="17pt" style:font-weight-complex="bold"/>
    </style:style>
    <style:style style:name="P276" style:family="paragraph" style:parent-style-name="Standard" style:list-style-name="L1">
      <style:text-properties fo:color="#333333" style:font-name="Liberation Serif" fo:font-size="17pt" fo:font-weight="bold" officeooo:rsid="24dd36f8" officeooo:paragraph-rsid="279c0688" style:font-name-asian="Liberation Serif" style:font-size-asian="17pt" style:language-asian="zh" style:country-asian="TW" style:font-weight-asian="bold" style:font-size-complex="17pt" style:font-weight-complex="bold"/>
    </style:style>
    <style:style style:name="P277" style:family="paragraph" style:parent-style-name="Standard" style:list-style-name="L1">
      <style:text-properties fo:color="#333333" style:font-name="Liberation Serif" fo:font-size="17pt" fo:font-weight="bold" officeooo:rsid="24ffe503" officeooo:paragraph-rsid="2b020feb" style:font-name-asian="Liberation Serif" style:font-size-asian="17pt" style:language-asian="zh" style:country-asian="TW" style:font-weight-asian="bold" style:font-size-complex="17pt" style:font-weight-complex="bold"/>
    </style:style>
    <style:style style:name="P278" style:family="paragraph" style:parent-style-name="Standard" style:list-style-name="L1">
      <style:text-properties fo:color="#333333" style:font-name="Liberation Serif" fo:font-size="17pt" style:text-underline-style="none" fo:font-weight="bold" officeooo:rsid="1db82eab" officeooo:paragraph-rsid="295ccdf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9" style:family="paragraph" style:parent-style-name="Standard" style:list-style-name="L1">
      <style:text-properties fo:color="#333333" style:font-name="Liberation Serif" fo:font-size="17pt" style:text-underline-style="none" fo:font-weight="bold" officeooo:rsid="24ffe503" officeooo:paragraph-rsid="288119e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0" style:family="paragraph" style:parent-style-name="Standard" style:list-style-name="L1">
      <style:text-properties fo:color="#333333" style:font-name="Liberation Serif" officeooo:paragraph-rsid="24c3e78e" style:font-name-asian="Liberation Serif"/>
    </style:style>
    <style:style style:name="P281" style:family="paragraph" style:parent-style-name="Standard" style:list-style-name="L1">
      <style:text-properties fo:color="#333333" style:font-name="Liberation Serif" officeooo:paragraph-rsid="24d247d4" style:font-name-asian="Liberation Serif"/>
    </style:style>
    <style:style style:name="P282" style:family="paragraph" style:parent-style-name="Standard" style:list-style-name="L1">
      <style:text-properties fo:color="#333333" style:font-name="Liberation Serif" officeooo:paragraph-rsid="2b1c21ba" style:font-name-asian="Liberation Serif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2ce6df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2c5745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c9c5e9" officeooo:paragraph-rsid="288119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670030" officeooo:paragraph-rsid="2960a802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82eab" officeooo:paragraph-rsid="297344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82eab" officeooo:paragraph-rsid="2960a8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82eab" officeooo:paragraph-rsid="297323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ed2e48" officeooo:paragraph-rsid="2aa5b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ed2e48" officeooo:paragraph-rsid="2aaf51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0a7edee9" officeooo:paragraph-rsid="2960a8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0a7edee9" officeooo:paragraph-rsid="297323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0a7edee9" officeooo:paragraph-rsid="297344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officeooo:paragraph-rsid="24dd36f8"/>
    </style:style>
    <style:style style:name="P296" style:family="paragraph" style:parent-style-name="Standard" style:list-style-name="L1">
      <style:text-properties fo:color="#1c1c1c" style:font-name="標楷體1" fo:font-size="17pt" fo:font-weight="bold" officeooo:rsid="0a7edee9" officeooo:paragraph-rsid="2947723e" style:font-name-asian="標楷體1" style:font-size-asian="17pt" style:language-asian="zh" style:country-asian="TW" style:font-weight-asian="bold" style:font-size-complex="17pt" style:font-weight-complex="bold"/>
    </style:style>
    <style:style style:name="P297" style:family="paragraph" style:parent-style-name="Standard" style:list-style-name="L1">
      <style:text-properties fo:color="#1c1c1c" style:font-name="標楷體1" fo:font-size="17pt" fo:font-weight="bold" officeooo:rsid="0a7edee9" officeooo:paragraph-rsid="2971b49f" style:font-name-asian="標楷體1" style:font-size-asian="17pt" style:language-asian="zh" style:country-asian="TW" style:font-weight-asian="bold" style:font-size-complex="17pt" style:font-weight-complex="bold"/>
    </style:style>
    <style:style style:name="P298" style:family="paragraph" style:parent-style-name="Standard" style:list-style-name="L1">
      <style:text-properties fo:color="#1c1c1c" style:font-name="Liberation Serif" fo:font-size="17pt" fo:font-weight="bold" officeooo:rsid="24ffe503" officeooo:paragraph-rsid="2ceea672" style:font-name-asian="標楷體1" style:font-size-asian="17pt" style:language-asian="zh" style:country-asian="TW" style:font-weight-asian="bold" style:font-size-complex="17pt" style:font-weight-complex="bold"/>
    </style:style>
    <style:style style:name="P299" style:family="paragraph" style:parent-style-name="Standard" style:list-style-name="L1">
      <style:text-properties fo:color="#1c1c1c" style:font-name="Liberation Serif" fo:font-size="17pt" fo:font-weight="bold" officeooo:rsid="24ffe503" officeooo:paragraph-rsid="2ce6df04" style:font-name-asian="標楷體1" style:font-size-asian="17pt" style:language-asian="zh" style:country-asian="TW" style:font-weight-asian="bold" style:font-size-complex="17pt" style:font-weight-complex="bold"/>
    </style:style>
    <style:style style:name="P300" style:family="paragraph" style:parent-style-name="Standard" style:list-style-name="L1">
      <style:text-properties fo:color="#1c1c1c" style:font-name="Liberation Serif" fo:font-size="17pt" fo:font-weight="bold" officeooo:rsid="24ffe503" officeooo:paragraph-rsid="299a2d7d" style:font-name-asian="標楷體1" style:font-size-asian="17pt" style:language-asian="zh" style:country-asian="TW" style:font-weight-asian="bold" style:font-size-complex="17pt" style:font-weight-complex="bold"/>
    </style:style>
    <style:style style:name="P301" style:family="paragraph" style:parent-style-name="Standard" style:list-style-name="L1">
      <style:text-properties fo:color="#1c1c1c" style:font-name="Liberation Serif" fo:font-size="17pt" fo:font-weight="bold" officeooo:rsid="2c0ecc81" officeooo:paragraph-rsid="2c57453b" style:font-name-asian="標楷體1" style:font-size-asian="17pt" style:language-asian="zh" style:country-asian="TW" style:font-weight-asian="bold" style:font-size-complex="17pt" style:font-weight-complex="bold"/>
    </style:style>
    <style:style style:name="P302" style:family="paragraph" style:parent-style-name="Standard" style:list-style-name="L1">
      <style:text-properties fo:color="#1c1c1c" style:font-name="Liberation Serif" fo:font-size="17pt" fo:font-weight="bold" officeooo:rsid="2c0ecc81" officeooo:paragraph-rsid="2c0ecc81" style:font-name-asian="Liberation Serif" style:font-size-asian="17pt" style:language-asian="zh" style:country-asian="TW" style:font-weight-asian="bold" style:font-size-complex="17pt" style:font-weight-complex="bold"/>
    </style:style>
    <style:style style:name="P303" style:family="paragraph" style:parent-style-name="Standard" style:list-style-name="L1">
      <style:text-properties style:use-window-font-color="true" style:font-name="Liberation Serif" fo:font-size="17pt" fo:font-weight="bold" officeooo:rsid="24ffe503" officeooo:paragraph-rsid="276bdb8f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fo:color="#050505"/>
    </style:style>
    <style:style style:name="T2" style:family="text">
      <style:text-properties fo:color="#050505" officeooo:rsid="2b002d45"/>
    </style:style>
    <style:style style:name="T3" style:family="text">
      <style:text-properties fo:color="#050505" style:font-name="標楷體1" officeooo:rsid="2bf865fb"/>
    </style:style>
    <style:style style:name="T4" style:family="text">
      <style:text-properties fo:color="#050505" style:font-name="標楷體1" officeooo:rsid="2bfeeefe"/>
    </style:style>
    <style:style style:name="T5" style:family="text">
      <style:text-properties officeooo:rsid="2405af87"/>
    </style:style>
    <style:style style:name="T6" style:family="text">
      <style:text-properties officeooo:rsid="240f9f4d"/>
    </style:style>
    <style:style style:name="T7" style:family="text">
      <style:text-properties style:font-name-asian="標楷體1"/>
    </style:style>
    <style:style style:name="T8" style:family="text">
      <style:text-properties officeooo:rsid="24ffe503" style:font-name-asian="標楷體1"/>
    </style:style>
    <style:style style:name="T9" style:family="text">
      <style:text-properties officeooo:rsid="278dff27" style:font-name-asian="標楷體1"/>
    </style:style>
    <style:style style:name="T10" style:family="text">
      <style:text-properties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11" style:family="text">
      <style:text-properties fo:font-size="17pt" fo:font-weight="bold" officeooo:rsid="24ffe503" style:font-name-asian="標楷體1" style:font-size-asian="17pt" style:language-asian="zh" style:country-asian="TW" style:font-weight-asian="bold" style:font-size-complex="17pt" style:font-weight-complex="bold"/>
    </style:style>
    <style:style style:name="T12" style:family="text">
      <style:text-properties fo:font-size="17pt" fo:font-weight="bold" officeooo:rsid="2b002d45" style:font-name-asian="標楷體1" style:font-size-asian="17pt" style:language-asian="zh" style:country-asian="TW" style:font-weight-asian="bold" style:font-size-complex="17pt" style:font-weight-complex="bold"/>
    </style:style>
    <style:style style:name="T13" style:family="text">
      <style:text-properties style:font-name="標楷體1"/>
    </style:style>
    <style:style style:name="T14" style:family="text">
      <style:text-properties style:font-name="標楷體1" fo:font-size="17pt" style:text-underline-style="none" fo:font-weight="bold" officeooo:rsid="141cb316" style:font-name-asian="標楷體1" style:font-size-asian="17pt" style:language-asian="zh" style:country-asian="TW" style:font-weight-asian="bold" style:font-size-complex="17pt" style:font-weight-complex="bold"/>
    </style:style>
    <style:style style:name="T15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16" style:family="text">
      <style:text-properties style:font-name="標楷體1" style:font-name-asian="標楷體1"/>
    </style:style>
    <style:style style:name="T17" style:family="text">
      <style:text-properties style:font-name="標楷體1" officeooo:rsid="25244a4d" style:font-name-asian="標楷體1"/>
    </style:style>
    <style:style style:name="T18" style:family="text">
      <style:text-properties style:font-name="標楷體1" officeooo:rsid="25f96432" style:font-name-asian="標楷體1"/>
    </style:style>
    <style:style style:name="T19" style:family="text">
      <style:text-properties style:font-name="標楷體1" officeooo:rsid="279b776c" style:font-name-asian="標楷體1"/>
    </style:style>
    <style:style style:name="T20" style:family="text">
      <style:text-properties style:font-name="標楷體1" officeooo:rsid="279c0688" style:font-name-asian="標楷體1"/>
    </style:style>
    <style:style style:name="T21" style:family="text">
      <style:text-properties style:font-name="標楷體1" officeooo:rsid="2a4b84ef" style:font-name-asian="標楷體1"/>
    </style:style>
    <style:style style:name="T22" style:family="text">
      <style:text-properties style:font-name="標楷體1" officeooo:rsid="2aaa9047" style:font-name-asian="標楷體1"/>
    </style:style>
    <style:style style:name="T23" style:family="text">
      <style:text-properties style:font-name="標楷體1" officeooo:rsid="2c9fc784" style:font-name-asian="標楷體1"/>
    </style:style>
    <style:style style:name="T24" style:family="text">
      <style:text-properties style:font-name="標楷體1" officeooo:rsid="27080fbc"/>
    </style:style>
    <style:style style:name="T25" style:family="text">
      <style:text-properties style:font-name="標楷體1" officeooo:rsid="25244a4d"/>
    </style:style>
    <style:style style:name="T26" style:family="text">
      <style:text-properties style:font-name="標楷體1" officeooo:rsid="279b776c"/>
    </style:style>
    <style:style style:name="T27" style:family="text">
      <style:text-properties style:font-name="標楷體1" officeooo:rsid="279c0688"/>
    </style:style>
    <style:style style:name="T28" style:family="text">
      <style:text-properties style:font-name="標楷體1" style:text-underline-style="none" officeooo:rsid="0a7edee9" style:font-name-complex="標楷體"/>
    </style:style>
    <style:style style:name="T29" style:family="text">
      <style:text-properties style:font-name="標楷體1" style:text-underline-style="none" officeooo:rsid="0a7edee9"/>
    </style:style>
    <style:style style:name="T30" style:family="text">
      <style:text-properties style:font-name="標楷體1" officeooo:rsid="2a5a742a"/>
    </style:style>
    <style:style style:name="T31" style:family="text">
      <style:text-properties style:font-name="標楷體1" officeooo:rsid="0a7edee9"/>
    </style:style>
    <style:style style:name="T32" style:family="text">
      <style:text-properties style:font-name="標楷體1" officeooo:rsid="2bf74d12"/>
    </style:style>
    <style:style style:name="T33" style:family="text">
      <style:text-properties style:font-name="標楷體1" officeooo:rsid="2bf865fb"/>
    </style:style>
    <style:style style:name="T34" style:family="text">
      <style:text-properties style:font-name="標楷體1" officeooo:rsid="2bfd4d25"/>
    </style:style>
    <style:style style:name="T35" style:family="text">
      <style:text-properties style:font-name="標楷體1" officeooo:rsid="2c2d6763"/>
    </style:style>
    <style:style style:name="T36" style:family="text">
      <style:text-properties style:font-name="標楷體1" style:text-underline-style="solid" style:text-underline-width="auto" style:text-underline-color="font-color" style:font-name-asian="標楷體1"/>
    </style:style>
    <style:style style:name="T37" style:family="text">
      <style:text-properties fo:color="#000001" style:font-name="標楷體1" officeooo:rsid="24dd36f8"/>
    </style:style>
    <style:style style:name="T38" style:family="text">
      <style:text-properties officeooo:rsid="24edc3be"/>
    </style:style>
    <style:style style:name="T39" style:family="text">
      <style:text-properties style:font-name="Liberation Serif" fo:font-size="17pt" fo:font-weight="bold" officeooo:rsid="24ffe503" style:font-name-asian="標楷體1" style:font-size-asian="17pt" style:language-asian="zh" style:country-asian="TW" style:font-weight-asian="bold" style:font-size-complex="17pt" style:font-weight-complex="bold"/>
    </style:style>
    <style:style style:name="T40" style:family="text">
      <style:text-properties style:font-name="Liberation Serif" fo:font-size="17pt" fo:font-weight="bold" officeooo:rsid="2655b48e" style:font-name-asian="標楷體1" style:font-size-asian="17pt" style:language-asian="zh" style:country-asian="TW" style:font-weight-asian="bold" style:font-size-complex="17pt" style:font-weight-complex="bold"/>
    </style:style>
    <style:style style:name="T41" style:family="text">
      <style:text-properties style:font-name="Liberation Serif" style:text-underline-style="solid" style:text-underline-width="auto" style:text-underline-color="font-color"/>
    </style:style>
    <style:style style:name="T42" style:family="text">
      <style:text-properties style:font-name="Liberation Serif" style:text-underline-style="none" officeooo:rsid="18b3759d"/>
    </style:style>
    <style:style style:name="T43" style:family="text">
      <style:text-properties style:font-name="Liberation Serif" style:text-underline-style="none" officeooo:rsid="1db82eab" style:font-name-asian="標楷體1" style:font-name-complex="標楷體"/>
    </style:style>
    <style:style style:name="T44" style:family="text">
      <style:text-properties style:font-name="Liberation Serif" style:text-underline-style="none" officeooo:rsid="295f9813" style:font-name-asian="標楷體1" style:font-name-complex="標楷體"/>
    </style:style>
    <style:style style:name="T45" style:family="text">
      <style:text-properties style:font-name="Liberation Serif" officeooo:rsid="1db82eab"/>
    </style:style>
    <style:style style:name="T46" style:family="text">
      <style:text-properties style:font-name="Liberation Serif" style:font-name-asian="標楷體1"/>
    </style:style>
    <style:style style:name="T47" style:family="text">
      <style:text-properties style:font-name="Liberation Serif" officeooo:rsid="2b002d45" style:font-name-asian="標楷體1"/>
    </style:style>
    <style:style style:name="T48" style:family="text">
      <style:text-properties officeooo:rsid="25f96432"/>
    </style:style>
    <style:style style:name="T49" style:family="text">
      <style:text-properties fo:color="#010101"/>
    </style:style>
    <style:style style:name="T50" style:family="text">
      <style:text-properties officeooo:rsid="24ffe503"/>
    </style:style>
    <style:style style:name="T51" style:family="text">
      <style:text-properties officeooo:rsid="26555d7e"/>
    </style:style>
    <style:style style:name="T52" style:family="text">
      <style:text-properties officeooo:rsid="26b79abb"/>
    </style:style>
    <style:style style:name="T53" style:family="text">
      <style:text-properties officeooo:rsid="26c4ab2f"/>
    </style:style>
    <style:style style:name="T54" style:family="text">
      <style:text-properties officeooo:rsid="27080fbc"/>
    </style:style>
    <style:style style:name="T55" style:family="text">
      <style:text-properties officeooo:rsid="272d5fb4"/>
    </style:style>
    <style:style style:name="T56" style:family="text">
      <style:text-properties officeooo:rsid="2733f289"/>
    </style:style>
    <style:style style:name="T57" style:family="text">
      <style:text-properties officeooo:rsid="27353e74"/>
    </style:style>
    <style:style style:name="T58" style:family="text">
      <style:text-properties fo:color="#333333"/>
    </style:style>
    <style:style style:name="T59" style:family="text">
      <style:text-properties officeooo:rsid="24dd36f8"/>
    </style:style>
    <style:style style:name="T60" style:family="text">
      <style:text-properties officeooo:rsid="288881e1"/>
    </style:style>
    <style:style style:name="T61" style:family="text">
      <style:text-properties officeooo:rsid="289878f5"/>
    </style:style>
    <style:style style:name="T62" style:family="text">
      <style:text-properties officeooo:rsid="28ca2d23"/>
    </style:style>
    <style:style style:name="T63" style:family="text">
      <style:text-properties officeooo:rsid="28cd92e8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style:text-underline-style="solid" style:text-underline-width="auto" style:text-underline-color="font-color" officeooo:rsid="17cb7444"/>
    </style:style>
    <style:style style:name="T66" style:family="text">
      <style:text-properties style:text-outline="false" style:text-line-through-style="none" style:text-line-through-type="none" fo:font-style="normal" fo:text-shadow="none" style:text-underline-style="none" style:font-style-asian="normal" style:font-name-complex="標楷體" style:text-emphasize="none"/>
    </style:style>
    <style:style style:name="T67" style:family="text">
      <style:text-properties style:text-outline="false" style:text-line-through-style="none" style:text-line-through-type="none" fo:font-style="normal" fo:text-shadow="none" style:text-underline-style="none" officeooo:rsid="1c9fb9ca" style:font-style-asian="normal" style:font-name-complex="標楷體" style:text-emphasize="none"/>
    </style:style>
    <style:style style:name="T68" style:family="text">
      <style:text-properties style:text-outline="false" style:text-line-through-style="none" style:text-line-through-type="none" fo:font-style="normal" fo:text-shadow="none" style:text-underline-style="none" officeooo:rsid="35ed2e48" style:font-style-asian="normal" style:font-name-complex="標楷體" style:text-emphasize="none"/>
    </style:style>
    <style:style style:name="T69" style:family="text">
      <style:text-properties style:text-outline="false" style:text-line-through-style="none" style:text-line-through-type="none" fo:font-style="normal" fo:text-shadow="none" style:text-underline-style="none" officeooo:rsid="1d670030" style:font-name-asian="標楷體" style:font-style-asian="normal" style:font-name-complex="標楷體" style:text-emphasize="none"/>
    </style:style>
    <style:style style:name="T70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c9fb9ca" style:font-style-asian="normal" style:font-name-complex="標楷體" style:text-emphasize="none"/>
    </style:style>
    <style:style style:name="T71" style:family="text">
      <style:text-properties style:text-outline="false" style:text-line-through-style="none" style:text-line-through-type="none" style:font-name="標楷體1" fo:font-style="normal" fo:text-shadow="none" style:text-underline-style="none" officeooo:rsid="0a7edee9" style:font-name-asian="標楷體1" style:font-style-asian="normal" style:font-name-complex="標楷體" style:text-emphasize="none"/>
    </style:style>
    <style:style style:name="T72" style:family="text">
      <style:text-properties style:text-outline="false" style:text-line-through-style="none" style:text-line-through-type="none" style:font-name="Liberation Serif" fo:font-style="normal" fo:text-shadow="none" style:text-underline-style="none" officeooo:rsid="1d792ef6" style:font-name-asian="標楷體" style:font-style-asian="normal" style:font-name-complex="標楷體" style:text-emphasize="none"/>
    </style:style>
    <style:style style:name="T73" style:family="text">
      <style:text-properties style:text-outline="false" style:text-line-through-style="none" style:text-line-through-type="none" style:font-name="Liberation Serif" fo:font-style="normal" fo:text-shadow="none" style:text-underline-style="none" officeooo:rsid="1db82eab" style:font-style-asian="normal" style:font-name-complex="標楷體" style:text-emphasize="none"/>
    </style:style>
    <style:style style:name="T74" style:family="text">
      <style:text-properties style:text-outline="false" style:text-line-through-style="none" style:text-line-through-type="none" style:font-name="Liberation Serif" fo:font-style="normal" fo:text-shadow="none" style:text-underline-style="solid" style:text-underline-width="auto" style:text-underline-color="font-color" officeooo:rsid="1db82eab" style:font-style-asian="normal" style:font-name-complex="標楷體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font-name-complex="標楷體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39246" style:font-style-asian="normal" style:font-name-complex="標楷體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26cb6c5" style:font-style-asian="normal" style:font-name-complex="標楷體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style:text-underline-style="none" officeooo:rsid="3635de3b" style:font-name-asian="標楷體1" style:font-style-asian="normal" style:font-name-complex="標楷體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style:text-underline-style="none" officeooo:rsid="39539246" style:font-style-asian="normal" style:font-name-complex="標楷體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style:text-underline-style="none" officeooo:rsid="126cb6c5" style:font-style-asian="normal" style:font-name-complex="標楷體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635de3b" style:font-name-asian="標楷體1" style:font-style-asian="normal" style:font-name-complex="標楷體" style:text-emphasize="none"/>
    </style:style>
    <style:style style:name="T82" style:family="text">
      <style:text-properties officeooo:rsid="29b03144"/>
    </style:style>
    <style:style style:name="T83" style:family="text">
      <style:text-properties officeooo:rsid="29ba5152"/>
    </style:style>
    <style:style style:name="T84" style:family="text">
      <style:text-properties officeooo:rsid="29c4c332"/>
    </style:style>
    <style:style style:name="T85" style:family="text">
      <style:text-properties officeooo:rsid="2a188fcb"/>
    </style:style>
    <style:style style:name="T86" style:family="text">
      <style:text-properties officeooo:rsid="2a18a7ae"/>
    </style:style>
    <style:style style:name="T87" style:family="text">
      <style:text-properties officeooo:rsid="2a4156b8"/>
    </style:style>
    <style:style style:name="T88" style:family="text">
      <style:text-properties officeooo:rsid="2a4b84ef"/>
    </style:style>
    <style:style style:name="T89" style:family="text">
      <style:text-properties officeooo:rsid="2a5a742a"/>
    </style:style>
    <style:style style:name="T90" style:family="text">
      <style:text-properties officeooo:rsid="2aaa9047"/>
    </style:style>
    <style:style style:name="T91" style:family="text">
      <style:text-properties officeooo:rsid="2b002d45"/>
    </style:style>
    <style:style style:name="T92" style:family="text">
      <style:text-properties officeooo:rsid="2b54f155"/>
    </style:style>
    <style:style style:name="T93" style:family="text">
      <style:text-properties officeooo:rsid="2c2d6763"/>
    </style:style>
    <style:style style:name="T94" style:family="text">
      <style:text-properties officeooo:rsid="2c82559b"/>
    </style:style>
    <style:style style:name="T95" style:family="text">
      <style:text-properties officeooo:rsid="2c9fc784"/>
    </style:style>
    <style:style style:name="T96" style:family="text">
      <style:text-properties officeooo:rsid="2ccc5f42"/>
    </style:style>
    <style:style style:name="T97" style:family="text">
      <style:text-properties style:font-name="Arial1" style:font-name-asian="Arial1"/>
    </style:style>
    <style:style style:name="T98" style:family="text">
      <style:text-properties style:font-name="Arial1" officeooo:rsid="24edc3be" style:font-name-asian="Arial1"/>
    </style:style>
    <style:style style:name="T99" style:family="text">
      <style:text-properties style:font-name="Arial1" officeooo:rsid="2405af87" style:font-name-asian="Arial1"/>
    </style:style>
    <style:style style:name="T100" style:family="text">
      <style:text-properties style:font-name="Arial1" officeooo:rsid="248b65d7" style:font-name-asian="Arial1"/>
    </style:style>
    <style:style style:name="T101" style:family="text">
      <style:text-properties style:font-name="Arial1" officeooo:rsid="26555d7e" style:font-name-asian="Arial1"/>
    </style:style>
    <style:style style:name="T102" style:family="text">
      <style:text-properties style:font-name="Arial1" officeooo:rsid="272d5fb4" style:font-name-asian="Arial1"/>
    </style:style>
    <style:style style:name="T103" style:family="text">
      <style:text-properties style:font-name="Arial1" officeooo:rsid="2733f289" style:font-name-asian="Arial1"/>
    </style:style>
    <style:style style:name="T104" style:family="text">
      <style:text-properties style:font-name="Arial1" officeooo:rsid="27353e74" style:font-name-asian="Arial1"/>
    </style:style>
    <style:style style:name="T105" style:family="text">
      <style:text-properties style:font-name="Arial1" officeooo:rsid="26c4ab2f" style:font-name-asian="Arial1"/>
    </style:style>
    <style:style style:name="T106" style:family="text">
      <style:text-properties style:font-name="Arial1" officeooo:rsid="288881e1" style:font-name-asian="Arial1"/>
    </style:style>
    <style:style style:name="T107" style:family="text">
      <style:text-properties style:font-name="Arial1" officeooo:rsid="289878f5" style:font-name-asian="Arial1"/>
    </style:style>
    <style:style style:name="T108" style:family="text">
      <style:text-properties style:font-name="Arial1" officeooo:rsid="28cd92e8" style:font-name-asian="Arial1"/>
    </style:style>
    <style:style style:name="T109" style:family="text">
      <style:text-properties style:font-name="Arial1" officeooo:rsid="28ca2d23" style:font-name-asian="Arial1"/>
    </style:style>
    <style:style style:name="T110" style:family="text">
      <style:text-properties style:font-name="Arial1" officeooo:rsid="2a188fcb" style:font-name-asian="Arial1"/>
    </style:style>
    <style:style style:name="T111" style:family="text">
      <style:text-properties style:font-name="Arial1" officeooo:rsid="2a4156b8" style:font-name-asian="Arial1"/>
    </style:style>
    <style:style style:name="T112" style:family="text">
      <style:text-properties style:font-name="Arial1" officeooo:rsid="2a18a7ae" style:font-name-asian="Arial1"/>
    </style:style>
    <style:style style:name="T113" style:family="text">
      <style:text-properties style:font-name="Arial1" officeooo:rsid="2aa5b5b7" style:font-name-asian="Arial1"/>
    </style:style>
    <style:style style:name="T114" style:family="text">
      <style:text-properties style:font-name="Arial1" officeooo:rsid="29b03144" style:font-name-asian="Arial1"/>
    </style:style>
    <style:style style:name="T115" style:family="text">
      <style:text-properties style:font-name="Arial1" officeooo:rsid="29ba5152" style:font-name-asian="Arial1"/>
    </style:style>
    <style:style style:name="T116" style:family="text">
      <style:text-properties style:font-name="Arial1" officeooo:rsid="29c4c332" style:font-name-asian="Arial1"/>
    </style:style>
    <style:style style:name="T117" style:family="text">
      <style:text-properties style:font-name="Arial1" officeooo:rsid="2b54f155" style:font-name-asian="Arial1"/>
    </style:style>
    <style:style style:name="T118" style:family="text">
      <style:text-properties style:font-name="Arial1" officeooo:rsid="2b002d45" style:font-name-asian="Arial1"/>
    </style:style>
    <style:style style:name="T119" style:family="text">
      <style:text-properties style:font-name="Arial1" officeooo:rsid="2c82559b" style:font-name-asian="Arial1"/>
    </style:style>
    <style:style style:name="T120" style:family="text">
      <style:text-properties style:font-name="Arial1" officeooo:rsid="2ccc5f42" style:font-name-asian="Arial1"/>
    </style:style>
    <style:style style:name="T121" style:family="text">
      <style:text-properties style:font-name="Arial1" officeooo:rsid="2bf865fb" style:font-name-asian="Arial1"/>
    </style:style>
    <style:style style:name="T122" style:family="text">
      <style:text-properties style:font-name="Arial1" officeooo:rsid="2bfd4d25" style:font-name-asian="Arial1"/>
    </style:style>
    <style:style style:name="T123" style:family="text">
      <style:text-properties style:font-name="Arial1" officeooo:rsid="2bf74d12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65cm" fo:text-indent="-1cm" fo:margin-left="0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1cm" fo:margin-left="1.36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65cm" fo:text-indent="-1cm" fo:margin-left="2.36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6cm" fo:text-indent="-1cm" fo:margin-left="3.3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6cm" fo:text-indent="-1cm" fo:margin-left="4.3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5.3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6.3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4cm" fo:text-indent="-0.998cm" fo:margin-left="7.3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4cm" fo:text-indent="-1cm" fo:margin-left="8.36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64cm" fo:text-indent="-1cm" fo:margin-left="9.364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81923445" text:style-name="L1">
        <text:list-item>
          <text:list>
            <text:list-item>
              <text:p text:style-name="P1"><text:bookmark-start text:name="逍遙"/>逍遙<text:bookmark-end text:name="逍遙"/></text:p>
              <text:list>
                <text:list-item>
                  <text:p text:style-name="P2">反孕育、無邊界化 意識層。</text:p>
                </text:list-item>
              </text:list>
            </text:list-item>
            <text:list-item>
              <text:p text:style-name="P20"><text:bookmark-start text:name="逍遙遊"/>逍遙遊<text:bookmark-end text:name="逍遙遊"/></text:p>
              <text:list>
                <text:list-item>
                  <text:p text:style-name="P3">反孕育、無邊界化 意識層。</text:p>
                </text:list-item>
                <text:list-item>
                  <text:p text:style-name="P21">自由自在、悠然自得 塵世之內、塵世之外。</text:p>
                  <text:list>
                    <text:list-item>
                      <text:p text:style-name="P21">身 在 塵世之內，心 在 塵世之外，順應自然。</text:p>
                    </text:list-item>
                    <text:list-item>
                      <text:p text:style-name="P21">身 在 塵世之外，心 在 塵世之外，順應自然。</text:p>
                      <text:list>
                        <text:list-item>
                          <text:p text:style-name="P21">身 <text:span text:style-name="T98">↔</text:span><text:span text:style-name="T38"> 肉質層。</text:span></text:p>
                        </text:list-item>
                        <text:list-item>
                          <text:p text:style-name="P21">心 <text:span text:style-name="T98">↔</text:span><text:span text:style-name="T38"> 意識層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<text:bookmark-start text:name="萬物皆無用，萬物皆有用"/>萬物皆無用，萬物皆有用<text:bookmark-end text:name="萬物皆無用，萬物皆有用"/></text:p>
              <text:list>
                <text:list-item>
                  <text:p text:style-name="P1">視角 不同，認定、觀念、想法 不同。</text:p>
                </text:list-item>
                <text:list-item>
                  <text:p text:style-name="P1">莊子 <text:span text:style-name="T99">↔</text:span><text:span text:style-name="T5"> 本書。</text:span></text:p>
                  <text:list>
                    <text:list-item>
                      <text:p text:style-name="P1">有己，存在 有用、無用 <text:span text:style-name="T97">↔</text:span><text:span text:style-name="T5"> 邊界化。有 固定視角</text:span>，區分出 有用、無用。</text:p>
                      <text:list>
                        <text:list-item>
                          <text:p text:style-name="P22">某一特定個體 使用 自己的 視角、觀念、投影世界觀，區分出 有用、無用。</text:p>
                        </text:list-item>
                      </text:list>
                    </text:list-item>
                    <text:list-item>
                      <text:p text:style-name="P1">無己，不存在 有用、無用 <text:span text:style-name="T99">↔</text:span><text:span text:style-name="T5"> 無邊界化。沒有 固定視角，無法區別出 有用、無用。</text:span></text:p>
                      <text:list>
                        <text:list-item>
                          <text:p text:style-name="P1">無己 是（莊子 認定的）萬物與我為一。</text:p>
                        </text:list-item>
                        <text:list-item>
                          <text:p text:style-name="P1">萬物皆無用，萬物皆有用。</text:p>
                        </text:list-item>
                        <text:list-item>
                          <text:p text:style-name="P1">萬物共生，存在、變化（本身）既無用，也有用。</text:p>
                          <text:list>
                            <text:list-item>
                              <text:p text:style-name="P1">某些個體 有機率認定 某一特定個體 無用。</text:p>
                            </text:list-item>
                            <text:list-item>
                              <text:p text:style-name="P1">其他個體 有機率認定 該個體 有用。</text:p>
                              <text:list>
                                <text:list-item>
                                  <text:p text:style-name="P1">不同的個體 有機率有 不同的視角。</text:p>
                                </text:list-item>
                              </text:list>
                            </text:list-item>
                            <text:list-item>
                              <text:p text:style-name="P1">&lt;_?<text:span text:style-name="T6">3_&gt;個體 孕育、蘊含 萬物，萬物皆無用，萬物皆有用，萬物 是 自然現象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<text:bookmark-start text:name="無己"/>無己<text:bookmark-end text:name="無己"/></text:p>
              <text:list>
                <text:list-item>
                  <text:p text:style-name="P1">（莊子 認定的）萬物與我為一。</text:p>
                </text:list-item>
                <text:list-item>
                  <text:p text:style-name="P1">反孕育。</text:p>
                  <text:list>
                    <text:list-item>
                      <text:p text:style-name="P1">無邊界化。</text:p>
                    </text:list-item>
                  </text:list>
                </text:list-item>
                <text:list-item>
                  <text:p text:style-name="P1">傳承型鏡像神經元。</text:p>
                  <text:list>
                    <text:list-item>
                      <text:p text:style-name="P1">本能型鏡像神經元 是 肉質層的 鏡像神經元。</text:p>
                      <text:list>
                        <text:list-item>
                          <text:p text:style-name="P1">明顯例子，感同身受。<text:span text:style-name="T1">（共感）</text:span></text:p>
                        </text:list-item>
                        <text:list-item>
                          <text:p text:style-name="P1">明顯例子，你、我 是 分離。</text:p>
                          <text:list>
                            <text:list-item>
                              <text:p text:style-name="P1">我 感測，你的 感受。</text:p>
                              <text:list>
                                <text:list-item>
                                  <text:p text:style-name="P1">明顯例子，我 感測，你的 表情、動作、言語、音調、情緒，想像 你的 感受。</text:p>
                                </text:list-item>
                              </text:list>
                            </text:list-item>
                            <text:list-item>
                              <text:p text:style-name="P1">明顯例子，黑盒子。</text:p>
                            </text:list-item>
                            <text:list-item>
                              <text:p text:style-name="P1">抽象例子，電磁力、有限、有限存在、有邊界、包覆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傳承型鏡像神經元 是 意識層的 鏡像神經元。</text:p>
                      <text:list>
                        <text:list-item>
                          <text:p text:style-name="P1">明顯例子，你就是我。<text:span text:style-name="T1">（神交）</text:span></text:p>
                        </text:list-item>
                        <text:list-item>
                          <text:p text:style-name="P1">明顯例子，你、我、內在物質、外在環境、一切 是 一體、自己、我。</text:p>
                          <text:list>
                            <text:list-item>
                              <text:p text:style-name="P1">我 感受，你的 感受。</text:p>
                              <text:list>
                                <text:list-item>
                                  <text:p text:style-name="P1">明顯例子，我 體驗、經驗、讀取，你 遭遇到的 事件，切身體會 你的 感受。</text:p>
                                  <text:list>
                                    <text:list-item>
                                      <text:p text:style-name="P4">體驗 是 正在體驗、剛體驗完沒多久。</text:p>
                                      <text:list>
                                        <text:list-item>
                                          <text:p text:style-name="P5">你、我 的，理性、感性、承受、感受、性格 越相近，越能 切身體會。</text:p>
                                        </text:list-item>
                                        <text:list-item>
                                          <text:p text:style-name="P4">你、我 的，成長經歷、成長環境、成長資源 越相近，越能 切身體會。</text:p>
                                        </text:list-item>
                                        <text:list-item>
                                          <text:p text:style-name="P4">你、我 的，現有經歷、現有環境、現有資源 越相近，越能 切身體會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經驗 是 曾經經驗。</text:p>
                                      <text:list>
                                        <text:list-item>
                                          <text:p text:style-name="P1">曾經經驗的感受 不等於 感受到 你的感受。</text:p>
                                          <text:list>
                                            <text:list-item>
                                              <text:p text:style-name="P6">原因很明顯，每一個個體 的 理性、感性、承受、感受、性格 不同。</text:p>
                                            </text:list-item>
                                            <text:list-item>
                                              <text:p text:style-name="P6">原因很明顯，每一個個體 的 成長經歷、成長環境、成長資源 不同。</text:p>
                                            </text:list-item>
                                            <text:list-item>
                                              <text:p text:style-name="P7">原因很明顯，每一個個體 的 現有經歷、現有環境、現有資源 不同。</text:p>
                                            </text:list-item>
                                            <text:list-item>
                                              <text:p text:style-name="P7">原因很明顯，時間 沖淡 一切。</text:p>
                                            </text:list-item>
                                            <text:list-item>
                                              <text:p text:style-name="P7">距離 曾經經驗的時間 越遠，感受 越微弱，越容易 低估 你的感受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">讀取 的 明顯例子，心電感應、讀取記憶、神交。</text:p>
                                      <text:list>
                                        <text:list-item>
                                          <text:p text:style-name="P8">心電感應 直接感受 你的感受。</text:p>
                                          <text:list>
                                            <text:list-item>
                                              <text:p text:style-name="P8">明顯例子，<text:span text:style-name="T42">小書痴的下克上（神官長 直接感受 小書痴的感受）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">讀取記憶 直接體驗 你的遭遇，產生 我的感受、切身體會。</text:p>
                                          <text:list>
                                            <text:list-item>
                                              <text:p text:style-name="P9">明顯例子，<text:span text:style-name="T42">小書痴的下克上（神官長 直接體驗 小書痴的遭遇）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96">（神交 在 <text:span text:style-name="T41">肉質層、意識層</text:span> 文件群的 <text:span text:style-name="T64">神交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明顯例子，灰盒子、白盒子。</text:p>
                            </text:list-item>
                            <text:list-item>
                              <text:p text:style-name="P23">抽象例子，萬有引力、無限、無所不在、無邊界、蘊含。</text:p>
                            </text:list-item>
                            <text:list-item>
                              <text:p text:style-name="P1">投影世界觀 是 分離。</text:p>
                              <text:list>
                                <text:list-item>
                                  <text:p text:style-name="P10">某一特定個體的 現實沉浸感 越強烈。</text:p>
                                  <text:list>
                                    <text:list-item>
                                      <text:p text:style-name="P10">該個體 越孕育。</text:p>
                                      <text:list>
                                        <text:list-item>
                                          <text:p text:style-name="P10">孕育 是 邊界化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">該個體 越認定 個體之間 是 分離。</text:p>
                                    </text:list-item>
                                    <text:list-item>
                                      <text:p text:style-name="P11">該個體 越認定 個體之間 不是 一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實際世界觀 是 一體。</text:p>
                            </text:list-item>
                            <text:list-item>
                              <text:p text:style-name="P1">明顯例子，假定，某一特定個體 存在、生存、生活 在 某一特定肌肉個體。</text:p>
                              <text:list>
                                <text:list-item>
                                  <text:p text:style-name="P1">該動能個體 有機率認定 自己、其他動能個體 是 分離。</text:p>
                                </text:list-item>
                                <text:list-item>
                                  <text:p text:style-name="P1">該動能個體 有機率 沒有發現、拒絕接受，自己、其他動能個體 是 一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<text:bookmark-start text:name="人籟、地籟、天籟"/>人籟、地籟、天籟<text:bookmark-end text:name="人籟、地籟、天籟"/></text:p>
              <text:list>
                <text:list-item>
                  <text:p text:style-name="P1">人籟 是 吹氣之聲。</text:p>
                  <text:list>
                    <text:list-item>
                      <text:p text:style-name="P12">人 吹氣，有為、有結構、有機制，人籟 自然而然、理所當然 發出聲響、存在、變化。</text:p>
                      <text:list>
                        <text:list-item>
                          <text:p text:style-name="P12">結構 是 固定結構、有形結構。</text:p>
                        </text:list-item>
                        <text:list-item>
                          <text:p text:style-name="P12">機制 是 內部機制、萬物法則。</text:p>
                        </text:list-item>
                      </text:list>
                    </text:list-item>
                  </text:list>
                </text:list-item>
                <text:list-item>
                  <text:p text:style-name="P1">地籟 是 結構之聲。</text:p>
                  <text:list>
                    <text:list-item>
                      <text:p text:style-name="P12">風 吹拂，無為、有結構、有機制，地籟 自然而然、理所當然 發出聲響、存在、變化。</text:p>
                      <text:list>
                        <text:list-item>
                          <text:p text:style-name="P13">明顯例子，風 吹過 山洞，發出 聲響、聲音，是 地籟。</text:p>
                        </text:list-item>
                      </text:list>
                    </text:list-item>
                  </text:list>
                </text:list-item>
                <text:list-item>
                  <text:p text:style-name="P1">天籟 是 無形之聲。</text:p>
                  <text:list>
                    <text:list-item>
                      <text:p text:style-name="P14">萬物法則 吹拂，無為、無結構、有機制，天籟 自然而然、理所當然 發出聲響。</text:p>
                      <text:list>
                        <text:list-item>
                          <text:p text:style-name="P14">明顯例子，草原、樹木、樹葉 感受到的 風、吹拂、空氣的振動頻率，是 天籟。</text:p>
                        </text:list-item>
                      </text:list>
                    </text:list-item>
                    <text:list-item>
                      <text:p text:style-name="P15">萬物法則 吹拂，無為、無結構、有機制，天籟 自然而然、理所當然 存在、變化。</text:p>
                      <text:list>
                        <text:list-item>
                          <text:p text:style-name="P15">抽象例子，太極。</text:p>
                        </text:list-item>
                      </text:list>
                    </text:list-item>
                  </text:list>
                </text:list-item>
                <text:list-item>
                  <text:p text:style-name="P15">虛籟 是 虛無之聲。</text:p>
                  <text:list>
                    <text:list-item>
                      <text:p text:style-name="P15">虛無 吹拂，無為、無結構、無機制，虛籟 自然而然、理所當然 發出聲響、存在、變化。</text:p>
                      <text:list>
                        <text:list-item>
                          <text:p text:style-name="P15">抽象例子，無極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<text:bookmark-start text:name="天地與我並生，萬物與我為一"/>天地與我並生，萬物與我為一<text:bookmark-end text:name="天地與我並生，萬物與我為一"/></text:p>
              <text:list>
                <text:list-item>
                  <text:p text:style-name="P1">反孕育、無邊界化。</text:p>
                </text:list-item>
              </text:list>
            </text:list-item>
            <text:list-item>
              <text:p text:style-name="P1"><text:bookmark-start text:name="為善不近名，為惡不近刑"/>為善不近名，為惡不近刑<text:bookmark-end text:name="為善不近名，為惡不近刑"/></text:p>
              <text:list>
                <text:list-item>
                  <text:p text:style-name="P1">遠離 世俗，不代表 世俗 不會 主動接近。</text:p>
                  <text:list>
                    <text:list-item>
                      <text:p text:style-name="P1">即便 主動遠離 世俗，世俗 仍然 有機率 主動 接近、擾動、干涉。</text:p>
                    </text:list-item>
                  </text:list>
                </text:list-item>
              </text:list>
            </text:list-item>
            <text:list-item>
              <text:p text:style-name="P1"><text:bookmark-start text:name="庖丁解牛"/>庖丁解牛<text:bookmark-end text:name="庖丁解牛"/></text:p>
              <text:list>
                <text:list-item>
                  <text:p text:style-name="P1">修煉。</text:p>
                </text:list-item>
              </text:list>
            </text:list-item>
            <text:list-item>
              <text:p text:style-name="P1"><text:bookmark-start text:name="指窮於薪，火傳也，不知其盡也"/>指窮於薪，火傳也，不知其盡也<text:bookmark-end text:name="指窮於薪，火傳也，不知其盡也"/></text:p>
              <text:list>
                <text:list-item>
                  <text:p text:style-name="P1">傳承。</text:p>
                </text:list-item>
              </text:list>
            </text:list-item>
            <text:list-item>
              <text:p text:style-name="P36"><text:bookmark-start text:name="順應自然"/>順應自然<text:bookmark-end text:name="順應自然"/></text:p>
              <text:list>
                <text:list-item>
                  <text:p text:style-name="P1">順應存在、順應變化、順應虛無。</text:p>
                </text:list-item>
              </text:list>
            </text:list-item>
            <text:list-item>
              <text:p text:style-name="P36"><text:bookmark-start text:name="至人"/>至人<text:bookmark-end text:name="至人"/></text:p>
              <text:list>
                <text:list-item>
                  <text:p text:style-name="P1">順應自然。</text:p>
                </text:list-item>
                <text:list-item>
                  <text:p text:style-name="P1">生、死 只是 自然現象。</text:p>
                </text:list-item>
              </text:list>
            </text:list-item>
            <text:list-item>
              <text:p text:style-name="P36"><text:bookmark-start text:name="世人皆知有用之用，卻不知無用之用"/>世人皆知有用之用，卻不知無用之用<text:bookmark-end text:name="世人皆知有用之用，卻不知無用之用"/></text:p>
              <text:list>
                <text:list-item>
                  <text:p text:style-name="P49">某些個體 越認定 某一特定個體 無用，該個體 越不會 被利用、被敵視、被鬥爭。</text:p>
                  <text:list>
                    <text:list-item>
                      <text:p text:style-name="P49">被利用 是 該個體 被 該某些個體 利用。</text:p>
                    </text:list-item>
                  </text:list>
                </text:list-item>
                <text:list-item>
                  <text:p text:style-name="P49">該個體 越保全一切、越遠離是非糾纏、越遠離利益紛爭、越逍遙自在、越心靈平靜。</text:p>
                </text:list-item>
                <text:list-item>
                  <text:p text:style-name="P49">該某些個體 知道 什麼是有用、讓自己變有用、為群體貢獻。</text:p>
                </text:list-item>
                <text:list-item>
                  <text:p text:style-name="P49">該某些個體 不知道 什麼是無用、讓自己變無用、脫離群體束縛。</text:p>
                  <text:list>
                    <text:list-item>
                      <text:p text:style-name="P49">無用 不是 沒有用。</text:p>
                    </text:list-item>
                    <text:list-item>
                      <text:p text:style-name="P49">無用 是 對於 其他個體 來說，該個體 無用。</text:p>
                      <text:list>
                        <text:list-item>
                          <text:p text:style-name="P49">其他個體 是 其他個體 本身、價值觀、觀念、認知、信念、思想、決策、行動。</text:p>
                        </text:list-item>
                      </text:list>
                    </text:list-item>
                    <text:list-item>
                      <text:p text:style-name="P49">無用 是 讓 其他個體 認定 自己 無用、毫不起眼、沒有可以利用的特點。</text:p>
                      <text:list>
                        <text:list-item>
                          <text:p text:style-name="P49">該其他個體的 數量 越多，該個體 越保全一切。</text:p>
                        </text:list-item>
                        <text:list-item>
                          <text:p text:style-name="P49">該其他個體 越認定 該個體 無用，該該體 越遠離是非糾纏。</text:p>
                        </text:list-item>
                        <text:list-item>
                          <text:p text:style-name="P49">明顯例子，沙灘上的一粒沙。</text:p>
                        </text:list-item>
                      </text:list>
                    </text:list-item>
                  </text:list>
                </text:list-item>
                <text:list-item>
                  <text:p text:style-name="P49">至人，正世有用，亂世無用。</text:p>
                  <text:list>
                    <text:list-item>
                      <text:p text:style-name="P49">正世 是 天下有道。</text:p>
                    </text:list-item>
                    <text:list-item>
                      <text:p text:style-name="P49">亂世 是 天下無道。</text:p>
                      <text:list>
                        <text:list-item>
                          <text:p text:style-name="P49">明顯例子，世界 充滿 利益薰心、鬥爭奪權、信念戰爭。</text:p>
                        </text:list-item>
                      </text:list>
                    </text:list-item>
                    <text:list-item>
                      <text:p text:style-name="P49">有用 是 有用之用。</text:p>
                      <text:list>
                        <text:list-item>
                          <text:p text:style-name="P49">至人、該個體 為 天下、其他個體 做出 貢獻。</text:p>
                        </text:list-item>
                      </text:list>
                    </text:list-item>
                    <text:list-item>
                      <text:p text:style-name="P49">無用 是 無用之用。</text:p>
                      <text:list>
                        <text:list-item>
                          <text:p text:style-name="P49">其他個體 認定 該個體 沒有 利用價值、沒有可取之處、毫無用處。</text:p>
                        </text:list-item>
                        <text:list-item>
                          <text:p text:style-name="P49">至人、該個體 逍遙遊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<text:bookmark-start text:name="身處亂世，順應自然"/>身處亂世，順應自然<text:bookmark-end text:name="身處亂世，順應自然"/></text:p>
              <text:list>
                <text:list-item>
                  <text:p text:style-name="P36">亂世無用。</text:p>
                </text:list-item>
                <text:list-item>
                  <text:p text:style-name="P37">假定，在 亂世 必須 入世、處世。</text:p>
                  <text:list>
                    <text:list-item>
                      <text:p text:style-name="P37">必須 是 被迫、不得不、身不由己、看不下去、想要捨身救人、想要犧牲自己挽救眾生。</text:p>
                    </text:list-item>
                  </text:list>
                </text:list-item>
                <text:list-item>
                  <text:p text:style-name="P38">不多做、多做多錯。</text:p>
                </text:list-item>
                <text:list-item>
                  <text:p text:style-name="P38">不少做、缺漏有錯。</text:p>
                </text:list-item>
                <text:list-item>
                  <text:p text:style-name="P38">順應自然。</text:p>
                  <text:list>
                    <text:list-item>
                      <text:p text:style-name="P38">做該做的事、不多想、心靈平靜。</text:p>
                      <text:list>
                        <text:list-item>
                          <text:p text:style-name="P38">不多想 是 不需要、不用 多想、擔心懼怕、勾心鬥角。</text:p>
                        </text:list-item>
                      </text:list>
                    </text:list-item>
                    <text:list-item>
                      <text:p text:style-name="P38">明顯例子，在 大海 航行的 船。</text:p>
                      <text:list>
                        <text:list-item>
                          <text:p text:style-name="P38">大海 有機率是 波濤洶湧、小風小浪、風和日麗。</text:p>
                        </text:list-item>
                        <text:list-item>
                          <text:p text:style-name="P269"><text:span text:style-name="T7">入世、處世 </text:span><text:span text:style-name="T100">↔</text:span><text:span text:style-name="T7"> 船 置身於 大海，蘊含某一特定目標、前往某一特定目的地。</text:span></text:p>
                          <text:list>
                            <text:list-item>
                              <text:p text:style-name="P38">該船 有機率認定 置身於 大海，該船 才能 達成該目標、到達該目的地。</text:p>
                            </text:list-item>
                          </text:list>
                        </text:list-item>
                        <text:list-item>
                          <text:p text:style-name="P269"><text:span text:style-name="T7">出世 </text:span><text:span text:style-name="T100">↔</text:span><text:span text:style-name="T7"> 船 置身於 陸地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<text:bookmark-start text:name="才全德不形"/>才全德不形<text:bookmark-end text:name="才全德不形"/></text:p>
              <text:list>
                <text:list-item>
                  <text:p text:style-name="P38">才全。</text:p>
                  <text:list>
                    <text:list-item>
                      <text:p text:style-name="P38">順應自然。</text:p>
                    </text:list-item>
                    <text:list-item>
                      <text:p text:style-name="P39">順應存在、順應變化。</text:p>
                    </text:list-item>
                    <text:list-item>
                      <text:p text:style-name="P39">不蘊含美醜觀念、不拘於形體、省能。</text:p>
                      <text:list>
                        <text:list-item>
                          <text:p text:style-name="P39">不蘊含美醜的觀念 的 明顯例子，沒有 非監督式學習，美、醜 之間的 差別。</text:p>
                          <text:list>
                            <text:list-item>
                              <text:p text:style-name="P39">無己，不存在 有用、無用、美醜。</text:p>
                            </text:list-item>
                            <text:list-item>
                              <text:p text:style-name="P39">有己，存在 有用、無用、美醜。</text:p>
                            </text:list-item>
                          </text:list>
                        </text:list-item>
                        <text:list-item>
                          <text:p text:style-name="P39">不拘於形體 是 無己。</text:p>
                          <text:list>
                            <text:list-item>
                              <text:p text:style-name="P39">無己 自然而然、理所當然 不拘於形體。</text:p>
                            </text:list-item>
                          </text:list>
                        </text:list-item>
                        <text:list-item>
                          <text:p text:style-name="P40">省能 是 資源、精力、專注力 不浪費 在 思想 什麼是美、什麼是醜。</text:p>
                        </text:list-item>
                        <text:list-item>
                          <text:p text:style-name="P41">省能 是 資源、精力、專注力 不浪費 在 決策 某一特定個體 是美、是醜。</text:p>
                        </text:list-item>
                        <text:list-item>
                          <text:p text:style-name="P41">省能 是 資源、精力、專注力 不浪費 在 行動 讓自己接近美、讓自己遠離醜。</text:p>
                          <text:list>
                            <text:list-item>
                              <text:p text:style-name="P42">順應自然、順應存在、順應變化。</text:p>
                            </text:list-item>
                          </text:list>
                        </text:list-item>
                        <text:list-item>
                          <text:p text:style-name="P42">省能 是為了 資源、精力、專注力 使用在 思想 什麼是德、什麼是不德。</text:p>
                        </text:list-item>
                        <text:list-item>
                          <text:p text:style-name="P43">省能 是為了 資源、精力、專注力 使用在 決策 某一特定個體 是德、是不德。</text:p>
                        </text:list-item>
                        <text:list-item>
                          <text:p text:style-name="P43">省能 是為了 資源、精力、專注力 使用在 行動 學習 德的個體 提升 德。</text:p>
                          <text:list>
                            <text:list-item>
                              <text:p text:style-name="P43">雙贏。</text:p>
                            </text:list-item>
                            <text:list-item>
                              <text:p text:style-name="P43">學習個體 學習 德，德 提升。</text:p>
                            </text:list-item>
                            <text:list-item>
                              <text:p text:style-name="P43">協助個體 協助 其他個體，德 提升、昇華。</text:p>
                              <text:list>
                                <text:list-item>
                                  <text:p text:style-name="P43">協助個體 是 被學習的個體。</text:p>
                                </text:list-item>
                                <text:list-item>
                                  <text:p text:style-name="P43">協助 越多、越深遠，德 越提升、越昇華。</text:p>
                                </text:list-item>
                                <text:list-item>
                                  <text:p text:style-name="P44">協助 不是 行動。</text:p>
                                </text:list-item>
                                <text:list-item>
                                  <text:p text:style-name="P44">協助 是 思想、決策、行動。</text:p>
                                  <text:list>
                                    <text:list-item>
                                      <text:p text:style-name="P44">內心想法 極端重要。</text:p>
                                    </text:list-item>
                                    <text:list-item>
                                      <text:p text:style-name="P44">為了 被上提 而 德，是 不德。</text:p>
                                      <text:list>
                                        <text:list-item>
                                          <text:p text:style-name="P44">利益之心。</text:p>
                                        </text:list-item>
                                        <text:list-item>
                                          <text:p text:style-name="P280"><text:span text:style-name="T10">原因很明顯</text:span><text:span text:style-name="T15">，log紀</text:span><text:span text:style-name="T10">錄 一目了然、簡單直白、輕鬆分辨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5">自然而然、理所當然 的 德，是 德。</text:p>
                                      <text:list>
                                        <text:list-item>
                                          <text:p text:style-name="P45">心存善念。</text:p>
                                          <text:list>
                                            <text:list-item>
                                              <text:p text:style-name="P45">沉浸在 德 的 環境 越久，德 的 機率 越高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81"><text:span text:style-name="T10">德 的 明顯例子，</text:span><text:span text:style-name="T14">心靈平靜、互助、和諧、協調、協助、雙贏、無我</text:span><text:span text:style-name="T10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6">省能 是為了 資源、精力、專注力 使用在 行動 協助 不德的個體 提升 德。</text:p>
                          <text:list>
                            <text:list-item>
                              <text:p text:style-name="P46">明顯例子，導師制。</text:p>
                            </text:list-item>
                            <text:list-item>
                              <text:p text:style-name="P46">提升 文明的 德。</text:p>
                              <text:list>
                                <text:list-item>
                                  <text:p text:style-name="P46">文明的 德 是 最低德的個體的 德。</text:p>
                                  <text:list>
                                    <text:list-item>
                                      <text:p text:style-name="P46">木桶理論。</text:p>
                                    </text:list-item>
                                  </text:list>
                                </text:list-item>
                                <text:list-item>
                                  <text:p text:style-name="P46">輪迴、重新投胎 自然而然、理所當然 學習，導師制 的 回饋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7">省能 是為了 資源、精力、專注力 使用在 行動 讓自己接近德的環境。</text:p>
                        </text:list-item>
                        <text:list-item>
                          <text:p text:style-name="P47">省能 是為了 資源、精力、專注力 使用在 行動 讓自己遠離不德的環境。</text:p>
                          <text:list>
                            <text:list-item>
                              <text:p text:style-name="P42">不德 是 缺德、無德、反德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">德不形。</text:p>
                  <text:list>
                    <text:list-item>
                      <text:p text:style-name="P38">心靈平靜。</text:p>
                    </text:list-item>
                    <text:list-item>
                      <text:p text:style-name="P16">天籟、無形之聲。</text:p>
                    </text:list-item>
                  </text:list>
                </text:list-item>
              </text:list>
            </text:list-item>
            <text:list-item>
              <text:p text:style-name="P48"><text:bookmark-start text:name="大道"/>大道<text:bookmark-end text:name="大道"/><text:span text:style-name="T37">（&lt;_?a_&gt;個體、&lt;?[A]&gt;個體，（n &gt;= a &gt;= u，Λ &gt;= A &gt;= V））</text:span></text:p>
              <text:list>
                <text:list-item>
                  <text:p text:style-name="P17">（莊子 認定的）大道 是 地球（本身）。</text:p>
                </text:list-item>
              </text:list>
            </text:list-item>
            <text:list-item>
              <text:p text:style-name="P50"><text:bookmark-start text:name="真知"/>真知<text:bookmark-end text:name="真知"/></text:p>
              <text:list>
                <text:list-item>
                  <text:p text:style-name="P24">無己。</text:p>
                </text:list-item>
                <text:list-item>
                  <text:p text:style-name="P24">順應自然。</text:p>
                </text:list-item>
                <text:list-item>
                  <text:p text:style-name="P24">才全德不形。</text:p>
                </text:list-item>
                <text:list-item>
                  <text:p text:style-name="P24">生、死 只是 自然現象。</text:p>
                </text:list-item>
                <text:list-item>
                  <text:p text:style-name="P24">不被 其他&lt;?2&gt;個體 認定的、制定的 標準、美醜、價值觀 所拘束、所束縛。</text:p>
                  <text:list>
                    <text:list-item>
                      <text:p text:style-name="P24">拘束、束縛 的 明顯例子，地籟。</text:p>
                    </text:list-item>
                  </text:list>
                </text:list-item>
                <text:list-item>
                  <text:p text:style-name="P24">以 &lt;_?3_&gt;個體 為 中心思想。</text:p>
                </text:list-item>
              </text:list>
            </text:list-item>
            <text:list-item>
              <text:p text:style-name="P50"><text:bookmark-start text:name="真人"/>真人<text:bookmark-end text:name="真人"/></text:p>
              <text:list>
                <text:list-item>
                  <text:p text:style-name="P24">至人。</text:p>
                </text:list-item>
                <text:list-item>
                  <text:p text:style-name="P24">蘊含 真知 的 人、個體。</text:p>
                </text:list-item>
              </text:list>
            </text:list-item>
            <text:list-item>
              <text:p text:style-name="P50"><text:bookmark-start text:name="櫻寧"/>櫻寧<text:bookmark-end text:name="櫻寧"/></text:p>
              <text:list>
                <text:list-item>
                  <text:p text:style-name="P24">心靈平靜。</text:p>
                </text:list-item>
                <text:list-item>
                  <text:p text:style-name="P24">真知。</text:p>
                </text:list-item>
              </text:list>
            </text:list-item>
            <text:list-item>
              <text:p text:style-name="P50"><text:bookmark-start text:name="明王"/>明王<text:bookmark-end text:name="明王"/></text:p>
              <text:list>
                <text:list-item>
                  <text:p text:style-name="P50">真知。</text:p>
                </text:list-item>
                <text:list-item>
                  <text:p text:style-name="P50">無為而治。</text:p>
                </text:list-item>
                <text:list-item>
                  <text:p text:style-name="P50">以 德 為 中心思想。</text:p>
                </text:list-item>
                <text:list-item>
                  <text:p text:style-name="P50">明王的 存在，如同 不存在。</text:p>
                  <text:list>
                    <text:list-item>
                      <text:p text:style-name="P50">明王 彷彿 不存在。</text:p>
                    </text:list-item>
                    <text:list-item>
                      <text:p text:style-name="P50">所有個體 感受不到 明王的 存在。</text:p>
                    </text:list-item>
                    <text:list-item>
                      <text:p text:style-name="P270"><text:span text:style-name="T17">所有</text:span><text:span text:style-name="T7">個體 有機率認定 明王 不存在。</text:span></text:p>
                      <text:list>
                        <text:list-item>
                          <text:p text:style-name="P51">明顯例子，尼采 認定的 上帝。</text:p>
                        </text:list-item>
                      </text:list>
                    </text:list-item>
                    <text:list-item>
                      <text:p text:style-name="P271"><text:span text:style-name="T7">明顯例子，</text:span><text:span text:style-name="T16">&lt;?</text:span><text:span text:style-name="T17">2&gt;個體 感受不到 &lt;_?3_&gt;個體</text:span><text:span text:style-name="T7">。</text:span></text:p>
                      <text:list>
                        <text:list-item>
                          <text:p text:style-name="P25">&lt;_?3_&gt;個體的 存在，如同 不存在。</text:p>
                        </text:list-item>
                        <text:list-item>
                          <text:p text:style-name="P272"><text:span text:style-name="T17">&lt;_?3_&gt;個體 </text:span><text:span text:style-name="T7">彷彿 不存在。</text:span></text:p>
                        </text:list-item>
                        <text:list-item>
                          <text:p text:style-name="P273"><text:span text:style-name="T16">&lt;?</text:span><text:span text:style-name="T17">2&gt;</text:span><text:span text:style-name="T7">個體 感受不到 </text:span><text:span text:style-name="T17">&lt;_?3_&gt;個體</text:span><text:span text:style-name="T7">的 存在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所有文明、所有生命、所有個體 自然而然、理所當然 提升、昇華 德。</text:p>
                  <text:list>
                    <text:list-item>
                      <text:p text:style-name="P52">塵世之內、塵世之外 逐漸 沒有區別、無法區分。</text:p>
                    </text:list-item>
                    <text:list-item>
                      <text:p text:style-name="P50">所有個體 身在塵世之內，如同 身在塵世之外。</text:p>
                    </text:list-item>
                    <text:list-item>
                      <text:p text:style-name="P24">所有個體 自然而然、理所當然 成為 真人。</text:p>
                    </text:list-item>
                    <text:list-item>
                      <text:p text:style-name="P50">所有個體 自然而然、理所當然 無己、逍遙遊、順應自然。</text:p>
                    </text:list-item>
                  </text:list>
                </text:list-item>
                <text:list-item>
                  <text:p text:style-name="P50">明王 不是 人籟。</text:p>
                  <text:list>
                    <text:list-item>
                      <text:p text:style-name="P53">人籟 是 有治之治。</text:p>
                    </text:list-item>
                    <text:list-item>
                      <text:p text:style-name="P53">明顯例子，水族館。</text:p>
                      <text:list>
                        <text:list-item>
                          <text:p text:style-name="P53">海豚 被訓練、被施加鞭子與糖果，主動、被動、被迫 表演。</text:p>
                        </text:list-item>
                      </text:list>
                    </text:list-item>
                  </text:list>
                </text:list-item>
                <text:list-item>
                  <text:p text:style-name="P54">明王 不是 地籟。</text:p>
                  <text:list>
                    <text:list-item>
                      <text:p text:style-name="P53">地籟 是 有形之治。</text:p>
                    </text:list-item>
                    <text:list-item>
                      <text:p text:style-name="P53">明顯例子，水族箱。</text:p>
                      <text:list>
                        <text:list-item>
                          <text:p text:style-name="P55">海豚 被拘束、被束縛，主動、被動、被迫 存在、生存、生活、繁衍、發展。</text:p>
                        </text:list-item>
                      </text:list>
                    </text:list-item>
                  </text:list>
                </text:list-item>
                <text:list-item>
                  <text:p text:style-name="P54">明王 是 天籟。</text:p>
                  <text:list>
                    <text:list-item>
                      <text:p text:style-name="P54">天籟 是 無治之治。</text:p>
                      <text:list>
                        <text:list-item>
                          <text:p text:style-name="P56">明王 蘊含、孕育 萬物。</text:p>
                        </text:list-item>
                        <text:list-item>
                          <text:p text:style-name="P56">明王 讓 萬物 適得其所。</text:p>
                        </text:list-item>
                        <text:list-item>
                          <text:p text:style-name="P56">萬物 自然而然、理所當然 蓬勃發展、交互作用、順應自然。</text:p>
                        </text:list-item>
                      </text:list>
                    </text:list-item>
                    <text:list-item>
                      <text:p text:style-name="P54">明顯例子，大海。</text:p>
                      <text:list>
                        <text:list-item>
                          <text:p text:style-name="P57">海豚 自然而然、理所當然 存在、生存、生活、繁衍、發展。</text:p>
                        </text:list-item>
                      </text:list>
                    </text:list-item>
                  </text:list>
                </text:list-item>
                <text:list-item>
                  <text:p text:style-name="P50">明王 是 無形之聲。</text:p>
                  <text:list>
                    <text:list-item>
                      <text:p text:style-name="P50">明王 不拘束 萬物。</text:p>
                      <text:list>
                        <text:list-item>
                          <text:p text:style-name="P50">萬物 順應自然、無己、真知。</text:p>
                        </text:list-item>
                      </text:list>
                    </text:list-item>
                    <text:list-item>
                      <text:p text:style-name="P271"><text:span text:style-name="T7">所有個體 </text:span><text:span text:style-name="T8">是 萬物。</text:span></text:p>
                    </text:list-item>
                    <text:list-item>
                      <text:p text:style-name="P61">所有個體的 存在、變化、交互作用 是 自然現象。</text:p>
                    </text:list-item>
                  </text:list>
                </text:list-item>
                <text:list-item>
                  <text:p text:style-name="P303">明王 的 明顯例子，地球<text:span text:style-name="T58">個體</text:span>。</text:p>
                  <text:list>
                    <text:list-item>
                      <text:p text:style-name="P62">地球上的 生物 <text:span text:style-name="T25">感受不到 地球個體</text:span><text:span text:style-name="T59">。</text:span></text:p>
                    </text:list-item>
                    <text:list-item>
                      <text:p text:style-name="P26">地球個體的 存在，如同 不存在。</text:p>
                    </text:list-item>
                    <text:list-item>
                      <text:p text:style-name="P274"><text:span text:style-name="T17">地球個體 </text:span><text:span text:style-name="T7">彷彿 不存在。</text:span></text:p>
                      <text:list>
                        <text:list-item>
                          <text:p text:style-name="P27">對於 地球上的 生物 來說，地球個體 彷彿 不存在、理所當然的存在。</text:p>
                        </text:list-item>
                        <text:list-item>
                          <text:p text:style-name="P27">明顯例子，對於 地球上的 生物 來說，重力、空氣 彷彿 不存在、理所當然的存在。</text:p>
                        </text:list-item>
                      </text:list>
                    </text:list-item>
                    <text:list-item>
                      <text:p text:style-name="P274"><text:span text:style-name="T8">地球上的 生物 </text:span><text:span text:style-name="T7">感受不到 </text:span><text:span text:style-name="T17">地球個體</text:span><text:span text:style-name="T7">的 存在、治理、守護。</text:span></text:p>
                      <text:list>
                        <text:list-item>
                          <text:p text:style-name="P58">某一特定個體的 本能、傳承 越高。</text:p>
                          <text:list>
                            <text:list-item>
                              <text:p text:style-name="P58">該個體感受到的 機率 越高。</text:p>
                            </text:list-item>
                            <text:list-item>
                              <text:p text:style-name="P58">該個體的 感受 越鮮明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地球個體 孕育 萬物。</text:p>
                      <text:list>
                        <text:list-item>
                          <text:p text:style-name="P26">萬物 是 地球上的生物、地球內的生物、地球外的生物。</text:p>
                        </text:list-item>
                      </text:list>
                    </text:list-item>
                    <text:list-item>
                      <text:p text:style-name="P59">地球個體 不拘束 萬物。</text:p>
                      <text:list>
                        <text:list-item>
                          <text:p text:style-name="P275"><text:span text:style-name="T17">地球上的 生物 </text:span><text:span text:style-name="T7">自然而然、理所當然 存在、生存、生活、繁衍、發展。</text:span></text:p>
                        </text:list-item>
                      </text:list>
                    </text:list-item>
                    <text:list-item>
                      <text:p text:style-name="P60">某一特定個體 道越高、德越低。</text:p>
                      <text:list>
                        <text:list-item>
                          <text:p text:style-name="P60">該個體 越不承認 地球個體的 存在、治理、守護。</text:p>
                        </text:list-item>
                        <text:list-item>
                          <text:p text:style-name="P60">該個體 越不在乎 地球個體的 感受。</text:p>
                        </text:list-item>
                        <text:list-item>
                          <text:p text:style-name="P60">該個體 越會傷害 地球個體。</text:p>
                        </text:list-item>
                        <text:list-item>
                          <text:p text:style-name="P276"><text:span text:style-name="T7">地球個體</text:span><text:span text:style-name="T19">、&lt;?</text:span><text:span text:style-name="T20">2</text:span><text:span text:style-name="T19">&gt;神、&lt;?3&gt;神</text:span><text:span text:style-name="T7"> 審判 該個體的 機率 越高。</text:span></text:p>
                        </text:list-item>
                        <text:list-item>
                          <text:p text:style-name="P276"><text:span text:style-name="T9">地球個體</text:span><text:span text:style-name="T19">、&lt;?</text:span><text:span text:style-name="T20">2</text:span><text:span text:style-name="T19">&gt;神、&lt;?3&gt;神</text:span><text:span text:style-name="T7"> </text:span><text:span text:style-name="T9">殲滅 該個體的 程度 越強烈。</text:span></text:p>
                        </text:list-item>
                        <text:list-item>
                          <text:p text:style-name="P276"><text:span text:style-name="T9">地球個體</text:span><text:span text:style-name="T19">、&lt;?</text:span><text:span text:style-name="T20">2</text:span><text:span text:style-name="T19">&gt;神、&lt;?3&gt;神</text:span><text:span text:style-name="T7"> </text:span><text:span text:style-name="T9">滅絕 該個體的 規模 越深遠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<text:bookmark-start text:name="空明"/>空明<text:bookmark-end text:name="空明"/></text:p>
              <text:list>
                <text:list-item>
                  <text:p text:style-name="P61">櫻寧。</text:p>
                </text:list-item>
              </text:list>
            </text:list-item>
            <text:list-item>
              <text:p text:style-name="P61"><text:bookmark-start text:name="外物"/>外物<text:bookmark-end text:name="外物"/></text:p>
              <text:list>
                <text:list-item>
                  <text:p text:style-name="P61">外物 <text:span text:style-name="T101">↔</text:span><text:span text:style-name="T51"> </text:span>地籟。</text:p>
                  <text:list>
                    <text:list-item>
                      <text:p text:style-name="P61">受限於、受制於 其他個體。</text:p>
                      <text:list>
                        <text:list-item>
                          <text:p text:style-name="P61">其他個體 的 明顯例子，名、利、權、仁、義、禮、道、德。</text:p>
                          <text:list>
                            <text:list-item>
                              <text:p text:style-name="P61">權 是 權利、權力、君權、軍權、民權。<text:span text:style-name="T1">（軍權 是 武力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3">其他個體的標準 是 外物。</text:p>
                  <text:list>
                    <text:list-item>
                      <text:p text:style-name="P251">標準 是 指標、<text:span text:style-name="T50">評論、認定、拘束、束縛、價值觀、顯性特徵、隱性特徵、潛規則。</text:span></text:p>
                    </text:list-item>
                    <text:list-item>
                      <text:p text:style-name="P64">某一特定個體 違反 本心，遵從 其他個體的 標準，做出 的 思想、決策、行動。</text:p>
                      <text:list>
                        <text:list-item>
                          <text:p text:style-name="P63">違反本心 是 做了會不安、不做會不安。</text:p>
                          <text:list>
                            <text:list-item>
                              <text:p text:style-name="P65">本心 是 做了會心安、不做會心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5">外物 的 明顯例子，（尼采 認定的）駱駝階段。</text:p>
                    </text:list-item>
                  </text:list>
                </text:list-item>
                <text:list-item>
                  <text:p text:style-name="P66">追求外物。</text:p>
                  <text:list>
                    <text:list-item>
                      <text:p text:style-name="P67">追求外物 <text:span text:style-name="T101">↔</text:span><text:span text:style-name="T51"> </text:span>人籟。</text:p>
                    </text:list-item>
                    <text:list-item>
                      <text:p text:style-name="P66">違反 自己的 本心，為了 達成、追求 其他個體的標準、某一特定個體。</text:p>
                      <text:list>
                        <text:list-item>
                          <text:p text:style-name="P66">明顯例子，為了 喝水 而 喝水。</text:p>
                        </text:list-item>
                        <text:list-item>
                          <text:p text:style-name="P66">明顯例子，為了 非監督式學習 而 非監督式學習。</text:p>
                        </text:list-item>
                        <text:list-item>
                          <text:p text:style-name="P68">明顯例子，為了 名、利、權 而 名、利、權、勾心鬥角。</text:p>
                        </text:list-item>
                        <text:list-item>
                          <text:p text:style-name="P66">明顯例子，為了 遵從仁義的規範 而 遵從仁義禮的規範。</text:p>
                        </text:list-item>
                        <text:list-item>
                          <text:p text:style-name="P65">明顯例子，為了 德 而 德。</text:p>
                        </text:list-item>
                        <text:list-item>
                          <text:p text:style-name="P69">明顯例子，為了 道 而 道。</text:p>
                        </text:list-item>
                      </text:list>
                    </text:list-item>
                  </text:list>
                </text:list-item>
                <text:list-item>
                  <text:p text:style-name="P61">反制 外物。</text:p>
                  <text:list>
                    <text:list-item>
                      <text:p text:style-name="P64">某一特定個體 遵從 本心，遵從 該個體的 標準，做出 的 思想、決策、行動。</text:p>
                      <text:list>
                        <text:list-item>
                          <text:p text:style-name="P67">遵從本心 <text:span text:style-name="T101">↔</text:span> 天籟。</text:p>
                        </text:list-item>
                        <text:list-item>
                          <text:p text:style-name="P70">本心 的 明顯例子，（尼采 認定的）孩童階段。</text:p>
                          <text:list>
                            <text:list-item>
                              <text:p text:style-name="P70">孩童階段 不是 彼得潘症候群。</text:p>
                            </text:list-item>
                            <text:list-item>
                              <text:p text:style-name="P70">孩童階段 是 充滿、蘊含、思想、決策、行動 好奇心、持續的發問、探索驅動力。</text:p>
                            </text:list-item>
                            <text:list-item>
                              <text:p text:style-name="P70">孩童階段 是 非監督式學習。</text:p>
                            </text:list-item>
                            <text:list-item>
                              <text:p text:style-name="P71">孩童階段 是 學中做、做中學。</text:p>
                            </text:list-item>
                            <text:list-item>
                              <text:p text:style-name="P71">孩童階段 是 德、害人之心不可有、防人之心不可無。</text:p>
                              <text:list>
                                <text:list-item>
                                  <text:p text:style-name="P298">（相關內容 在 <text:span text:style-name="T64">德</text:span> 文件群的 <text:span text:style-name="T65">德 不是 單純、無知、易騙</text:span>）</text:p>
                                </text:list-item>
                              </text:list>
                            </text:list-item>
                            <text:list-item>
                              <text:p text:style-name="P71">孩童階段 是 熱愛幫助其他個體、充滿好奇心、充滿警覺心。</text:p>
                            </text:list-item>
                            <text:list-item>
                              <text:p text:style-name="P72">孩童階段 是 童心，自然而然、理所當然 持續 做出 孩童的 思想、決策、行動。</text:p>
                              <text:list>
                                <text:list-item>
                                  <text:p text:style-name="P72">童心 是 孩童的 心境、狀態。</text:p>
                                </text:list-item>
                                <text:list-item>
                                  <text:p text:style-name="P283">孩童的 思想、決策、行動 的 明顯例子，幫助、守護、學習、發問、實作。</text:p>
                                  <text:list>
                                    <text:list-item>
                                      <text:p text:style-name="P283">幫助、守護 是 幫助、守護 其他個體。</text:p>
                                      <text:list>
                                        <text:list-item>
                                          <text:p text:style-name="P283">明顯例子，導師制。</text:p>
                                          <text:list>
                                            <text:list-item>
                                              <text:p text:style-name="P299"><text:span text:style-name="T80">（導師制 的 描述在 </text:span><text:span text:style-name="T77">體制</text:span><text:span text:style-name="T80"> 文件群）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3">學習、發問、實作 的 明顯例子，非監督式學習。</text:p>
                                    </text:list-item>
                                  </text:list>
                                </text:list-item>
                                <text:list-item>
                                  <text:p text:style-name="P72">抽象例子，口渴，自然而然、理所當然 持續 做出 喝水的 思想、決策、行動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5"><text:span text:style-name="T39">遵循 自己的 </text:span><text:span text:style-name="T40">本心</text:span><text:span text:style-name="T39">，自然而然、理所當然 感測、交互作用 其他個體。</text:span></text:p>
                      <text:list>
                        <text:list-item>
                          <text:p text:style-name="P74">明顯例子，口渴，自然而然、理所當然 的 喝水。</text:p>
                          <text:list>
                            <text:list-item>
                              <text:p text:style-name="P75">口渴，自然而然、理所當然 的，做出 喝水 的 思想、決策、行動。</text:p>
                            </text:list-item>
                          </text:list>
                        </text:list-item>
                        <text:list-item>
                          <text:p text:style-name="P61">明顯例子，好奇，自然而然、理所當然 的 非監督式學習。</text:p>
                        </text:list-item>
                        <text:list-item>
                          <text:p text:style-name="P76">明顯例子，（孔子 認定的）仁，自然而然、理所當然 的 有機率獲得 名、利、權。</text:p>
                          <text:list>
                            <text:list-item>
                              <text:p text:style-name="P77">有機率 的 原因很明顯，名、利、權 是 其他個體 賦予，該個體 名、利、權。</text:p>
                            </text:list-item>
                            <text:list-item>
                              <text:p text:style-name="P78">名、利、權 只是 浮雲而已。<text:span text:style-name="T49">（（人類認定的）名、利、權 是 舞台劇的道具）</text:span></text:p>
                            </text:list-item>
                          </text:list>
                        </text:list-item>
                        <text:list-item>
                          <text:p text:style-name="P79">明顯例子，（莊子 認定的）空明，自然而然、理所當然 的 仁、義、禮。</text:p>
                          <text:list>
                            <text:list-item>
                              <text:p text:style-name="P80">仁、義、禮 不是 孔子、其他個體 認定的 仁、義、禮。</text:p>
                            </text:list-item>
                            <text:list-item>
                              <text:p text:style-name="P81">仁、義、禮 是 該個體 認定的 仁、義、禮。</text:p>
                            </text:list-item>
                          </text:list>
                        </text:list-item>
                        <text:list-item>
                          <text:p text:style-name="P61">明顯例子，以<text:span text:style-name="T16"> &lt;_?</text:span><text:span text:style-name="T18">3_&gt;個體</text:span><text:span text:style-name="T48"> 為中心思想，</text:span>自然而然、理所當然 的 德。</text:p>
                          <text:list>
                            <text:list-item>
                              <text:p text:style-name="P82">明顯例子，細胞個體 以 人類個體 為中心思想，自然而然、理所當然 的 德。</text:p>
                              <text:list>
                                <text:list-item>
                                  <text:p text:style-name="P83">動能個體 以 人類個體 為中心思想，自然而然、理所當然 的 德。</text:p>
                                </text:list-item>
                                <text:list-item>
                                  <text:p text:style-name="P69">生物電流個體 以 人類個體 為中心思想，自然而然、理所當然 的 德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4">明顯例子，日常生活、修煉生活、專業生活，自然而然、理所當然 的 道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<text:bookmark-start text:name="治理天下"/>治理天下<text:bookmark-end text:name="治理天下"/></text:p>
              <text:list>
                <text:list-item>
                  <text:p text:style-name="P84">人籟 治理天下。</text:p>
                  <text:list>
                    <text:list-item>
                      <text:p text:style-name="P85">明顯例子，使用 糖果、鞭子、獎賞、刑罰、名、利、權、權術、武力，治理 天下。</text:p>
                    </text:list-item>
                    <text:list-item>
                      <text:p text:style-name="P84">明顯例子，國民群 削足適履。</text:p>
                      <text:list>
                        <text:list-item>
                          <text:p text:style-name="P84">國民群 驕傲、忌妒、憤怒、懶惰、貪婪、暴食、色慾、恐懼、迷失本心。<text:span text:style-name="T1">七宗罪</text:span></text:p>
                        </text:list-item>
                        <text:list-item>
                          <text:p text:style-name="P86">個體 越擅於 爭權奪利、明爭暗鬥、偷拐搶騙，該個體 擁有 越多 名、利、權。</text:p>
                          <text:list>
                            <text:list-item>
                              <text:p text:style-name="P87">其他個體 越推崇、越崇拜、越效法 該個體。</text:p>
                            </text:list-item>
                            <text:list-item>
                              <text:p text:style-name="P88">其他個體 也 爭權奪利、明爭暗鬥、偷拐搶騙。</text:p>
                            </text:list-item>
                          </text:list>
                        </text:list-item>
                        <text:list-item>
                          <text:p text:style-name="P89">抽象例子，（使用<text:span text:style-name="T13">5G</text:span>標準）傳輸資料。</text:p>
                        </text:list-item>
                      </text:list>
                    </text:list-item>
                  </text:list>
                </text:list-item>
                <text:list-item>
                  <text:p text:style-name="P90">地籟 治理天下。</text:p>
                  <text:list>
                    <text:list-item>
                      <text:p text:style-name="P90">明顯例子，制定 仁、義、禮、道、德 標準，治理 天下。<text:span text:style-name="T49">（群眾壓力、獵巫異端）</text:span></text:p>
                      <text:list>
                        <text:list-item>
                          <text:p text:style-name="P91">（莊子 認定的）世俗 認定的 聖人，制定 仁、義、禮、道、德 標準。</text:p>
                          <text:list>
                            <text:list-item>
                              <text:p text:style-name="P92">（莊子 認定的）世俗 認定的 聖人 不是（莊子 認定的）聖人。</text:p>
                            </text:list-item>
                            <text:list-item>
                              <text:p text:style-name="P91">領導層 按照 該標準，治理天下。</text:p>
                            </text:list-item>
                            <text:list-item>
                              <text:p text:style-name="P91">國民群 按照 該標準，生存、生活、交互作用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明顯例子，國民群 裹小腳。</text:p>
                      <text:list>
                        <text:list-item>
                          <text:p text:style-name="P90">國民群 追求外物、浮於表面。</text:p>
                        </text:list-item>
                        <text:list-item>
                          <text:p text:style-name="P93">個體 越擅於 掩飾、演戲、巧取，該個體 精通 越多 仁、義、禮、道、德 標準。</text:p>
                          <text:list>
                            <text:list-item>
                              <text:p text:style-name="P93">其他個體 越推崇、越崇拜、越效法 該個體。</text:p>
                            </text:list-item>
                            <text:list-item>
                              <text:p text:style-name="P87">其他個體 也 掩飾、演戲、巧取。</text:p>
                            </text:list-item>
                          </text:list>
                        </text:list-item>
                        <text:list-item>
                          <text:p text:style-name="P252">抽象例子<text:span text:style-name="T16">，5G</text:span>標準。</text:p>
                        </text:list-item>
                      </text:list>
                    </text:list-item>
                  </text:list>
                </text:list-item>
                <text:list-item>
                  <text:p text:style-name="P94">天籟 治理天下。<text:span text:style-name="T1">（實際上 不是 治理天下，實際上 是 在宥天下）</text:span></text:p>
                  <text:list>
                    <text:list-item>
                      <text:p text:style-name="P95">明顯例子，明王，治理天下。<text:span text:style-name="T1">（實際上 不是 治理天下，實際上 是 在宥天下）</text:span></text:p>
                      <text:list>
                        <text:list-item>
                          <text:p text:style-name="P96">（莊子 認定的）聖人、明王。</text:p>
                          <text:list>
                            <text:list-item>
                              <text:p text:style-name="P96">領導層 以 地球個體、<text:span text:style-name="T13">&lt;_?</text:span><text:span text:style-name="T24">3_&gt;</text:span><text:span text:style-name="T54">個體</text:span> 為中心思想，遵從本心、順應自然。</text:p>
                            </text:list-item>
                            <text:list-item>
                              <text:p text:style-name="P96">國民群 以 地球個體、<text:span text:style-name="T13">&lt;_?</text:span><text:span text:style-name="T24">3_&gt;</text:span><text:span text:style-name="T54">個體</text:span> 為中心思想，遵從本心、順應自然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明顯例子，國民群 自然而然、理所當然 的 赤腳、穿上舒適的襪子、穿上舒適的鞋子。</text:p>
                      <text:list>
                        <text:list-item>
                          <text:p text:style-name="P90">國民群 遵從本心、表裡如一。</text:p>
                        </text:list-item>
                        <text:list-item>
                          <text:p text:style-name="P97">個體 越擅於 遵從本心、表裡如一，該個體 以 地球個體、<text:span text:style-name="T13">&lt;_?</text:span><text:span text:style-name="T24">3_&gt;</text:span><text:span text:style-name="T54">個體</text:span> 為中心思想。</text:p>
                          <text:list>
                            <text:list-item>
                              <text:p text:style-name="P98">其他個體 越推崇、越崇拜、越效法 該個體。</text:p>
                            </text:list-item>
                            <text:list-item>
                              <text:p text:style-name="P99">其他個體 也 遵從本心、表裡如一，以 地球個體、<text:span text:style-name="T13">&lt;_?</text:span><text:span text:style-name="T24">3_&gt;</text:span><text:span text:style-name="T54">個體</text:span> 為中心思想。</text:p>
                            </text:list-item>
                          </text:list>
                        </text:list-item>
                        <text:list-item>
                          <text:p text:style-name="P90">抽象例子，光、電磁波、太陽光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0"><text:bookmark-start text:name="大盜"/>大盜<text:bookmark-end text:name="大盜"/></text:p>
              <text:list>
                <text:list-item>
                  <text:p text:style-name="P100">盜走 人籟。</text:p>
                  <text:list>
                    <text:list-item>
                      <text:p text:style-name="P100">竊走、分配、賦予 名、利、權。</text:p>
                      <text:list>
                        <text:list-item>
                          <text:p text:style-name="P101">名、利、權 是 人籟。</text:p>
                        </text:list-item>
                      </text:list>
                    </text:list-item>
                    <text:list-item>
                      <text:p text:style-name="P102">假定，國民群 熱愛、崇尚、追逐 名、利、權。</text:p>
                      <text:list>
                        <text:list-item>
                          <text:p text:style-name="P102">國民群 是 被 人籟 治理天下 的 國民群。</text:p>
                        </text:list-item>
                        <text:list-item>
                          <text:p text:style-name="P102">國民群 爭權奪利、勾心鬥角，為了 獲得 名、利、權。</text:p>
                        </text:list-item>
                        <text:list-item>
                          <text:p text:style-name="P103">假定，某一特定個體 能夠 分配、賦予 名、利、權。</text:p>
                          <text:list>
                            <text:list-item>
                              <text:p text:style-name="P103">國民群 就 跟隨 該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0">盜走 地籟。</text:p>
                  <text:list>
                    <text:list-item>
                      <text:p text:style-name="P104">竊走、規劃、制定 仁、義、禮、道、德 標準。</text:p>
                      <text:list>
                        <text:list-item>
                          <text:p text:style-name="P101">仁、義、禮、道、德 標準 是 地籟。</text:p>
                        </text:list-item>
                      </text:list>
                    </text:list-item>
                    <text:list-item>
                      <text:p text:style-name="P104">假定，國民群 熱愛、崇尚、追逐 仁、義、禮、道、德 標準。</text:p>
                      <text:list>
                        <text:list-item>
                          <text:p text:style-name="P105">國民群 是 被 地籟 治理天下 的 國民群。</text:p>
                        </text:list-item>
                        <text:list-item>
                          <text:p text:style-name="P106">國民群 違背本心、信念戰爭，為了 遵從、攻擊 仁、義、禮、道、德 標準。</text:p>
                          <text:list>
                            <text:list-item>
                              <text:p text:style-name="P107">遵從 是 遵從 自己 認定的。</text:p>
                            </text:list-item>
                            <text:list-item>
                              <text:p text:style-name="P108">攻擊 是 攻擊 不同於 自己 認定的。</text:p>
                            </text:list-item>
                            <text:list-item>
                              <text:p text:style-name="P108">攻擊 是 攻擊 其他個體 認定的。</text:p>
                            </text:list-item>
                          </text:list>
                        </text:list-item>
                        <text:list-item>
                          <text:p text:style-name="P105">假定，某一特定個體 能夠 規劃、制定 仁、義、禮、道、德 標準。</text:p>
                          <text:list>
                            <text:list-item>
                              <text:p text:style-name="P105">國民群 就 跟隨 該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0">盜走 天籟。</text:p>
                  <text:list>
                    <text:list-item>
                      <text:p text:style-name="P100">對於 大盜 來說，盜走 天籟 無用。</text:p>
                      <text:list>
                        <text:list-item>
                          <text:p text:style-name="P100">盜無可盜。</text:p>
                        </text:list-item>
                        <text:list-item>
                          <text:p text:style-name="P100">用無可用。</text:p>
                        </text:list-item>
                      </text:list>
                    </text:list-item>
                    <text:list-item>
                      <text:p text:style-name="P109">國民群 順應自然。</text:p>
                      <text:list>
                        <text:list-item>
                          <text:p text:style-name="P109">順應自然 是 天籟。</text:p>
                        </text:list-item>
                      </text:list>
                    </text:list-item>
                    <text:list-item>
                      <text:p text:style-name="P109">假定，國民群 熱愛、崇尚、追逐 順應自然。</text:p>
                      <text:list>
                        <text:list-item>
                          <text:p text:style-name="P109">國民群 是 被 天籟 治理天下 的 國民群。</text:p>
                        </text:list-item>
                        <text:list-item>
                          <text:p text:style-name="P109">國民群 以 地球個體、太陽系個體、<text:span text:style-name="T13">&lt;_?</text:span><text:span text:style-name="T24">3_&gt;</text:span><text:span text:style-name="T54">個體</text:span> 為中心思想，遵從本心、順應自然。</text:p>
                          <text:list>
                            <text:list-item>
                              <text:p text:style-name="P110">以 地球個體 為中心思想 的 明顯例子。</text:p>
                              <text:list>
                                <text:list-item>
                                  <text:p text:style-name="P111">國民群的 思想、決策、行動 對 地球個體 仁。</text:p>
                                  <text:list>
                                    <text:list-item>
                                      <text:p text:style-name="P111">仁 是 孔子 認定的 仁。</text:p>
                                    </text:list-item>
                                  </text:list>
                                </text:list-item>
                                <text:list-item>
                                  <text:p text:style-name="P112">假定，對於 地球個體 來說，某一特定個體 是 善。</text:p>
                                  <text:list>
                                    <text:list-item>
                                      <text:p text:style-name="P113">對於 國民群 來說，該個體 是 善。</text:p>
                                    </text:list-item>
                                    <text:list-item>
                                      <text:p text:style-name="P113">國民群 有機率 提升、昇華 該個體。</text:p>
                                    </text:list-item>
                                    <text:list-item>
                                      <text:p text:style-name="P113">沒有 感測、交互作用 的 提升、昇華，有機率 反而會 產生惡。</text:p>
                                      <text:list>
                                        <text:list-item>
                                          <text:p text:style-name="P113">抽象例子，揠苗助長、水中毒。</text:p>
                                        </text:list-item>
                                        <text:list-item>
                                          <text:p text:style-name="P113">良藥 吃太多，有機率變成 毒藥。</text:p>
                                        </text:list-item>
                                        <text:list-item>
                                          <text:p text:style-name="P113">國民群、地球個體 要 感測、交互作用。</text:p>
                                          <text:list>
                                            <text:list-item>
                                              <text:p text:style-name="P113">抽象例子，半雙工、雙工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4">國民群 <text:span text:style-name="T102">↔</text:span><text:span text:style-name="T55"> 地球個體。</text:span></text:p>
                                          <text:list>
                                            <text:list-item>
                                              <text:p text:style-name="P114">樹醫、學者、旅人 <text:span text:style-name="T102">↔</text:span><text:span text:style-name="T55"> 樹木</text:span>。</text:p>
                                            </text:list-item>
                                            <text:list-item>
                                              <text:p text:style-name="P114">農夫、大氣、孩童 <text:span text:style-name="T103">↔</text:span><text:span text:style-name="T56"> 農田。</text:span></text:p>
                                            </text:list-item>
                                            <text:list-item>
                                              <text:p text:style-name="P114">校工、老師、學生 <text:span text:style-name="T104">↔</text:span><text:span text:style-name="T57"> 學校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12">假定，對於 地球個體 來說，某一特定個體 是 惡。</text:p>
                                  <text:list>
                                    <text:list-item>
                                      <text:p text:style-name="P113">對於 國民群 來說，該個體 是 惡。</text:p>
                                    </text:list-item>
                                    <text:list-item>
                                      <text:p text:style-name="P113">國民群 有機率 降低、退化 該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5">遵從本心 的 明顯例子，養魚。</text:p>
                              <text:list>
                                <text:list-item>
                                  <text:p text:style-name="P115">假定，某一特定個體 認定 養魚 是 善。</text:p>
                                  <text:list>
                                    <text:list-item>
                                      <text:p text:style-name="P116">該個體 養魚，是 遵從本心、行善。</text:p>
                                    </text:list-item>
                                    <text:list-item>
                                      <text:p text:style-name="P116">該個體 不養魚，是 違背本心、行惡。</text:p>
                                    </text:list-item>
                                  </text:list>
                                </text:list-item>
                                <text:list-item>
                                  <text:p text:style-name="P117">假定，某一特定個體 認定 養魚 是 惡。</text:p>
                                  <text:list>
                                    <text:list-item>
                                      <text:p text:style-name="P116">該個體 不養魚，是 遵從本心、不行惡。</text:p>
                                    </text:list-item>
                                    <text:list-item>
                                      <text:p text:style-name="P116">該個體 養魚，是 違背本心、行惡。</text:p>
                                    </text:list-item>
                                  </text:list>
                                </text:list-item>
                                <text:list-item>
                                  <text:p text:style-name="P118">抽象例子，假定，某一特定個體 以 某一特定魚 為中心思想。</text:p>
                                  <text:list>
                                    <text:list-item>
                                      <text:p text:style-name="P118">假定，該個體、該魚 能夠 溝通。</text:p>
                                    </text:list-item>
                                    <text:list-item>
                                      <text:p text:style-name="P118">假定，該魚 想要回到 某一特定溪河。</text:p>
                                    </text:list-item>
                                    <text:list-item>
                                      <text:p text:style-name="P118">該個體 把 該魚 放回 該溪河，是 遵從本心、行善。</text:p>
                                    </text:list-item>
                                    <text:list-item>
                                      <text:p text:style-name="P119">該個體 不把 該魚 放回 該溪河，是 違背本心、行惡。</text:p>
                                    </text:list-item>
                                    <text:list-item>
                                      <text:p text:style-name="P119">假定，該溪河、該溪河的生態圈 適合 該魚 存在、生存、生活。</text:p>
                                      <text:list>
                                        <text:list-item>
                                          <text:p text:style-name="P120">該溪河、該溪河的其他魚群 有機率認定，該個體、該魚 在 行善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0">假定，該溪河、該溪河的生態圈 不適合 該魚 存在、生存、生活。</text:p>
                                      <text:list>
                                        <text:list-item>
                                          <text:p text:style-name="P121">該溪河、該溪河的其他魚群 有機率認定，該個體、該魚 在 行惡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9">明顯例子，紅血球個體 遵從本心、順應自然，自然而然、理所當然 輸送 氧氣。</text:p>
                              <text:list>
                                <text:list-item>
                                  <text:p text:style-name="P122">假定，細胞個體群 熱愛、崇尚、追逐 名、利、權。</text:p>
                                  <text:list>
                                    <text:list-item>
                                      <text:p text:style-name="P122">紅血球個體 有機率 爭權奪利、勾心鬥角，為了 獲得 名、利、權。</text:p>
                                      <text:list>
                                        <text:list-item>
                                          <text:p text:style-name="P122">削足適履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3">假定，細胞個體群 熱愛、崇尚、追逐 仁、義、禮、道、德 標準。</text:p>
                                  <text:list>
                                    <text:list-item>
                                      <text:p text:style-name="P124">紅血球個體 違背本心、信念戰爭，為了 遵從、攻擊 仁、義、禮、道。</text:p>
                                      <text:list>
                                        <text:list-item>
                                          <text:p text:style-name="P124">裹小腳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5">假定，細胞個體群 以 人類個體 為中心思想，遵從本心、順應自然。</text:p>
                                  <text:list>
                                    <text:list-item>
                                      <text:p text:style-name="P126">細胞個體群 以 內臟組織個體、呼吸系統個體、人類個體 為中心思想。</text:p>
                                    </text:list-item>
                                    <text:list-item>
                                      <text:p text:style-name="P125">紅血球個體 遵從本心、順應自然，自然而然、理所當然 輸送 氧氣。</text:p>
                                      <text:list>
                                        <text:list-item>
                                          <text:p text:style-name="P125">自然而然、理所當然 的 赤腳、穿上舒適的襪子、穿上舒適的鞋子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7">細胞個體群 自然而然、理所當然 各司其職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9">假定，某一特定個體 是 領導層。</text:p>
                          <text:list>
                            <text:list-item>
                              <text:p text:style-name="P109">假定，該個體 帶領 國民群 自然而然、理所當然 提升、昇華 道、德。</text:p>
                              <text:list>
                                <text:list-item>
                                  <text:p text:style-name="P109"><text:span text:style-name="T52">該個體 是</text:span> 長老、先知、良善的國民。</text:p>
                                  <text:list>
                                    <text:list-item>
                                      <text:p text:style-name="P128">長老 是 長老制的 長老、領導層。</text:p>
                                    </text:list-item>
                                    <text:list-item>
                                      <text:p text:style-name="P129">先知 是 長老制的 國民群的 先知。</text:p>
                                      <text:list>
                                        <text:list-item>
                                          <text:p text:style-name="P129">抽象例子，假定，國民群 是 常態分佈。</text:p>
                                          <text:list>
                                            <text:list-item>
                                              <text:p text:style-name="P129">假定，使用 三個 標準差，做 劃分。</text:p>
                                            </text:list-item>
                                            <text:list-item>
                                              <text:p text:style-name="P129">先知 是 三個標準差 以外的 某一特定側的 國民群、個體群。</text:p>
                                            </text:list-item>
                                            <text:list-item>
                                              <text:p text:style-name="P130">無知 是 三個標準差 以外的 另一側的 國民群、個體群。</text:p>
                                            </text:list-item>
                                            <text:list-item>
                                              <text:p text:style-name="P130">國民群、大眾國民群 是 三個標準差 以內的 國民群、個體群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1">某一（些）特定領域的 先知，有機率是 其他領域的 國民群、無知。</text:p>
                                        </text:list-item>
                                        <text:list-item>
                                          <text:p text:style-name="P131">某一（些）特定領域的 無知，有機率是 其他領域的 國民群、先知。</text:p>
                                        </text:list-item>
                                        <text:list-item>
                                          <text:p text:style-name="P132">明顯例子，牛頓 是 科學領域 的 先知。</text:p>
                                        </text:list-item>
                                        <text:list-item>
                                          <text:p text:style-name="P131">明顯例子，牛頓 是 股票領域 的 國民群、無知。</text:p>
                                        </text:list-item>
                                        <text:list-item>
                                          <text:p text:style-name="P131">明顯例子，特斯拉 是 未來學領域、科學領域 的 先知。</text:p>
                                        </text:list-item>
                                        <text:list-item>
                                          <text:p text:style-name="P133">明顯例子，特斯拉 是 爭權奪利領域、人籟領域 的 國民群、無知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4">良善的國民 蘊含（孔子 認定的）仁。</text:p>
                                      <text:list>
                                        <text:list-item>
                                          <text:p text:style-name="P134">良善的國民 幫助 其他國民群 提升、昇華 道、德。</text:p>
                                        </text:list-item>
                                        <text:list-item>
                                          <text:p text:style-name="P135">其他國民群 有機率幫助 良善的國民 提升、昇華 道、德。</text:p>
                                          <text:list>
                                            <text:list-item>
                                              <text:p text:style-name="P136">國民群之間 共生、良性循環、團隊合作。</text:p>
                                            </text:list-item>
                                            <text:list-item>
                                              <text:p text:style-name="P136">個體、群體、文明 提升、昇華 道、德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6">其他國民群 有機率攻擊 良善的國民。</text:p>
                                          <text:list>
                                            <text:list-item>
                                              <text:p text:style-name="P136">國民群之間 惡性循環、閉門造車。</text:p>
                                            </text:list-item>
                                            <text:list-item>
                                              <text:p text:style-name="P137">個體、群體、文明 提升、停滯、退化 道。<text:span text:style-name="T1">（退化 明例，核戰）</text:span></text:p>
                                            </text:list-item>
                                            <text:list-item>
                                              <text:p text:style-name="P137">個體、群體、文明 降低、退化 德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8">道 <text:span text:style-name="T105">↔</text:span><text:span text:style-name="T53"> 物質文明、某一特定個體的層級的使用和制造和設計、修煉生活。</text:span></text:p>
                                </text:list-item>
                                <text:list-item>
                                  <text:p text:style-name="P138">德 <text:span text:style-name="T105">↔</text:span><text:span text:style-name="T53"> 精神文明、某一特定個體的層級的維持和提升和昇華、日常生活。</text:span></text:p>
                                  <text:list>
                                    <text:list-item>
                                      <text:p text:style-name="P138">某一特定個體的層級 的 明顯例子，文明層級、法則層級、型態層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28">假定，該個體 帶領 國民群 自然而然、理所當然 降低、退化 道、德。</text:p>
                              <text:list>
                                <text:list-item>
                                  <text:p text:style-name="P128">該個體 是 癌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8"><text:bookmark-start text:name="在宥"/>在宥<text:bookmark-end text:name="在宥"/></text:p>
              <text:list>
                <text:list-item>
                  <text:p text:style-name="P128">領導層 自然無為。</text:p>
                </text:list-item>
                <text:list-item>
                  <text:p text:style-name="P128">國民群 自然而然、理所當然 順應自然。</text:p>
                </text:list-item>
                <text:list-item>
                  <text:p text:style-name="P128">治理天下 是 人籟、地籟。</text:p>
                  <text:list>
                    <text:list-item>
                      <text:p text:style-name="P128">破壞 萬物 本心、本性、本能。</text:p>
                      <text:list>
                        <text:list-item>
                          <text:p text:style-name="P128">萬物 勾心鬥角、違背本心 感測、交互作用。</text:p>
                        </text:list-item>
                      </text:list>
                    </text:list-item>
                    <text:list-item>
                      <text:p text:style-name="P128">明顯例子，名、利、權、仁、義、禮、道、德。</text:p>
                    </text:list-item>
                  </text:list>
                </text:list-item>
                <text:list-item>
                  <text:p text:style-name="P128">在宥天下 是 天籟。</text:p>
                  <text:list>
                    <text:list-item>
                      <text:p text:style-name="P139">守護 萬物 本心、本性、本能。</text:p>
                      <text:list>
                        <text:list-item>
                          <text:p text:style-name="P140">萬物 自然而然、理所當然 遵從本心、順應自然 感測、交互作用。</text:p>
                        </text:list-item>
                      </text:list>
                    </text:list-item>
                    <text:list-item>
                      <text:p text:style-name="P141">明顯例子，明王。</text:p>
                      <text:list>
                        <text:list-item>
                          <text:p text:style-name="P141">地球個體、太陽系個體（本身）是 明王。</text:p>
                        </text:list-item>
                      </text:list>
                    </text:list-item>
                    <text:list-item>
                      <text:p text:style-name="P139">某一特定個體 越傷害 明王、生態圈、其他個體。</text:p>
                      <text:list>
                        <text:list-item>
                          <text:p text:style-name="P28">生態圈 是 該個體 存在、生存、生活 的 生態圈。</text:p>
                          <text:list>
                            <text:list-item>
                              <text:p text:style-name="P28">明顯例子，海豚的 生態圈 是 海洋。</text:p>
                            </text:list-item>
                          </text:list>
                        </text:list-item>
                        <text:list-item>
                          <text:p text:style-name="P142"><text:span text:style-name="T26">&lt;?</text:span><text:span text:style-name="T27">2</text:span><text:span text:style-name="T26">&gt;神、&lt;?3&gt;神</text:span><text:span text:style-name="T59"> 審判、殲滅、滅絕，該個體的 機率 越高。</text:span></text:p>
                        </text:list-item>
                      </text:list>
                    </text:list-item>
                    <text:list-item>
                      <text:p text:style-name="P143">某一特定個體 道越高、德越低。</text:p>
                      <text:list>
                        <text:list-item>
                          <text:p text:style-name="P144"><text:span text:style-name="T26">&lt;?</text:span><text:span text:style-name="T27">2</text:span><text:span text:style-name="T26">&gt;神、&lt;?3&gt;神</text:span><text:span text:style-name="T59"> 審判、殲滅、滅絕，該個體的 機率 越高。</text:span></text:p>
                        </text:list-item>
                        <text:list-item>
                          <text:p text:style-name="P145"><text:span text:style-name="T26">&lt;?</text:span><text:span text:style-name="T27">2</text:span><text:span text:style-name="T26">&gt;神、&lt;?3&gt;神</text:span><text:span text:style-name="T59"> 有機率會 提醒、勸導、警告 該個體。</text:span></text:p>
                          <text:list>
                            <text:list-item>
                              <text:p text:style-name="P145">明顯例子，太陽風暴 擦身而過 該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6">某一特定個體 越守護 明王、生態圈、其他個體。</text:p>
                      <text:list>
                        <text:list-item>
                          <text:p text:style-name="P144"><text:span text:style-name="T26">&lt;?</text:span><text:span text:style-name="T27">2</text:span><text:span text:style-name="T26">&gt;神、&lt;?3&gt;神</text:span><text:span text:style-name="T59"> 守護、提升、昇華，該個體的 機率 越高。</text:span></text:p>
                        </text:list-item>
                      </text:list>
                    </text:list-item>
                    <text:list-item>
                      <text:p text:style-name="P146">某一特定個體 德越高。</text:p>
                      <text:list>
                        <text:list-item>
                          <text:p text:style-name="P144"><text:span text:style-name="T26">&lt;?</text:span><text:span text:style-name="T27">2</text:span><text:span text:style-name="T26">&gt;神、&lt;?3&gt;神</text:span><text:span text:style-name="T59"> 守護、提升、昇華，該個體的 機率 越高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7">明顯例子，人體 在宥天下。</text:p>
                  <text:list>
                    <text:list-item>
                      <text:p text:style-name="P148">守護 細胞 本心、本性、本能。</text:p>
                      <text:list>
                        <text:list-item>
                          <text:p text:style-name="P148">細胞 自然而然、理所當然 遵從本心、順應自然 感測、交互作用。</text:p>
                        </text:list-item>
                      </text:list>
                    </text:list-item>
                    <text:list-item>
                      <text:p text:style-name="P147">人體（本身）是 明王。</text:p>
                      <text:list>
                        <text:list-item>
                          <text:p text:style-name="P147">人體 是 某一特定人類個體的 身體。</text:p>
                        </text:list-item>
                      </text:list>
                    </text:list-item>
                    <text:list-item>
                      <text:p text:style-name="P147">細菌、病毒、癌細胞 越傷害 人體、呼吸系統、其他細胞。</text:p>
                      <text:list>
                        <text:list-item>
                          <text:p text:style-name="P149">白血<text:span text:style-name="T16">球、T細</text:span>胞、該人類個體、醫生 <text:span text:style-name="T59">審判、殲滅、滅絕，該個體的 機率 越高。</text:span></text:p>
                        </text:list-item>
                      </text:list>
                    </text:list-item>
                    <text:list-item>
                      <text:p text:style-name="P150">細菌、病毒、癌細胞 的 存在、變化，越是 讓 人體、呼吸系統、其他細胞 身弱體衰。</text:p>
                      <text:list>
                        <text:list-item>
                          <text:p text:style-name="P149">白血<text:span text:style-name="T16">球、T細</text:span>胞、該人類個體、醫生<text:span text:style-name="T59"> 審判、殲滅、滅絕，該個體的 機率 越高。</text:span></text:p>
                          <text:list>
                            <text:list-item>
                              <text:p text:style-name="P151">明顯例子，抗生素、吞噬、化療。</text:p>
                            </text:list-item>
                          </text:list>
                        </text:list-item>
                        <text:list-item>
                          <text:p text:style-name="P152">白血<text:span text:style-name="T13">球、T細</text:span>胞、該人類個體、醫生<text:span text:style-name="T59"> 有機率會 提醒、勸導、警告 該個體。</text:span></text:p>
                          <text:list>
                            <text:list-item>
                              <text:p text:style-name="P152">明顯例子，安慰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3">細胞 越守護 人體、呼吸系統、其他細胞。</text:p>
                      <text:list>
                        <text:list-item>
                          <text:p text:style-name="P154">白血<text:span text:style-name="T16">球、T細</text:span>胞、該人類個體、醫生<text:span text:style-name="T59"> 守護、提升、昇華，該個體的 機率 越高。</text:span></text:p>
                        </text:list-item>
                      </text:list>
                    </text:list-item>
                    <text:list-item>
                      <text:p text:style-name="P150">細胞的 存在、變化，越是 讓 人體、呼吸系統、其他細胞 身強體壯。</text:p>
                      <text:list>
                        <text:list-item>
                          <text:p text:style-name="P149">白血<text:span text:style-name="T16">球、T細</text:span>胞、該人類個體、醫生<text:span text:style-name="T59"> 守護、提升、昇華，該個體的 機率 越高。</text:span></text:p>
                          <text:list>
                            <text:list-item>
                              <text:p text:style-name="P155">明顯例子，守護細胞、更迅速殲滅細菌和病毒和癌細胞、養生、運動、規律作息。</text:p>
                              <text:list>
                                <text:list-item>
                                  <text:p text:style-name="P155">優良的工作環境、攝取有益於細胞生存和生活的食物、讓正常細胞更有活性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5">某一特定個體 有己、有形、人籟、地籟、以自己為中心思想，該個體 才會 治理天下。</text:p>
                  <text:list>
                    <text:list-item>
                      <text:p text:style-name="P155">該個體 波濤洶湧。</text:p>
                    </text:list-item>
                    <text:list-item>
                      <text:p text:style-name="P155">有形 是 治理天下的 個體 有 野心、預期、藍圖、慾望、外物、分別、邊界、排他性。</text:p>
                      <text:list>
                        <text:list-item>
                          <text:p text:style-name="P155">該個體 使用 名、利、權、仁、義、禮、道、德，讓 天下、其他個體 合乎預期。</text:p>
                          <text:list>
                            <text:list-item>
                              <text:p text:style-name="P156">名、利、權、仁、義、禮、道、德 是 拘束、束縛、規範、手段、方法、做法。</text:p>
                            </text:list-item>
                            <text:list-item>
                              <text:p text:style-name="P155">合乎預期 是 合乎 該個體的 預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5">某一特定個體 無己、無形、天籟、明王、以一切為中心思想，該個體 才會 在宥天下。</text:p>
                  <text:list>
                    <text:list-item>
                      <text:p text:style-name="P155">該個體 心靈平靜。</text:p>
                    </text:list-item>
                    <text:list-item>
                      <text:p text:style-name="P157">無形 是 在宥天下的 個體 沒有 野心、預期、藍圖、慾望、外物、分別、邊界、排他性。</text:p>
                      <text:list>
                        <text:list-item>
                          <text:p text:style-name="P157">該個體 順應自然，讓 天下、其他個體 遵從本心、順應自然、自然循環、蓬勃發展。</text:p>
                          <text:list>
                            <text:list-item>
                              <text:p text:style-name="P157">自然循環 的 明顯例子，春夏秋冬、花開花落、生老病死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7">主心骨</text:p>
              <text:list>
                <text:list-item>
                  <text:p text:style-name="P158">族群 有機率 有、需要 主心骨。</text:p>
                  <text:list>
                    <text:list-item>
                      <text:p text:style-name="P158">天下 沒有、不需要 主心骨。</text:p>
                    </text:list-item>
                    <text:list-item>
                      <text:p text:style-name="P158">明顯例子，<text:span text:style-name="T13">T</text:span>細胞 有、需要 輔<text:span text:style-name="T16">助T細</text:span>胞<text:span text:style-name="T13">，生存、生活、守護 在 人體</text:span>。</text:p>
                    </text:list-item>
                    <text:list-item>
                      <text:p text:style-name="P158">明顯例子，人體 沒有、不需要 主心骨。</text:p>
                    </text:list-item>
                  </text:list>
                </text:list-item>
                <text:list-item>
                  <text:p text:style-name="P158">主心骨 是 凝結、先驅、指引方向 的 長老、先知、導師。</text:p>
                  <text:list>
                    <text:list-item>
                      <text:p text:style-name="P159">凝結 是 某一特定個體 蘊含、傳承 某一特定特徵，國民群 自然而然、理所當然 聚集。</text:p>
                      <text:list>
                        <text:list-item>
                          <text:p text:style-name="P159">明顯例子，孔子、甘地、平原、曼德拉、李世民、聖女貞德、兩河流域、哲學學門。</text:p>
                        </text:list-item>
                        <text:list-item>
                          <text:p text:style-name="P160">明顯例子，孔子 蘊含、傳承 儒家哲學，孔子的門生 自然而然、理所當然 聚集。</text:p>
                        </text:list-item>
                      </text:list>
                    </text:list-item>
                    <text:list-item>
                      <text:p text:style-name="P159">明王 順應自然，讓 天下、其他個體 遵從本心、順應自然、自然循環、蓬勃發展。</text:p>
                      <text:list>
                        <text:list-item>
                          <text:p text:style-name="P161">明王 孕育、守護 萬物。</text:p>
                        </text:list-item>
                      </text:list>
                    </text:list-item>
                    <text:list-item>
                      <text:p text:style-name="P161">長老、先知、國民群 帶領 國民群 <text:span text:style-name="T59">守護 明王。</text:span></text:p>
                      <text:list>
                        <text:list-item>
                          <text:p text:style-name="P161">國民群 帶領 國民群 是 國民與國民 共生、心靈平靜、互助、和諧、協調、協助。</text:p>
                        </text:list-item>
                        <text:list-item>
                          <text:p text:style-name="P161">長老 <text:span text:style-name="T106">↔</text:span><text:span text:style-name="T60"> 牧羊人。</text:span></text:p>
                        </text:list-item>
                        <text:list-item>
                          <text:p text:style-name="P161">先知 <text:span text:style-name="T107">↔</text:span><text:span text:style-name="T61"> 牧羊犬。</text:span></text:p>
                        </text:list-item>
                        <text:list-item>
                          <text:p text:style-name="P161">國民群 <text:span text:style-name="T106">↔</text:span><text:span text:style-name="T60"> 羊。</text:span></text:p>
                        </text:list-item>
                        <text:list-item>
                          <text:p text:style-name="P161">明王 <text:span text:style-name="T106">↔</text:span><text:span text:style-name="T60"> 山、川、草原、大氣、地球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61">明王 <text:span text:style-name="T108">↔</text:span><text:span text:style-name="T63"> 血液循環系統、人體（本身）、空間個體。</text:span></text:p>
                  <text:list>
                    <text:list-item>
                      <text:p text:style-name="P158">主心骨 <text:span text:style-name="T109">↔</text:span><text:span text:style-name="T62"> 樹突細胞。</text:span></text:p>
                    </text:list-item>
                    <text:list-item>
                      <text:p text:style-name="P161">國民群 <text:span text:style-name="T109">↔</text:span><text:span text:style-name="T62"> 血球細胞。</text:span></text:p>
                    </text:list-item>
                  </text:list>
                </text:list-item>
              </text:list>
            </text:list-item>
            <text:list-item>
              <text:p text:style-name="P161"><text:bookmark-start text:name="盛德"/>盛德<text:bookmark-end text:name="盛德"/></text:p>
              <text:list>
                <text:list-item>
                  <text:p text:style-name="P161">盛德之人。</text:p>
                  <text:list>
                    <text:list-item>
                      <text:p text:style-name="P161">自然無為。</text:p>
                    </text:list-item>
                    <text:list-item>
                      <text:p text:style-name="P161">自然而為。</text:p>
                    </text:list-item>
                    <text:list-item>
                      <text:p text:style-name="P161">順命。</text:p>
                      <text:list>
                        <text:list-item>
                          <text:p text:style-name="P297"><text:span text:style-name="T66">（順命</text:span><text:span text:style-name="T73"> 在 </text:span><text:span text:style-name="T74">_</text:span><text:span text:style-name="T73"> 文件群 的 </text:span><text:span text:style-name="T70">定命、命運</text:span><text:span text:style-name="T67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78">盛德之人 的 明顯例子，鐘。</text:p>
                  <text:list>
                    <text:list-item>
                      <text:p text:style-name="P278">沒有 個體 敲鐘，鐘 自然、自然而然、理所當然，沒有 振動、發出聲音。</text:p>
                      <text:list>
                        <text:list-item>
                          <text:p text:style-name="P278">自然無為。</text:p>
                        </text:list-item>
                        <text:list-item>
                          <text:p text:style-name="P278">順命。</text:p>
                        </text:list-item>
                      </text:list>
                    </text:list-item>
                    <text:list-item>
                      <text:p text:style-name="P162">有 個體 敲鐘，鐘 <text:span text:style-name="T43">自然、自然而然、理所當然，</text:span>有 振動、發出聲音。</text:p>
                      <text:list>
                        <text:list-item>
                          <text:p text:style-name="P162">自然有為。</text:p>
                        </text:list-item>
                        <text:list-item>
                          <text:p text:style-name="P163">順命。</text:p>
                        </text:list-item>
                      </text:list>
                    </text:list-item>
                    <text:list-item>
                      <text:p text:style-name="P164"><text:span text:style-name="T43">鐘 自己 振動、發出聲音 是 </text:span><text:span text:style-name="T44">人籟、逆流而行</text:span><text:span text:style-name="T72">。</text:span></text:p>
                      <text:list>
                        <text:list-item>
                          <text:p text:style-name="P165"><text:span text:style-name="T71">逆流而行 的 明顯例子，</text:span><text:span text:style-name="T69">落葉 在河川，改變動能 逆流而行</text:span><text:span text:style-name="T71">。</text:span></text:p>
                          <text:list>
                            <text:list-item>
                              <text:p text:style-name="P286">動能 是 該落葉 蘊含的 動能、力。</text:p>
                            </text:list-item>
                            <text:list-item>
                              <text:p text:style-name="P292">落葉 有機率認定，人定勝天、能夠游回河川的上游源頭。</text:p>
                            </text:list-item>
                          </text:list>
                        </text:list-item>
                        <text:list-item>
                          <text:p text:style-name="P292">逆命。</text:p>
                        </text:list-item>
                      </text:list>
                    </text:list-item>
                  </text:list>
                </text:list-item>
                <text:list-item>
                  <text:p text:style-name="P292">盛德之人 的 明顯例子，樹木。</text:p>
                  <text:list>
                    <text:list-item>
                      <text:p text:style-name="P293">假定，有 太陽、光、電磁波。</text:p>
                      <text:list>
                        <text:list-item>
                          <text:p text:style-name="P293">樹木（自然<text:span text:style-name="T45">、自然而然、理所當然）進行 光合作用。</text:span></text:p>
                          <text:list>
                            <text:list-item>
                              <text:p text:style-name="P287">順命</text:p>
                            </text:list-item>
                          </text:list>
                        </text:list-item>
                        <text:list-item>
                          <text:p text:style-name="P288">樹木 不進行 光合作用。</text:p>
                          <text:list>
                            <text:list-item>
                              <text:p text:style-name="P288">逆命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3">假定，沒有 太陽、光、電磁波。</text:p>
                      <text:list>
                        <text:list-item>
                          <text:p text:style-name="P294">樹木（自然<text:span text:style-name="T45">、自然而然、理所當然）不進行 光合作用。</text:span></text:p>
                          <text:list>
                            <text:list-item>
                              <text:p text:style-name="P289">順命。</text:p>
                            </text:list-item>
                          </text:list>
                        </text:list-item>
                        <text:list-item>
                          <text:p text:style-name="P289">樹木 進行 光合作用 是 人賴、逆流而行。</text:p>
                          <text:list>
                            <text:list-item>
                              <text:p text:style-name="P289">逆命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1"><text:bookmark-start text:name="秉性"/>秉性<text:bookmark-end text:name="秉性"/></text:p>
              <text:list>
                <text:list-item>
                  <text:p text:style-name="P166">秉性 <text:span text:style-name="T109">↔</text:span><text:span text:style-name="T62"> </text:span>無己、自然、無為、在宥、天籟。</text:p>
                </text:list-item>
                <text:list-item>
                  <text:p text:style-name="P166">秉性 <text:span text:style-name="T109">↔</text:span><text:span text:style-name="T62"> </text:span><text:span text:style-name="T28">天地與我並生，萬物與我為一。</text:span></text:p>
                </text:list-item>
                <text:list-item>
                  <text:p text:style-name="P161">修復 秉性。</text:p>
                  <text:list>
                    <text:list-item>
                      <text:p text:style-name="P161">有己 到 無己 的 過程。</text:p>
                    </text:list-item>
                    <text:list-item>
                      <text:p text:style-name="P161">人為 到 自然 的 過程。</text:p>
                    </text:list-item>
                    <text:list-item>
                      <text:p text:style-name="P161">有為 到 無為 的 過程。</text:p>
                    </text:list-item>
                  </text:list>
                </text:list-item>
              </text:list>
            </text:list-item>
            <text:list-item>
              <text:p text:style-name="P161"><text:bookmark-start text:name="聖治"/>聖治<text:bookmark-end text:name="聖治"/></text:p>
              <text:list>
                <text:list-item>
                  <text:p text:style-name="P161">有為、人治。</text:p>
                  <text:list>
                    <text:list-item>
                      <text:p text:style-name="P161">設立、設定、規定 各種 規則、規範、拘束。</text:p>
                      <text:list>
                        <text:list-item>
                          <text:p text:style-name="P161">削足適履、裹小腳。</text:p>
                        </text:list-item>
                        <text:list-item>
                          <text:p text:style-name="P167">明顯例子，仁、義、禮、樂、道、德、法、孝。</text:p>
                        </text:list-item>
                      </text:list>
                    </text:list-item>
                  </text:list>
                </text:list-item>
                <text:list-item>
                  <text:p text:style-name="P161">明顯例子，堯舜治理天下。</text:p>
                </text:list-item>
              </text:list>
            </text:list-item>
            <text:list-item>
              <text:p text:style-name="P161"><text:bookmark-start text:name="德人"/>德人<text:bookmark-end text:name="德人"/></text:p>
              <text:list>
                <text:list-item>
                  <text:p text:style-name="P161">自然而為、自然無為、無為而治。</text:p>
                  <text:list>
                    <text:list-item>
                      <text:p text:style-name="P168">不需要、不用 設立、設定、規定 各種 規則、規範、拘束。</text:p>
                      <text:list>
                        <text:list-item>
                          <text:p text:style-name="P169">國民群 自然而然、理所當然 思想、決策、行動。</text:p>
                        </text:list-item>
                      </text:list>
                    </text:list-item>
                    <text:list-item>
                      <text:p text:style-name="P169">明顯例子，該個體 走路，自然而然、理所當然 產生 力。</text:p>
                      <text:list>
                        <text:list-item>
                          <text:p text:style-name="P170">該個體 不需要、不用，其他個體 設立 各種 規則，要求、強迫 該個體 產生 力。</text:p>
                        </text:list-item>
                      </text:list>
                    </text:list-item>
                    <text:list-item>
                      <text:p text:style-name="P168">明顯例子，該個體 維持、提升、昇華 文明程度，自然而然、理所當然 產生 德、無己。</text:p>
                    </text:list-item>
                    <text:list-item>
                      <text:p text:style-name="P171">明顯例子，該個體 維持、提升、昇華 文明層級，自然而然、理所當然 產生 德、無己。</text:p>
                      <text:list>
                        <text:list-item>
                          <text:p text:style-name="P172">假定，該個體 拒絕、不願意、無法 產生、孕育、蘊含 德、無己、愛。</text:p>
                          <text:list>
                            <text:list-item>
                              <text:p text:style-name="P172">（蘊含 該個體的）文明 有機率 崩塌、自滅。</text:p>
                            </text:list-item>
                            <text:list-item>
                              <text:p text:style-name="P173">該文明的 個體群，越拒絕、越不願意、越無法 產生、孕育、蘊含 德、無己、愛。</text:p>
                              <text:list>
                                <text:list-item>
                                  <text:p text:style-name="P173">該文明 崩塌、自滅 的機率 越高。</text:p>
                                </text:list-item>
                              </text:list>
                            </text:list-item>
                            <text:list-item>
                              <text:p text:style-name="P174">（拒絕 德、無己、愛 的）個體群 數量越多、佔比越高。</text:p>
                              <text:list>
                                <text:list-item>
                                  <text:p text:style-name="P175">該文明 崩塌、自滅 的機率 越高。</text:p>
                                </text:list-item>
                                <text:list-item>
                                  <text:p text:style-name="P175">明顯例子，道高、德低 的 文明。</text:p>
                                  <text:list>
                                    <text:list-item>
                                      <text:p text:style-name="P175">道越高、德越低 的 文明，崩塌、自滅 的機率 越高。</text:p>
                                    </text:list-item>
                                  </text:list>
                                </text:list-item>
                                <text:list-item>
                                  <text:p text:style-name="P175">明顯例子，擁有核子武器的科技、擁有弱肉強食的投影世界觀 的 文明。</text:p>
                                  <text:list>
                                    <text:list-item>
                                      <text:p text:style-name="P175">該文明 有機率使用 核子武器，威嚇、危害、發動信念戰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75">明顯例子，蓋 沙堡。</text:p>
                              <text:list>
                                <text:list-item>
                                  <text:p text:style-name="P176">假定，某一特定個體 在 海灘。</text:p>
                                </text:list-item>
                                <text:list-item>
                                  <text:p text:style-name="P176">該個體 使用 沙子，蓋 城堡。</text:p>
                                </text:list-item>
                                <text:list-item>
                                  <text:p text:style-name="P177">該個體 使用 水，支撐、牢固 城堡<text:span text:style-name="T86">。</text:span></text:p>
                                </text:list-item>
                                <text:list-item>
                                  <text:p text:style-name="P177">該個體 同時 使用 沙子、水。</text:p>
                                  <text:list>
                                    <text:list-item>
                                      <text:p text:style-name="P178">沙子 是 加沙、填沙 拓寬、填高 城堡。</text:p>
                                    </text:list-item>
                                    <text:list-item>
                                      <text:p text:style-name="P179">水 是 沾水、加水 支撐、牢固 城堡。</text:p>
                                    </text:list-item>
                                  </text:list>
                                </text:list-item>
                                <text:list-item>
                                  <text:p text:style-name="P179">有沙子、沒有水，城堡 蓋不高、崩塌、自滅。</text:p>
                                </text:list-item>
                                <text:list-item>
                                  <text:p text:style-name="P179">沒有沙子，有水，沒有 城堡。</text:p>
                                </text:list-item>
                                <text:list-item>
                                  <text:p text:style-name="P179">沙子越多、水越少，城堡 越矮、越歪斜、越容易崩塌。</text:p>
                                </text:list-item>
                                <text:list-item>
                                  <text:p text:style-name="P179">沙子越少、水越多，城堡 越矮、越僵硬、越困難蓋高。</text:p>
                                </text:list-item>
                                <text:list-item>
                                  <text:p text:style-name="P179">城堡 包覆 沙子、水。</text:p>
                                </text:list-item>
                                <text:list-item>
                                  <text:p text:style-name="P179">沙子、水 構成 城堡。</text:p>
                                </text:list-item>
                                <text:list-item>
                                  <text:p text:style-name="P179">該個體 蓋城堡，不是 使用 固定的 某一特定比例、某一特定含水量。</text:p>
                                  <text:list>
                                    <text:list-item>
                                      <text:p text:style-name="P179">該個體 蓋城堡，是 一邊 蓋，一邊 調整 比例、含水量。</text:p>
                                    </text:list-item>
                                    <text:list-item>
                                      <text:p text:style-name="P180">不同的 沙子種類、水的硬度、城堡高度、城堡幾何形狀、城堡重心位置。</text:p>
                                      <text:list>
                                        <text:list-item>
                                          <text:p text:style-name="P180">該個體 有機率要用 不同的 沙子的數量、水的用量、蓋城堡的技巧。</text:p>
                                        </text:list-item>
                                        <text:list-item>
                                          <text:p text:style-name="P180">該個體 才能 維持、加高、拓寬、維護、修復、規劃、改建 城堡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77">沙子 <text:span text:style-name="T110">↔</text:span><text:span text:style-name="T85"> 道、物質文明。</text:span></text:p>
                                </text:list-item>
                                <text:list-item>
                                  <text:p text:style-name="P253">水 <text:span text:style-name="T97">↔</text:span> 德、精神文明。</text:p>
                                </text:list-item>
                                <text:list-item>
                                  <text:p text:style-name="P177">城堡 越寬 <text:span text:style-name="T111">↔</text:span><text:span text:style-name="T87"> 文明程度 越高。</text:span></text:p>
                                </text:list-item>
                                <text:list-item>
                                  <text:p text:style-name="P177">城堡 越高 <text:span text:style-name="T111">↔</text:span><text:span text:style-name="T87"> 文明層級 越高。</text:span></text:p>
                                </text:list-item>
                                <text:list-item>
                                  <text:p text:style-name="P177">城堡 越龐大、越多樣、越精緻 <text:span text:style-name="T112">↔</text:span><text:span text:style-name="T86"> 文明 越先進。</text:span></text:p>
                                  <text:list>
                                    <text:list-item>
                                      <text:p text:style-name="P177">文明 是 整體的 文明。</text:p>
                                    </text:list-item>
                                    <text:list-item>
                                      <text:p text:style-name="P177">文明 是 某一特定群體的 文明。</text:p>
                                    </text:list-item>
                                    <text:list-item>
                                      <text:p text:style-name="P177">文明 是 物質文明、精神文明 的 複合型文明。</text:p>
                                    </text:list-item>
                                  </text:list>
                                </text:list-item>
                                <text:list-item>
                                  <text:p text:style-name="P177">水 會 隨著時間，被蒸發。</text:p>
                                  <text:list>
                                    <text:list-item>
                                      <text:p text:style-name="P181">水 蒸發到 某一特定 程度、比例、含水量 之後。</text:p>
                                      <text:list>
                                        <text:list-item>
                                          <text:p text:style-name="P181">城堡 有機率逐漸 崩塌、自滅。</text:p>
                                        </text:list-item>
                                        <text:list-item>
                                          <text:p text:style-name="P181">城堡 有機率瞬間 崩塌、自滅。</text:p>
                                        </text:list-item>
                                        <text:list-item>
                                          <text:p text:style-name="P181">城堡 有機率不可逆 崩塌、自滅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81">明顯例子，二維座標系。</text:p>
                              <text:list>
                                <text:list-item>
                                  <text:p text:style-name="P181"><text:span text:style-name="T16">X軸 </text:span><text:span text:style-name="T113">↔</text:span> 道。</text:p>
                                </text:list-item>
                                <text:list-item>
                                  <text:p text:style-name="P254"><text:span text:style-name="T16">Y軸 </text:span><text:span text:style-name="T97">↔</text:span> 德。</text:p>
                                </text:list-item>
                                <text:list-item>
                                  <text:p text:style-name="P254">每一個 個體、群體、文明，有 各自的 舒適發展曲線。</text:p>
                                  <text:list>
                                    <text:list-item>
                                      <text:p text:style-name="P254">明顯例子，<text:span text:style-name="T22">n元m</text:span><text:span text:style-name="T90">次方程式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55"><text:span text:style-name="T68">該個體 越沿著（該個體 自己的）該</text:span><text:span text:style-name="T66">舒適</text:span><text:span text:style-name="T68">發展曲線 發展 道、德。</text:span></text:p>
                                  <text:list>
                                    <text:list-item>
                                      <text:p text:style-name="P290">該個體的 發展、程度、層級 越高、越穩健、越優良、越高效、越反脆弱性。</text:p>
                                    </text:list-item>
                                  </text:list>
                                </text:list-item>
                                <text:list-item>
                                  <text:p text:style-name="P255"><text:span text:style-name="T68">假定，該個體的 發展，在 該</text:span><text:span text:style-name="T66">舒適</text:span><text:span text:style-name="T68">發展曲線 的 某一特定範圍 之內。</text:span></text:p>
                                  <text:list>
                                    <text:list-item>
                                      <text:p text:style-name="P290">某一特定範圍 的 明顯例子，布林通道。</text:p>
                                    </text:list-item>
                                    <text:list-item>
                                      <text:p text:style-name="P290">該個體的 能夠 維持、提升、昇華，道、德 發展。</text:p>
                                    </text:list-item>
                                  </text:list>
                                </text:list-item>
                                <text:list-item>
                                  <text:p text:style-name="P255"><text:span text:style-name="T68">假定，該個體的 發展，在 該</text:span><text:span text:style-name="T66">舒適</text:span><text:span text:style-name="T68">發展曲線 的 某一特定範圍 之外。</text:span></text:p>
                                  <text:list>
                                    <text:list-item>
                                      <text:p text:style-name="P291">該個體的 發展，距離 該舒適發展曲線 越遠。</text:p>
                                      <text:list>
                                        <text:list-item>
                                          <text:p text:style-name="P291">該個體 無法維持、降低、退化、崩塌、自滅，機率 越高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8">明顯例子，該個體 存在、生存、生活 在 高密度，自然而然、理所當然 產生 德、無己。</text:p>
                      <text:list>
                        <text:list-item>
                          <text:p text:style-name="P182">高密度 是 一的法則 認定的 高密度。</text:p>
                          <text:list>
                            <text:list-item>
                              <text:p text:style-name="P300">（高密度 的 描述 在 <text:span text:style-name="T64">_</text:span> 文件群的 <text:span text:style-name="T75">（一的法則 認定的）密度</text:span>）</text:p>
                            </text:list-item>
                          </text:list>
                        </text:list-item>
                        <text:list-item>
                          <text:p text:style-name="P183">該個體 不需要、不用，其他個體 設立 各種 規則，要求、強迫 該個體 產生 德。</text:p>
                        </text:list-item>
                        <text:list-item>
                          <text:p text:style-name="P184">假定，該個體 拒絕、不願意、無法 產生、孕育、蘊含 德、無己、愛。</text:p>
                          <text:list>
                            <text:list-item>
                              <text:p text:style-name="P184">假定，該個體 拒絕、不願意、無法 保持、提升、昇華 德、無己、愛。</text:p>
                            </text:list-item>
                            <text:list-item>
                              <text:p text:style-name="P184">該個體 自然而然、理所當然 極端難以、無法，存在、生存、生活 在 高密度。</text:p>
                            </text:list-item>
                            <text:list-item>
                              <text:p text:style-name="P185">該個體 有機率 被留在低密度、被殲滅、被滅絕。</text:p>
                              <text:list>
                                <text:list-item>
                                  <text:p text:style-name="P185">低密度 是 一的法則 認定的 低密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79">明顯例子，設計、製造、使用 間歇泉型核能發電廠，的 遠古人類文明。</text:p>
                </text:list-item>
              </text:list>
            </text:list-item>
            <text:list-item>
              <text:p text:style-name="P161"><text:bookmark-start text:name="神人"/>神<text:bookmark-end text:name="神人"/>人</text:p>
              <text:list>
                <text:list-item>
                  <text:p text:style-name="P161">無形無跡、無為而治、萬物自然運行。</text:p>
                  <text:list>
                    <text:list-item>
                      <text:p text:style-name="P186">無形無跡 是 彷彿、如同 沒有形體、沒有痕跡、不存在。</text:p>
                    </text:list-item>
                    <text:list-item>
                      <text:p text:style-name="P186">運行 是 感測、交互作用。</text:p>
                    </text:list-item>
                    <text:list-item>
                      <text:p text:style-name="P186">設計、製造、使用 某一特定外在環境，個體群 自然而然、理所當然 思想、決策、行動。</text:p>
                    </text:list-item>
                  </text:list>
                </text:list-item>
                <text:list-item>
                  <text:p text:style-name="P161">不受 外物 影響。</text:p>
                  <text:list>
                    <text:list-item>
                      <text:p text:style-name="P161">神人 被稱讚、被清白，不會 波濤洶湧。</text:p>
                    </text:list-item>
                    <text:list-item>
                      <text:p text:style-name="P161">神人 被貶低、被誤解，不會 波濤洶湧。</text:p>
                    </text:list-item>
                    <text:list-item>
                      <text:p text:style-name="P161">神人 心靈平靜、逍遙游、無邊界化。<text:span text:style-name="T1">、德、無己、愛、遠離癌化環境（反制 近墨者黑）</text:span></text:p>
                    </text:list-item>
                  </text:list>
                </text:list-item>
                <text:list-item>
                  <text:p text:style-name="P161">明顯例子，明王、地球個體、太陽系個體、空間個體、<text:span text:style-name="T16">&lt;_?</text:span><text:span text:style-name="T21">3_&gt;個</text:span><text:span text:style-name="T88">體</text:span>。</text:p>
                </text:list-item>
                <text:list-item>
                  <text:p text:style-name="P161">神人、德人、聖治。</text:p>
                  <text:list>
                    <text:list-item>
                      <text:p text:style-name="P161">神人 不用提醒 其他個體，其他個體 自然而然、理所當然 無意識、潛意識、主意識 去做。</text:p>
                    </text:list-item>
                    <text:list-item>
                      <text:p text:style-name="P161">德人 提醒 其他個體，要怎麼做、要如何做到、為什麼要這樣做，其他個體 才會 去做。</text:p>
                    </text:list-item>
                    <text:list-item>
                      <text:p text:style-name="P187">聖治 要求 其他個體，要怎麼做、要如何做到、為什麼要這樣做，其他個體 才會 去做。</text:p>
                      <text:list>
                        <text:list-item>
                          <text:p text:style-name="P188">要求 是 強迫、迫使、誘導。</text:p>
                        </text:list-item>
                        <text:list-item>
                          <text:p text:style-name="P189">明顯例子，從 學校教育 批量生產 輕易服從命令的個體。</text:p>
                          <text:list>
                            <text:list-item>
                              <text:p text:style-name="P190">假定，領導層 要 國民群 認定、認同、臣服 某一特定信念。</text:p>
                              <text:list>
                                <text:list-item>
                                  <text:p text:style-name="P190">領導層 只需要 植入，該信念 到 國民群的 無意識、潛意識、主意識。</text:p>
                                </text:list-item>
                                <text:list-item>
                                  <text:p text:style-name="P190">明顯例子，學校教育、新聞大量重複撥放、政論節目、情報操作、宗教、陋習。</text:p>
                                  <text:list>
                                    <text:list-item>
                                      <text:p text:style-name="P190">陋習 是 過時、跟不上時代、明顯有問題 的 習俗。</text:p>
                                      <text:list>
                                        <text:list-item>
                                          <text:p text:style-name="P191">某一特定個體的 本能、傳承 越低。</text:p>
                                          <text:list>
                                            <text:list-item>
                                              <text:p text:style-name="P192">該個體 設計、製造、使用，陋習的 機率 越高。</text:p>
                                            </text:list-item>
                                            <text:list-item>
                                              <text:p text:style-name="P192">該個體 堅信、臣服、傳承，陋習的 機率 越高。</text:p>
                                            </text:list-item>
                                            <text:list-item>
                                              <text:p text:style-name="P192">明顯例子，活人獻祭 祈雨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90">情報操作 的 明顯例子，透露、宣揚 有利於 領導層的 情報、存在、傳承。</text:p>
                                    </text:list-item>
                                    <text:list-item>
                                      <text:p text:style-name="P193">情報操作 的 明顯例子，封鎖、扭曲 有害於 領導層的 情報、存在、傳承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4">明顯例子，有 錢 才能夠 生存、生活，的 記憶、認定、傳承。</text:p>
                            </text:list-item>
                          </text:list>
                        </text:list-item>
                        <text:list-item>
                          <text:p text:style-name="P195">明顯例子，（人類 認定的）宗教。</text:p>
                        </text:list-item>
                      </text:list>
                    </text:list-item>
                  </text:list>
                </text:list-item>
                <text:list-item>
                  <text:p text:style-name="P196">神人、德人、聖治。</text:p>
                  <text:list>
                    <text:list-item>
                      <text:p text:style-name="P196">明顯例子，神人 <text:span text:style-name="T114">↔</text:span><text:span text:style-name="T82"> 某一特定個體 設計、製造、使用 外在環境、人類物種崁入四肢基因。</text:span></text:p>
                      <text:list>
                        <text:list-item>
                          <text:p text:style-name="P196">人類物種、人類個體 自然而然、理所當然 使用 四肢 走路<text:span text:style-name="T82">。</text:span></text:p>
                        </text:list-item>
                        <text:list-item>
                          <text:p text:style-name="P196">人類物種、人類個體 肚子餓，自然而然、理所當然 走路 覓尋食物。</text:p>
                        </text:list-item>
                      </text:list>
                    </text:list-item>
                    <text:list-item>
                      <text:p text:style-name="P161">明顯例子，德人 <text:span text:style-name="T114">↔</text:span><text:span text:style-name="T82"> 該個體 教導 人類物種、</text:span>人類個體 使用 雙腳 走路。</text:p>
                      <text:list>
                        <text:list-item>
                          <text:p text:style-name="P161">人類物種、人類個體 才 發現、知道、傳承，人類物種、自己 能夠 使用 雙腳 走路。</text:p>
                        </text:list-item>
                        <text:list-item>
                          <text:p text:style-name="P161">祖代 自然而然、理所當然 傳承 給 子代，祖代、子代 使用 雙腳 走路。</text:p>
                          <text:list>
                            <text:list-item>
                              <text:p text:style-name="P161">神人 <text:span text:style-name="T115">↔</text:span><text:span text:style-name="T83"> 該個體 設計、製造、使用，人類物種 使用 語言 的 本能、傳承</text:span>。</text:p>
                            </text:list-item>
                          </text:list>
                        </text:list-item>
                        <text:list-item>
                          <text:p text:style-name="P161">假定，祖代 沒有、無法 傳承 給 子代，子代 不會 雙腳 走路。</text:p>
                          <text:list>
                            <text:list-item>
                              <text:p text:style-name="P161">子代 自然而然、理所當然 使用 四肢 走路。</text:p>
                            </text:list-item>
                            <text:list-item>
                              <text:p text:style-name="P285">明顯例子，狼類個體 養育的 人類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7">明顯例子，聖治 <text:span text:style-name="T114">↔</text:span><text:span text:style-name="T82"> 某一特定個體 規定 </text:span>人類個體 使用 雙腳 走路。</text:p>
                      <text:list>
                        <text:list-item>
                          <text:p text:style-name="P197">人類物種、人類個體 有機率發展出 各種各樣的 走路 方式、文化、傳承。</text:p>
                          <text:list>
                            <text:list-item>
                              <text:p text:style-name="P197">聖治 <text:span text:style-name="T116">↔</text:span><text:span text:style-name="T84"> 某一特定人類個體 規定 人類個體 每天走路、走路步調、先踏哪一隻腳。</text:span></text:p>
                              <text:list>
                                <text:list-item>
                                  <text:p text:style-name="P197">該人類個體 有機率是 某一特定群體的 領導層。</text:p>
                                </text:list-item>
                                <text:list-item>
                                  <text:p text:style-name="P197">抽象例子，邯鄲學步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7">聖治、德人、神人。</text:p>
                  <text:list>
                    <text:list-item>
                      <text:p text:style-name="P197">聖治。</text:p>
                      <text:list>
                        <text:list-item>
                          <text:p text:style-name="P197">聖治 使用 人治、違反自然。</text:p>
                          <text:list>
                            <text:list-item>
                              <text:p text:style-name="P197">個體群 受到 聖治的 約束、拘束。</text:p>
                            </text:list-item>
                            <text:list-item>
                              <text:p text:style-name="P198">個體群 有意識的、被迫的 遵從 聖治。</text:p>
                            </text:list-item>
                            <text:list-item>
                              <text:p text:style-name="P198">個體群 一邊 遵從 聖治，一邊 自我審查。</text:p>
                            </text:list-item>
                            <text:list-item>
                              <text:p text:style-name="P199">假定，某一特定個體 沒有 遵從、服從 聖治的 約束、拘束。</text:p>
                              <text:list>
                                <text:list-item>
                                  <text:p text:style-name="P199">其他個體 有機率 批判、獵巫 該個體。</text:p>
                                </text:list-item>
                              </text:list>
                            </text:list-item>
                            <text:list-item>
                              <text:p text:style-name="P200">個體群的 行動 遵從、服從 聖治的 約束、拘束。</text:p>
                              <text:list>
                                <text:list-item>
                                  <text:p text:style-name="P200">個體群的 思想 有機率 不遵從、不服從 聖治的 約束、拘束。</text:p>
                                  <text:list>
                                    <text:list-item>
                                      <text:p text:style-name="P200">明顯例子，諂媚小人、陽奉陰違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1">聖治 的 抽象例子，削足適履、一念之間、朝令夕改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7">德人。</text:p>
                      <text:list>
                        <text:list-item>
                          <text:p text:style-name="P202">德人 設計、製造、使用 仁、義、禮、樂、道、德、法、孝 的 規定、規範。</text:p>
                          <text:list>
                            <text:list-item>
                              <text:p text:style-name="P202">個體群 受到 該規定、該規範 的 約束、拘束。</text:p>
                              <text:list>
                                <text:list-item>
                                  <text:p text:style-name="P34">明顯例子，規定什麼才叫做孝。</text:p>
                                  <text:list>
                                    <text:list-item>
                                      <text:p text:style-name="P203">明顯例子，儒家 規定、規範 孝。</text:p>
                                    </text:list-item>
                                    <text:list-item>
                                      <text:p text:style-name="P203">假定，某一特定個體 沒有按照 孝 的 規定、規範 行動。</text:p>
                                      <text:list>
                                        <text:list-item>
                                          <text:p text:style-name="P203">其他個體 有機率把 孝 的 規定、規範，當作 依據、法條、天條。</text:p>
                                        </text:list-item>
                                        <text:list-item>
                                          <text:p text:style-name="P203">該個體 有機率會被 該其他個體 指責、責罵、辱罵。</text:p>
                                        </text:list-item>
                                        <text:list-item>
                                          <text:p text:style-name="P203">該個體 有機率會被 該其他個體 貼上 不肖、沒有孝的 標籤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5">明顯例子，不規定什麼才叫做愚孝。</text:p>
                                  <text:list>
                                    <text:list-item>
                                      <text:p text:style-name="P204">明顯例子，儒家 <text:span text:style-name="T29">不規定、不規範、沒有規定、沒有規範 愚孝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2">個體群 有意識的、主動的 遵從 該規定、該規範。</text:p>
                              <text:list>
                                <text:list-item>
                                  <text:p text:style-name="P202">個體群 背誦、記憶、更新 該規定、該規範。<text:span text:style-name="T1">的 大綱、細節、衍生物</text:span></text:p>
                                  <text:list>
                                    <text:list-item>
                                      <text:p text:style-name="P205">該規定、該規則 越多、越繁瑣，個體群 背誦、記憶 所需時間 越多。</text:p>
                                    </text:list-item>
                                    <text:list-item>
                                      <text:p text:style-name="P205">個體群 生產力、勞動力、創造力 越少、越降低、越退化，文明發展 越慢。</text:p>
                                    </text:list-item>
                                    <text:list-item>
                                      <text:p text:style-name="P206">修補、更新 次數 越多，個體群 背誦、記憶、更新 次數 越多。</text:p>
                                    </text:list-item>
                                  </text:list>
                                </text:list-item>
                                <text:list-item>
                                  <text:p text:style-name="P207">規定、規範 越多，漏洞、衝突、不自洽 有機率 越多，修補、更新 次數 越多。</text:p>
                                  <text:list>
                                    <text:list-item>
                                      <text:p text:style-name="P208">修補、更新 次數 越多，規定、規範 越多。</text:p>
                                    </text:list-item>
                                    <text:list-item>
                                      <text:p text:style-name="P208">明顯例子，鏟花技術。</text:p>
                                    </text:list-item>
                                    <text:list-item>
                                      <text:p text:style-name="P208">抽象例子，對沖、對沖基金、使用對沖保護對沖、金融衍生商品、大賣空。</text:p>
                                      <text:list>
                                        <text:list-item>
                                          <text:p text:style-name="P208">大賣空 是 大賣空（電影）。</text:p>
                                        </text:list-item>
                                        <text:list-item>
                                          <text:p text:style-name="P208">大賣空 是 次房貸風暴、垃圾債、華麗包裝、漏洞、疊床架屋、吹氣球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2">個體群 一邊 遵從 該規定、該規範，一邊 自我審查。</text:p>
                              <text:list>
                                <text:list-item>
                                  <text:p text:style-name="P199">自我審查 是 注意、檢查 有、沒有 違背、違反 該規定、該規範。</text:p>
                                </text:list-item>
                              </text:list>
                            </text:list-item>
                            <text:list-item>
                              <text:p text:style-name="P199">假定，某一特定個體 沒有 遵從、服從 該規定、該規範。</text:p>
                              <text:list>
                                <text:list-item>
                                  <text:p text:style-name="P209">其他個體 有機率 批判、獵巫 該個體。</text:p>
                                </text:list-item>
                              </text:list>
                            </text:list-item>
                            <text:list-item>
                              <text:p text:style-name="P209">個體群的 行動 遵從、服從 該規定、該規範。</text:p>
                              <text:list>
                                <text:list-item>
                                  <text:p text:style-name="P209">個體群的 思想 有機率 不遵從、不服從 該規定、該規範。</text:p>
                                  <text:list>
                                    <text:list-item>
                                      <text:p text:style-name="P209">明顯例子，偽君子、流於表面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2">德人 的 抽象例子，裹小腳、電流棒走迷宮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7">神人。</text:p>
                      <text:list>
                        <text:list-item>
                          <text:p text:style-name="P197">神人 設計、製造、使用 某一特定 環境、生活圈、<text:span text:style-name="T13">&lt;?</text:span><text:span text:style-name="T30">a+1&gt;個</text:span><text:span text:style-name="T89">體。</text:span></text:p>
                          <text:list>
                            <text:list-item>
                              <text:p text:style-name="P197">個體群 自然而然、理所當然 仁、義、禮、樂、道、德、法、孝。</text:p>
                            </text:list-item>
                            <text:list-item>
                              <text:p text:style-name="P202">個體群 有機率沒有 意識到，自己 在進行 仁、義、禮、樂、道、德、法、孝。</text:p>
                            </text:list-item>
                            <text:list-item>
                              <text:p text:style-name="P210">個體群 有機率認定，自己 是 在進行 日常生活、日常習慣。</text:p>
                            </text:list-item>
                            <text:list-item>
                              <text:p text:style-name="P210">個體群 有機率認定，自己 是 在進行 再普通不過的 思想、決策、行動。</text:p>
                              <text:list>
                                <text:list-item>
                                  <text:p text:style-name="P211">明顯例子，個體群 習以為常的 仁，個體群 沒有意識到 自己 在進行 仁。</text:p>
                                </text:list-item>
                                <text:list-item>
                                  <text:p text:style-name="P212">明顯例子，個體群 習以為常的 義，個體群 沒有意識到 自己 在進行 義。</text:p>
                                </text:list-item>
                                <text:list-item>
                                  <text:p text:style-name="P212">明顯例子，個體群 習以為常的 禮，個體群 沒有意識到 自己 在進行 禮。</text:p>
                                  <text:list>
                                    <text:list-item>
                                      <text:p text:style-name="P212">明顯例子，某一特定個體 在 烹煮料理 之前，洗手。</text:p>
                                      <text:list>
                                        <text:list-item>
                                          <text:p text:style-name="P213">該個體 習以為常的 洗手。</text:p>
                                        </text:list-item>
                                        <text:list-item>
                                          <text:p text:style-name="P213">該個體 沒有意識到，自己 在進行 仁、禮、德。</text:p>
                                        </text:list-item>
                                        <text:list-item>
                                          <text:p text:style-name="P214">沒有 洗手習慣的 其他個體，有機率認定 該個體 在進行 仁、禮、德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14">個體群的 思想、決策、行動 自然而然、理所當然 仁、義、禮、樂、道、德、法。</text:p>
                              <text:list>
                                <text:list-item>
                                  <text:p text:style-name="P214">明顯例子，（莊子 認定的）真人、（基督教 認定的）因信稱義。</text:p>
                                </text:list-item>
                              </text:list>
                            </text:list-item>
                            <text:list-item>
                              <text:p text:style-name="P202">神人 的 抽象例子，自然而然、理所當然 的 赤腳、穿上舒適的襪子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2">聖治、德人、神人。</text:p>
                  <text:list>
                    <text:list-item>
                      <text:p text:style-name="P202">聖治。</text:p>
                      <text:list>
                        <text:list-item>
                          <text:p text:style-name="P215">聖治 設計、製造、使用 錢、權力、權利、地位、名聲、義務、貨幣單位、以錢易物。</text:p>
                          <text:list>
                            <text:list-item>
                              <text:p text:style-name="P216">聖治 掌控、控制、遙控 什麼是 錢、權力、權利、地位、名聲、義務、貨幣單位。</text:p>
                              <text:list>
                                <text:list-item>
                                  <text:p text:style-name="P216">明顯例子，錢只是一串數字、權力隨時能夠架空、權利隨時能夠剝奪。</text:p>
                                </text:list-item>
                                <text:list-item>
                                  <text:p text:style-name="P216">假定，失去 民心、國民群。</text:p>
                                  <text:list>
                                    <text:list-item>
                                      <text:p text:style-name="P217">錢、權力、權利、地位、名聲、義務、貨幣單位，都只是 虛無飄渺的 存在。</text:p>
                                    </text:list-item>
                                    <text:list-item>
                                      <text:p text:style-name="P217">原因很明顯，人治，一切 都 奠定在 不自然的 機制、體制、信念法則。</text:p>
                                    </text:list-item>
                                  </text:list>
                                </text:list-item>
                                <text:list-item>
                                  <text:p text:style-name="P256">明顯例子，假定，昨天 使用 某一特定貨幣的<text:span text:style-name="T13">10000</text:span>元，能夠 買到 一棟房子。</text:p>
                                  <text:list>
                                    <text:list-item>
                                      <text:p text:style-name="P256">假定，今天 使用 該貨幣的<text:span text:style-name="T16">10000元，只能</text:span> 買到 一塊蛋糕。</text:p>
                                    </text:list-item>
                                    <text:list-item>
                                      <text:p text:style-name="P256">假定，明天 使用 該貨幣<text:span text:style-name="T16">的10000</text:span>元，只能 買到 一張紙。</text:p>
                                    </text:list-item>
                                    <text:list-item>
                                      <text:p text:style-name="P256">原因很明顯，印鈔機、數字的意義、物品的價格 是 主觀賦予。</text:p>
                                      <text:list>
                                        <text:list-item>
                                          <text:p text:style-name="P302"><text:span text:style-name="T16">（主觀賦予 的 描述 在 </text:span><text:span text:style-name="T36">_</text:span><text:span text:style-name="T16"> 文件群的 </text:span><text:span text:style-name="T81">意義</text:span><text:span text:style-name="T78">）</text:span></text:p>
                                        </text:list-item>
                                        <text:list-item>
                                          <text:p text:style-name="P256">市場調節、壓低通膨、對抗通縮 都是 合理的 理由、說法、藉口。</text:p>
                                          <text:list>
                                            <text:list-item>
                                              <text:p text:style-name="P256">合理的 是 在 某一特定參考系 上，合理的。</text:p>
                                            </text:list-item>
                                            <text:list-item>
                                              <text:p text:style-name="P256">合理的 是 以 錢 為 地基、根基、基礎，合理的。</text:p>
                                            </text:list-item>
                                            <text:list-item>
                                              <text:p text:style-name="P256">合理的 是 以 錢 為 中心思想，合理的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57">隨時、輕鬆 能夠 給予、收回 錢、權力、權利<text:span text:style-name="T50">、地位、名聲、義務、貨幣單位。</text:span></text:p>
                                  <text:list>
                                    <text:list-item>
                                      <text:p text:style-name="P257">給予 不是 贈送、永久性。</text:p>
                                    </text:list-item>
                                    <text:list-item>
                                      <text:p text:style-name="P257">給予 是 租借、暫時性。</text:p>
                                      <text:list>
                                        <text:list-item>
                                          <text:p text:style-name="P257">即便，沒有 收回，被給予的（人類 認定的）價值 也能夠 收回。</text:p>
                                        </text:list-item>
                                        <text:list-item>
                                          <text:p text:style-name="P258">明顯例子，假定，某一特定個體 拿到 某一特定貨幣的<text:span text:style-name="T13">10000</text:span>元。</text:p>
                                          <text:list>
                                            <text:list-item>
                                              <text:p text:style-name="P258">即便，該<text:span text:style-name="T13">10000</text:span>元 沒有 被收回。</text:p>
                                            </text:list-item>
                                            <text:list-item>
                                              <text:p text:style-name="P258">其他個體 只要 打開印鈔機、開始修改售價、減產某一特定資源。</text:p>
                                            </text:list-item>
                                            <text:list-item>
                                              <text:p text:style-name="P258">該其他個體 就能 收回 該<text:span text:style-name="T35">10000</text:span><text:span text:style-name="T93">元 的 價值。</text:span></text:p>
                                            </text:list-item>
                                            <text:list-item>
                                              <text:p text:style-name="P258">渴望拿到 同樣物品的 該個體，輕易、輕鬆 陷入泥沼、陷入被動。</text:p>
                                            </text:list-item>
                                            <text:list-item>
                                              <text:p text:style-name="P258">同樣物品 的 明顯例子，食物、水、空氣、自由、時間、空間。</text:p>
                                            </text:list-item>
                                            <text:list-item>
                                              <text:p text:style-name="P258">該其他個體 只要 關掉印鈔機、停止修改售價、增產某一特定資源。</text:p>
                                            </text:list-item>
                                            <text:list-item>
                                              <text:p text:style-name="P258">該個體 就會 感謝、臣服、崇拜、效法、強化 該其他個體。</text:p>
                                            </text:list-item>
                                            <text:list-item>
                                              <text:p text:style-name="P258">該個體 拼命 為 該其他個體 工作、辛勞、勞動。</text:p>
                                            </text:list-item>
                                            <text:list-item>
                                              <text:p text:style-name="P258">該其他個體 只要 輕鬆、定期、不定期 循環 該流程。</text:p>
                                            </text:list-item>
                                            <text:list-item>
                                              <text:p text:style-name="P258">該個體 就會 間斷性、持續性 深陷泥沼、無法制拔、失控而不自知。</text:p>
                                            </text:list-item>
                                            <text:list-item>
                                              <text:p text:style-name="P258">抽象例子，史金納箱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8">貨幣 <text:span text:style-name="T97">↔</text:span> 錢、權力、權利、地位、名聲、義務、貨幣單位、以錢易物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58">只要 能夠 給予、收回、交易，就有機率 發生。</text:p>
                                  <text:list>
                                    <text:list-item>
                                      <text:p text:style-name="P259">明顯例子，莫非定律。</text:p>
                                    </text:list-item>
                                    <text:list-item>
                                      <text:p text:style-name="P259">只要 能夠 交易，就會 誘發、催化 個體 蘊含 缺德、無德、反德。</text:p>
                                    </text:list-item>
                                    <text:list-item>
                                      <text:p text:style-name="P259">反制。</text:p>
                                      <text:list>
                                        <text:list-item>
                                          <text:p text:style-name="P284">自然產物。</text:p>
                                        </text:list-item>
                                        <text:list-item>
                                          <text:p text:style-name="P301"><text:span text:style-name="T79">（自然產物 的 描述 在 </text:span><text:span text:style-name="T76">_</text:span><text:span text:style-name="T79"> 文件群 的 </text:span><text:span text:style-name="T76">錢</text:span><text:span text:style-name="T79"> 的 </text:span><text:span text:style-name="T76">錢、德 是 負相關性</text:span><text:span text:style-name="T79">）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19">個體群 受到 錢、權力、以錢易物 的 約束、拘束。</text:p>
                            </text:list-item>
                            <text:list-item>
                              <text:p text:style-name="P219">個體群 有意識的、被迫的 遵從 錢、權力、以錢易物。</text:p>
                              <text:list>
                                <text:list-item>
                                  <text:p text:style-name="P219">個體群 爭權奪利、弱肉強食、唯我獨尊、背後捅刀、踩著其他個體的頭往上爬。</text:p>
                                  <text:list>
                                    <text:list-item>
                                      <text:p text:style-name="P220">原因很明顯，個體群 想要 獲得更多的 錢、權力、權利、權利、地位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21">個體群 追求、精進、非監督式學習 錢、金錢系統、交易概念。</text:p>
                              <text:list>
                                <text:list-item>
                                  <text:p text:style-name="P222">明顯例子，某一特定個體 非監督式學習到 越缺德、越無德、越反德，越有錢。</text:p>
                                  <text:list>
                                    <text:list-item>
                                      <text:p text:style-name="P260">原因很明顯，錢、德 不是 正相關。</text:p>
                                      <text:list>
                                        <text:list-item>
                                          <text:p text:style-name="P260">錢、德 是 無相關、負相關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60">明顯例子，某一特定個體 越缺德、越無德、越反德。</text:p>
                                  <text:list>
                                    <text:list-item>
                                      <text:p text:style-name="P260">該個體 把 客人 吃剩的 食物，收集起來，賣給 其他客人，的 機率 越高。</text:p>
                                    </text:list-item>
                                    <text:list-item>
                                      <text:p text:style-name="P260">該個體的 金錢盈餘 越高。</text:p>
                                    </text:list-item>
                                    <text:list-item>
                                      <text:p text:style-name="P260">該個體 越有錢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23">假定，某一特定個體 沒有 遵從、服從 錢、金錢系統、交易概念 的 約束、拘束。</text:p>
                              <text:list>
                                <text:list-item>
                                  <text:p text:style-name="P224">其他個體 有機率 唾棄、看不起、無法理解 該個體。</text:p>
                                </text:list-item>
                              </text:list>
                            </text:list-item>
                            <text:list-item>
                              <text:p text:style-name="P225">個體群的 行動 遵從、服從 錢、金錢系統、交易概念 的 約束、拘束。</text:p>
                              <text:list>
                                <text:list-item>
                                  <text:p text:style-name="P226">個體群的 思想 有機率 唾棄、看不起 錢、金錢系統、交易概念 的 約束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7">德人。</text:p>
                      <text:list>
                        <text:list-item>
                          <text:p text:style-name="P215">德人 設計、製造、使用 以物易物、交易規則、交易概念、交易市場 的 規定、規範。</text:p>
                        </text:list-item>
                      </text:list>
                    </text:list-item>
                    <text:list-item>
                      <text:p text:style-name="P215">神人。</text:p>
                      <text:list>
                        <text:list-item>
                          <text:p text:style-name="P228">神人 設計、製造、使用 某一特定 環境、生活圈、<text:span text:style-name="T13">&lt;?</text:span><text:span text:style-name="T30">a+1&gt;個</text:span><text:span text:style-name="T89">體。</text:span></text:p>
                          <text:list>
                            <text:list-item>
                              <text:p text:style-name="P228">個體群 自然而然、理所當然 共生、互助、幫助其他個體、愛人、被愛、發展文明。</text:p>
                              <text:list>
                                <text:list-item>
                                  <text:p text:style-name="P229">個體群 不是 為了 自己，做出 共生、互助、幫助其他個體、愛人、被愛。</text:p>
                                </text:list-item>
                                <text:list-item>
                                  <text:p text:style-name="P229">個體群 是 蘊含 愛，自然而然、理所當然 共生、互助、幫助其他個體、愛人。</text:p>
                                </text:list-item>
                                <text:list-item>
                                  <text:p text:style-name="P230">個體群的 思想 蘊含 德、無己、愛。</text:p>
                                  <text:list>
                                    <text:list-item>
                                      <text:p text:style-name="P231">個體群的 決策、行動 自然而然、理所當然，不會 爭權奪利、弱肉強食。</text:p>
                                    </text:list-item>
                                    <text:list-item>
                                      <text:p text:style-name="P230">個體群的 決策、行動 自然而然、理所當然，共生、互助、幫助其他個體。</text:p>
                                    </text:list-item>
                                    <text:list-item>
                                      <text:p text:style-name="P229">（基督教 認定的）因信稱義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2">個體群 有機率沒有 意識到，自己 在進行 共生、互助、幫助其他個體、愛人。</text:p>
                            </text:list-item>
                            <text:list-item>
                              <text:p text:style-name="P228">個體群 有機率認定，自己 是 在進行 日常生活、日常習慣。</text:p>
                            </text:list-item>
                            <text:list-item>
                              <text:p text:style-name="P228">個體群 有機率認定，自己 是 在進行 再普通不過的 思想、決策、行動。</text:p>
                              <text:list>
                                <text:list-item>
                                  <text:p text:style-name="P232">明顯例子，個體群 習以為常的 共生，個體群 沒有意識到 自己 在進行 共生。</text:p>
                                </text:list-item>
                                <text:list-item>
                                  <text:p text:style-name="P232">明顯例子，個體群 習以為常的 互助，個體群 沒有意識到 自己 在進行 互助。</text:p>
                                </text:list-item>
                              </text:list>
                            </text:list-item>
                            <text:list-item>
                              <text:p text:style-name="P233">個體群的 思想、決策、行動 自然而然、理所當然 共生、互助、幫助其他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34">聖治、德人、神人。</text:p>
                  <text:list>
                    <text:list-item>
                      <text:p text:style-name="P234">聖治 <text:span text:style-name="T117">↔</text:span><text:span text:style-name="T92"> 設計、製造、使用 什麼是善、什麼是惡。</text:span></text:p>
                    </text:list-item>
                    <text:list-item>
                      <text:p text:style-name="P234">德人 <text:span text:style-name="T117">↔</text:span><text:span text:style-name="T92"> 設計、製造、使用 善、惡 標準、特徵、分辨方式。</text:span></text:p>
                    </text:list-item>
                    <text:list-item>
                      <text:p text:style-name="P234">神人 <text:span text:style-name="T117">↔</text:span><text:span text:style-name="T92"> 設計、製造、使用 某一特定環境。</text:span></text:p>
                      <text:list>
                        <text:list-item>
                          <text:p text:style-name="P234">個體群 自然而然、理所當然 善。</text:p>
                          <text:list>
                            <text:list-item>
                              <text:p text:style-name="P234">個體群的 思想 自然而然、理所當然 蘊含 善、行善。</text:p>
                            </text:list-item>
                            <text:list-item>
                              <text:p text:style-name="P235">個體群的 決策 自然而然、理所當然 指向 善、行善。</text:p>
                            </text:list-item>
                            <text:list-item>
                              <text:p text:style-name="P235">個體群的 行動 自然而然、理所當然 進行 善、行善。</text:p>
                            </text:list-item>
                          </text:list>
                        </text:list-item>
                        <text:list-item>
                          <text:p text:style-name="P235">個體群 有機率 沒有 發現、意識到，自己 知道如何行善、決定要行善、正在行善。</text:p>
                          <text:list>
                            <text:list-item>
                              <text:p text:style-name="P236">個體群 善、行善，而 不自知。</text:p>
                            </text:list-item>
                          </text:list>
                        </text:list-item>
                        <text:list-item>
                          <text:p text:style-name="P237">個體群 有機率 沒有 發現、意識到，自己 不知道如何行惡、決定不行惡、不會行惡。</text:p>
                        </text:list-item>
                        <text:list-item>
                          <text:p text:style-name="P237">不是 只有 思想。</text:p>
                        </text:list-item>
                        <text:list-item>
                          <text:p text:style-name="P237">是 思想、決策、行動。</text:p>
                          <text:list>
                            <text:list-item>
                              <text:p text:style-name="P237">明顯例子，（基督教 的）智慧樹的 智慧果實。</text:p>
                              <text:list>
                                <text:list-item>
                                  <text:p text:style-name="P237">亞當、夏娃 吃下 智慧果實，產生 思想、自由意志、第一層級湧現。</text:p>
                                  <text:list>
                                    <text:list-item>
                                      <text:p text:style-name="P237">思想 是 分辨 善、惡 思想。</text:p>
                                      <text:list>
                                        <text:list-item>
                                          <text:p text:style-name="P237">亞當、夏娃 知道 什麼是善、什麼是惡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37">亞當、夏娃 蘊含 善思想、惡思想。</text:p>
                                </text:list-item>
                                <text:list-item>
                                  <text:p text:style-name="P237">亞當、夏娃 知道要 善、行善。</text:p>
                                  <text:list>
                                    <text:list-item>
                                      <text:p text:style-name="P238">吃下 智慧果實 之前，沒有發現、沒有意識到 自己在、什麼是 善、行善</text:p>
                                    </text:list-item>
                                    <text:list-item>
                                      <text:p text:style-name="P238">吃下 智慧果實 之後，發現、意識到 自己在、什麼是 善、行善。</text:p>
                                    </text:list-item>
                                  </text:list>
                                </text:list-item>
                                <text:list-item>
                                  <text:p text:style-name="P237">亞當、夏娃 決策 不一定 善、行善。</text:p>
                                </text:list-item>
                                <text:list-item>
                                  <text:p text:style-name="P239">亞當、夏娃 決定要行善。</text:p>
                                  <text:list>
                                    <text:list-item>
                                      <text:p text:style-name="P239">亞當、夏娃 不一定 做出 善、行善 的 行動。</text:p>
                                    </text:list-item>
                                    <text:list-item>
                                      <text:p text:style-name="P240">明顯例子，假定，某一特定個體 會 喝酒、吸菸。</text:p>
                                      <text:list>
                                        <text:list-item>
                                          <text:p text:style-name="P240">假定，該個體 蘊含 戒酒思想、戒菸思想。</text:p>
                                        </text:list-item>
                                        <text:list-item>
                                          <text:p text:style-name="P240">假定，該個體 決策 停止喝酒、停止吸菸。</text:p>
                                        </text:list-item>
                                        <text:list-item>
                                          <text:p text:style-name="P240">該個體 不一定做出 停止喝酒、停止吸菸 的動作。</text:p>
                                          <text:list>
                                            <text:list-item>
                                              <text:p text:style-name="P240">明顯例子，其他個體 勸酒、勸菸、贈酒、贈菸。</text:p>
                                            </text:list-item>
                                            <text:list-item>
                                              <text:p text:style-name="P240">明顯例子，該個體 承受不住 喝酒快感的誘惑、吸菸快感的誘惑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33">聖治、德人、神人。</text:p>
                  <text:list>
                    <text:list-item>
                      <text:p text:style-name="P233">聖治 <text:span text:style-name="T97">↔</text:span> 設計、製造、使用 內在物質。</text:p>
                      <text:list>
                        <text:list-item>
                          <text:p text:style-name="P233">內部物質 逐漸發展出 內部機制。</text:p>
                        </text:list-item>
                        <text:list-item>
                          <text:p text:style-name="P282"><text:span text:style-name="T11">內部機制 逐漸發展出 </text:span><text:span text:style-name="T12">個體（本身）</text:span><text:span text:style-name="T11">。</text:span></text:p>
                        </text:list-item>
                        <text:list-item>
                          <text:p text:style-name="P241">明顯例子，某一特定各體 設計、製造、使用，錢。<text:span text:style-name="T1">、銀行、支票、借貸、槓桿、透支</text:span></text:p>
                          <text:list>
                            <text:list-item>
                              <text:p text:style-name="P241">錢 逐漸發展出 以錢易物 的機制。</text:p>
                            </text:list-item>
                            <text:list-item>
                              <text:p text:style-name="P242">以錢易物 的機制 逐漸發展出 金融系統<text:span text:style-name="T91">（本身）</text:span>。<text:span text:style-name="T1">、金錢系統</text:span><text:span text:style-name="T2">（本身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3">德人 <text:span text:style-name="T97">↔</text:span><text:span text:style-name="T91"> </text:span><text:span text:style-name="T46">設計、製造、使用 </text:span><text:span text:style-name="T91">內部機制。</text:span></text:p>
                      <text:list>
                        <text:list-item>
                          <text:p text:style-name="P277"><text:span text:style-name="T7">內部</text:span><text:span text:style-name="T47">機制</text:span><text:span text:style-name="T7"> 逐漸發展出 內部物質。</text:span></text:p>
                        </text:list-item>
                        <text:list-item>
                          <text:p text:style-name="P277"><text:span text:style-name="T7">內部</text:span><text:span text:style-name="T47">機制</text:span><text:span text:style-name="T7"> 逐漸發展出 </text:span><text:span text:style-name="T47">個體（本身）</text:span><text:span text:style-name="T7">。</text:span></text:p>
                        </text:list-item>
                        <text:list-item>
                          <text:p text:style-name="P244">明顯例子，中本聰 設計、製造、使用，虛擬貨幣 的機制。</text:p>
                          <text:list>
                            <text:list-item>
                              <text:p text:style-name="P244">虛擬貨幣的 機制 逐漸發展出 比特幣、以太幣、狗狗幣。<text:span text:style-name="T1">、買家、賣家、平台商</text:span></text:p>
                            </text:list-item>
                            <text:list-item>
                              <text:p text:style-name="P245">虛擬貨幣的 機制 逐漸發展出（虛擬貨幣 的）交易所<text:span text:style-name="T91">（本身）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3">神人 <text:span text:style-name="T118">↔</text:span><text:span text:style-name="T91"> </text:span><text:span text:style-name="T46">設計、製造、使用 </text:span><text:span text:style-name="T91">個體（本身）、封閉型系統（本身）、開放型系統（本身）。</text:span></text:p>
                      <text:list>
                        <text:list-item>
                          <text:p text:style-name="P246"><text:span text:style-name="T91">個體（本身）已經有 完整的、完善的 </text:span>內部<text:span text:style-name="T91">機制、</text:span>內部物質。</text:p>
                        </text:list-item>
                        <text:list-item>
                          <text:p text:style-name="P246">明顯例子，某一特定個體 設計、製造、使用 湖泊。</text:p>
                          <text:list>
                            <text:list-item>
                              <text:p text:style-name="P246">湖泊（本身）已經有 循環機制。</text:p>
                            </text:list-item>
                            <text:list-item>
                              <text:p text:style-name="P246">湖泊（本身）已經有 水。</text:p>
                            </text:list-item>
                            <text:list-item>
                              <text:p text:style-name="P246">湖泊（本身）是 生命、文明、明王<text:span text:style-name="T91">、封閉型系統（本身）、開放型系統（本身）</text:span>。</text:p>
                              <text:list>
                                <text:list-item>
                                  <text:p text:style-name="P246">循環機制、水 構成的 生命。</text:p>
                                </text:list-item>
                                <text:list-item>
                                  <text:p text:style-name="P246">假定，某一特定魚類群體 存在、生存、生活，在 該湖泊。</text:p>
                                  <text:list>
                                    <text:list-item>
                                      <text:p text:style-name="P246">該湖泊 養育 該魚類群體。</text:p>
                                    </text:list-item>
                                  </text:list>
                                </text:list-item>
                                <text:list-item>
                                  <text:p text:style-name="P246">該魚類群體 自然而然、理所當然 形成 生態圈、生態環境、生生不息的環境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7">聖治、德人、神人。</text:p>
                  <text:list>
                    <text:list-item>
                      <text:p text:style-name="P247">聖治 <text:span text:style-name="T119">↔</text:span><text:span text:style-name="T94"> 設計、製造、使用 個體群</text:span>，個體群 改變 規則，個體群 改變 環境。</text:p>
                    </text:list-item>
                    <text:list-item>
                      <text:p text:style-name="P248">德人 <text:span text:style-name="T119">↔</text:span><text:span text:style-name="T94"> 設計、製造、使用 規則</text:span>，<text:span text:style-name="T94">規則</text:span> 改變 個體群，個體群 改變 環境。</text:p>
                    </text:list-item>
                    <text:list-item>
                      <text:p text:style-name="P247">神人 <text:span text:style-name="T119">↔</text:span><text:span text:style-name="T94"> 設計、製造、使用 </text:span>環境，環境 改變 個體群，個體群 改變 規則。</text:p>
                      <text:list>
                        <text:list-item>
                          <text:p text:style-name="P247">規則 的 明顯例子，個體群（自己）的 規定、規範、標準、文化、傳承。</text:p>
                        </text:list-item>
                        <text:list-item>
                          <text:p text:style-name="P247">規則 是 個體群的 投影世界觀的 顯性特徵、產物、現象。</text:p>
                        </text:list-item>
                      </text:list>
                    </text:list-item>
                  </text:list>
                </text:list-item>
                <text:list-item>
                  <text:p text:style-name="P247">聖治、德人。</text:p>
                  <text:list>
                    <text:list-item>
                      <text:p text:style-name="P247">聖治 <text:span text:style-name="T120">↔</text:span><text:span text:style-name="T96"> 本能。</text:span></text:p>
                    </text:list-item>
                    <text:list-item>
                      <text:p text:style-name="P247">德人 <text:span text:style-name="T120">↔</text:span><text:span text:style-name="T96"> 傳承。</text:span></text:p>
                    </text:list-item>
                  </text:list>
                </text:list-item>
              </text:list>
            </text:list-item>
            <text:list-item>
              <text:p text:style-name="P161"><text:bookmark-start text:name="全德"/>全德<text:bookmark-end text:name="全德"/></text:p>
            </text:list-item>
            <text:list-item>
              <text:p text:style-name="P161"><text:bookmark-start text:name="自得"/>自得<text:bookmark-end text:name="自得"/></text:p>
            </text:list-item>
            <text:list-item>
              <text:p text:style-name="P161"><text:bookmark-start text:name="渾沌"/>渾沌<text:bookmark-end text:name="渾沌"/></text:p>
              <text:list>
                <text:list-item>
                  <text:p text:style-name="P161">天地與我並生，萬物與我為一。</text:p>
                </text:list-item>
              </text:list>
            </text:list-item>
            <text:list-item>
              <text:p text:style-name="P161"><text:bookmark-start text:name="上皇"/>上皇<text:bookmark-end text:name="上皇"/></text:p>
              <text:list>
                <text:list-item>
                  <text:p text:style-name="P161">順應大道、順應自然。</text:p>
                  <text:list>
                    <text:list-item>
                      <text:p text:style-name="P161">順 大道，則 盛。</text:p>
                    </text:list-item>
                    <text:list-item>
                      <text:p text:style-name="P161">逆 大道，則 衰。</text:p>
                    </text:list-item>
                  </text:list>
                </text:list-item>
                <text:list-item>
                  <text:p text:style-name="P18">明顯例子，大海 當中的 船。</text:p>
                  <text:list>
                    <text:list-item>
                      <text:p text:style-name="P19">假定，船 順風 而行。</text:p>
                      <text:list>
                        <text:list-item>
                          <text:p text:style-name="P19">船 蘊含的 動能個體，盛、成長期、成熟期。</text:p>
                        </text:list-item>
                        <text:list-item>
                          <text:p text:style-name="P249"><text:span text:style-name="T31">大海 </text:span><text:span text:style-name="T121">↔</text:span><text:span text:style-name="T33"> 大道（本身）。</text:span><text:span text:style-name="T3">、地球（本身）、&lt;_?</text:span><text:span text:style-name="T4">3_&gt;個體（本身）</text:span></text:p>
                        </text:list-item>
                        <text:list-item>
                          <text:p text:style-name="P249"><text:span text:style-name="T33">風 </text:span><text:span text:style-name="T122">↔</text:span><text:span text:style-name="T34"> 大道的 道、規律、有時、存在、變化。</text:span></text:p>
                          <text:list>
                            <text:list-item>
                              <text:p text:style-name="P29">有時 是 傳道書 認定的 有時。</text:p>
                            </text:list-item>
                          </text:list>
                        </text:list-item>
                        <text:list-item>
                          <text:p text:style-name="P249"><text:span text:style-name="T31">船 </text:span><text:span text:style-name="T123">↔</text:span><text:span text:style-name="T32"> 文明。</text:span></text:p>
                        </text:list-item>
                        <text:list-item>
                          <text:p text:style-name="P30">動能個體 <text:span text:style-name="T97">↔</text:span> 領導層、國民群、能量、儲量、文明程度、文明層級、文明的一切的一切。</text:p>
                        </text:list-item>
                      </text:list>
                    </text:list-item>
                    <text:list-item>
                      <text:p text:style-name="P19">假定，船 逆風 而行。</text:p>
                      <text:list>
                        <text:list-item>
                          <text:p text:style-name="P19">船 蘊含的 動能個體，衰、衰亡期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1"><text:bookmark-start text:name="至仁"/>至仁<text:bookmark-end text:name="至仁"/></text:p>
              <text:list>
                <text:list-item>
                  <text:p text:style-name="P161">神人的 行動。</text:p>
                </text:list-item>
                <text:list-item>
                  <text:p text:style-name="P161">無形無跡。</text:p>
                </text:list-item>
                <text:list-item>
                  <text:p text:style-name="P161">萬物與我為一。</text:p>
                </text:list-item>
                <text:list-item>
                  <text:p text:style-name="P161">明顯例子，某一特定個體 幫助 其他個體。</text:p>
                  <text:list>
                    <text:list-item>
                      <text:p text:style-name="P161">該其他個體 沒有意識到，該個體 幫助 自己。</text:p>
                    </text:list-item>
                    <text:list-item>
                      <text:p text:style-name="P161">該個體的 行動 是 至仁。</text:p>
                    </text:list-item>
                  </text:list>
                </text:list-item>
                <text:list-item>
                  <text:p text:style-name="P161">明顯例子，蜜蜂 幫助 花朵 播種。</text:p>
                  <text:list>
                    <text:list-item>
                      <text:p text:style-name="P31">花朵 有機率 沒有意識到，蜜蜂 幫助 自己 播種。</text:p>
                    </text:list-item>
                    <text:list-item>
                      <text:p text:style-name="P32">假定，花朵 沒有意識到 蜜蜂的 幫助。</text:p>
                      <text:list>
                        <text:list-item>
                          <text:p text:style-name="P33">蜜蜂的 行動 是 至仁。</text:p>
                        </text:list-item>
                      </text:list>
                    </text:list-item>
                  </text:list>
                </text:list-item>
                <text:list-item>
                  <text:p text:style-name="P250">明顯例子，地球個體。</text:p>
                  <text:list>
                    <text:list-item>
                      <text:p text:style-name="P33">萬物 沒有意識到，地球個體 幫助 萬物 存在、生存、生活。</text:p>
                    </text:list-item>
                    <text:list-item>
                      <text:p text:style-name="P33">地球個體的 行動 是 至仁。</text:p>
                    </text:list-item>
                    <text:list-item>
                      <text:p text:style-name="P261">地球個體 是 神人、明王。</text:p>
                    </text:list-item>
                  </text:list>
                </text:list-item>
                <text:list-item>
                  <text:p text:style-name="P261">至仁不仁。</text:p>
                  <text:list>
                    <text:list-item>
                      <text:p text:style-name="P261">仁 稀缺，會出現 推行 仁 的現象。</text:p>
                      <text:list>
                        <text:list-item>
                          <text:p text:style-name="P261">明顯例子，某一特定個體 呼籲 其他個體 崇尚、效法 仁。</text:p>
                        </text:list-item>
                        <text:list-item>
                          <text:p text:style-name="P261">聖治，呼籲 推行。</text:p>
                          <text:list>
                            <text:list-item>
                              <text:p text:style-name="P261">聖治的 威望 越大，呼籲效果 越大。</text:p>
                            </text:list-item>
                            <text:list-item>
                              <text:p text:style-name="P262">明顯例子，<text:span text:style-name="T29">馬丁路德金</text:span>。</text:p>
                            </text:list-item>
                          </text:list>
                        </text:list-item>
                        <text:list-item>
                          <text:p text:style-name="P261">德人，設立 規則。</text:p>
                          <text:list>
                            <text:list-item>
                              <text:p text:style-name="P263">明顯例子，林肯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1">仁 不稀缺，有機率不會出現 推行 仁 的現象。</text:p>
                      <text:list>
                        <text:list-item>
                          <text:p text:style-name="P264">明顯例子，個體群 自然而然、理所當然 仁。</text:p>
                          <text:list>
                            <text:list-item>
                              <text:p text:style-name="P264">個體群 有機率不知道 自己 在 仁。</text:p>
                            </text:list-item>
                          </text:list>
                        </text:list-item>
                        <text:list-item>
                          <text:p text:style-name="P261">神人 設計、製造、使用 某一特定環境。</text:p>
                          <text:list>
                            <text:list-item>
                              <text:p text:style-name="P261">在 該環境的 個體群 自然而然、理所當然 仁、義、禮、樂、道、德、法、孝。</text:p>
                            </text:list-item>
                            <text:list-item>
                              <text:p text:style-name="P265">該個體群 有機率沒有意識到 自己、其他個體 在 仁、義、禮、樂、道、德、法。</text:p>
                            </text:list-item>
                            <text:list-item>
                              <text:p text:style-name="P265">假定，該個體群 沒有意識到。</text:p>
                              <text:list>
                                <text:list-item>
                                  <text:p text:style-name="P265">該個體群 達到 至仁不仁 的境界。</text:p>
                                </text:list-item>
                              </text:list>
                            </text:list-item>
                            <text:list-item>
                              <text:p text:style-name="P265">明顯例子，資本主義、共產主義。<text:span text:style-name="T1">（個體群 達到 至錢不錢、至權不權 的境界）</text:span></text:p>
                              <text:list>
                                <text:list-item>
                                  <text:p text:style-name="P266">資本主義 設計、製造、使用 環境 的 明顯例子，下一個素熙（電影）。</text:p>
                                </text:list-item>
                                <text:list-item>
                                  <text:p text:style-name="P267">共產主義 設計、製造、使用 環境 的 明顯例子，人民公社、大鍋飯（中國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8">明顯例子，假定，某一特定個體 需要攝取 氧氣，才能 生存。</text:p>
                      <text:list>
                        <text:list-item>
                          <text:p text:style-name="P268">氧氣 稀缺，會出現 想到 氧氣 的現象。</text:p>
                        </text:list-item>
                        <text:list-item>
                          <text:p text:style-name="P261">氧氣 不稀缺，有機率不會出現 想到 氧氣 的現象。</text:p>
                        </text:list-item>
                        <text:list-item>
                          <text:p text:style-name="P261">假定，氧氣 稀缺。</text:p>
                          <text:list>
                            <text:list-item>
                              <text:p text:style-name="P261">聖治，呼籲 個體群 緩慢 呼吸。</text:p>
                            </text:list-item>
                            <text:list-item>
                              <text:p text:style-name="P261">德人，設定 規則，一年 呼吸<text:span text:style-name="T16"> </text:span><text:span text:style-name="T23">10000公升</text:span><text:span text:style-name="T95">的空氣</text:span>。</text:p>
                            </text:list-item>
                            <text:list-item>
                              <text:p text:style-name="P261">神人，事先、事發、事後 種植樹木、從海水提取氧氣、發展製氧工具。</text:p>
                              <text:list>
                                <text:list-item>
                                  <text:p text:style-name="P261">設計、製造、使用 有氧環境、增氧生態圈、氧氣自循環系統。</text:p>
                                </text:list-item>
                                <text:list-item>
                                  <text:p text:style-name="P261">其他個體 有機率不知道 神人 的 存在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47:42.481000000</dc:date>
    <meta:editing-duration>P12DT23H31M16S</meta:editing-duration>
    <meta:editing-cycles>10595</meta:editing-cycles>
    <meta:document-statistic meta:table-count="0" meta:image-count="0" meta:object-count="0" meta:page-count="1" meta:paragraph-count="931" meta:word-count="18414" meta:character-count="21905" meta:non-whitespace-character-count="19569"/>
  </office:meta>
</office:document-meta>
</file>